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2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999999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1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2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13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14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5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16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17" style:family="table-cell" style:parent-style-name="Default" style:data-style-name="N0">
      <style:table-cell-properties fo:border="thin solid #999999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19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20" style:family="table-cell" style:parent-style-name="_54364__51456__32_2" style:data-style-name="N0">
      <style:table-cell-properties style:vertical-align="automatic" fo:background-color="transparent"/>
    </style:style>
    <style:style style:name="ce21" style:family="table-cell" style:parent-style-name="_54364__51456__32_2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_54364__51456__32_3" style:data-style-name="N0">
      <style:table-cell-properties style:vertical-align="middle" fo:background-color="transparent"/>
    </style:style>
    <style:style style:name="ce23" style:family="table-cell" style:parent-style-name="_54364__51456__32_2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24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25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</style:style>
    <style:style style:name="ce26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_54364__51456__32_2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_54364__51456__32_2" style:data-style-name="N0">
      <style:table-cell-properties style:vertical-align="automatic" fo:background-color="transparent" style:repeat-content="false"/>
      <style:paragraph-properties fo:text-align="center"/>
    </style:style>
    <style:style style:name="ce29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_54364__51456__32_2" style:data-style-name="N48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_54364__51456__32_2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32" style:family="table-cell" style:parent-style-name="_54364__51456__32_2" style:data-style-name="N0">
      <style:table-cell-properties style:vertical-align="middle" fo:background-color="transparent"/>
    </style:style>
    <style:style style:name="ce33" style:family="table-cell" style:parent-style-name="_54364__51456__32_3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34" style:family="table-cell" style:parent-style-name="_54364__51456__32_2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5" style:family="table-cell" style:parent-style-name="_54364__51456__32_2" style:data-style-name="N49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6" style:family="table-cell" style:parent-style-name="_54364__51456__32_3" style:data-style-name="N48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_54364__51456__32_3" style:data-style-name="N0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8" style:family="table-cell" style:parent-style-name="_54364__51456__32_3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middle"/>
    </style:style>
    <style:style style:name="ce40" style:family="table-cell" style:parent-style-name="Default" style:data-style-name="N0">
      <style:table-cell-properties style:vertical-align="middle" fo:background-color="transparent"/>
    </style:style>
    <style:style style:name="co1" style:family="table-column">
      <style:table-column-properties fo:break-before="auto" style:column-width="3.15383333333333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50283333333333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0.84666666666666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0.8255cm"/>
    </style:style>
    <style:style style:name="co8" style:family="table-column">
      <style:table-column-properties fo:break-before="auto" style:column-width="3.15383333333333cm" style:use-optimal-column-width="true"/>
    </style:style>
    <style:style style:name="co9" style:family="table-column">
      <style:table-column-properties fo:break-before="auto" style:column-width="3.57716666666667cm" style:use-optimal-column-width="true"/>
    </style:style>
    <style:style style:name="co10" style:family="table-column">
      <style:table-column-properties fo:break-before="auto" style:column-width="3.683cm" style:use-optimal-column-width="true"/>
    </style:style>
    <style:style style:name="co11" style:family="table-column">
      <style:table-column-properties fo:break-before="auto" style:column-width="4.59316666666667cm" style:use-optimal-column-width="true"/>
    </style:style>
    <style:style style:name="co12" style:family="table-column">
      <style:table-column-properties fo:break-before="auto" style:column-width="4.16983333333333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1.143cm"/>
    </style:style>
    <style:style style:name="co16" style:family="table-column">
      <style:table-column-properties fo:break-before="auto" style:column-width="0.931333333333333cm"/>
    </style:style>
    <style:style style:name="co17" style:family="table-column">
      <style:table-column-properties fo:break-before="auto" style:column-width="2.24366666666667cm"/>
    </style:style>
    <style:style style:name="co18" style:family="table-column">
      <style:table-column-properties fo:break-before="auto" style:column-width="1.8415cm"/>
    </style:style>
    <style:style style:name="co19" style:family="table-column">
      <style:table-column-properties fo:break-before="auto" style:column-width="3.28083333333333cm" style:use-optimal-column-width="true"/>
    </style:style>
    <style:style style:name="co20" style:family="table-column">
      <style:table-column-properties fo:break-before="auto" style:column-width="1.73566666666667cm"/>
    </style:style>
    <style:style style:name="co21" style:family="table-column">
      <style:table-column-properties fo:break-before="auto" style:column-width="1.10066666666667cm"/>
    </style:style>
    <style:style style:name="co22" style:family="table-column">
      <style:table-column-properties fo:break-before="auto" style:column-width="1.62983333333333cm"/>
    </style:style>
    <style:style style:name="co23" style:family="table-column">
      <style:table-column-properties fo:break-before="auto" style:column-width="2.32833333333333cm" style:use-optimal-column-width="true"/>
    </style:style>
    <style:style style:name="co24" style:family="table-column">
      <style:table-column-properties fo:break-before="auto" style:column-width="1.7145cm"/>
    </style:style>
    <style:style style:name="co25" style:family="table-column">
      <style:table-column-properties fo:break-before="auto" style:column-width="1.79916666666667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1.2065cm"/>
    </style:style>
    <style:style style:name="co28" style:family="table-column">
      <style:table-column-properties fo:break-before="auto" style:column-width="2.45533333333333cm" style:use-optimal-column-width="true"/>
    </style:style>
    <style:style style:name="co29" style:family="table-column">
      <style:table-column-properties fo:break-before="auto" style:column-width="1.98966666666667cm" style:use-optimal-column-width="true"/>
    </style:style>
    <style:style style:name="co30" style:family="table-column">
      <style:table-column-properties fo:break-before="auto" style:column-width="2.87866666666667cm" style:use-optimal-column-width="true"/>
    </style:style>
    <style:style style:name="co31" style:family="table-column">
      <style:table-column-properties fo:break-before="auto" style:column-width="2.87866666666667cm"/>
    </style:style>
    <style:style style:name="co32" style:family="table-column">
      <style:table-column-properties fo:break-before="auto" style:column-width="2.68816666666667cm"/>
    </style:style>
    <style:style style:name="co33" style:family="table-column">
      <style:table-column-properties fo:break-before="auto" style:column-width="1.905cm" style:use-optimal-column-width="true"/>
    </style:style>
    <style:style style:name="co34" style:family="table-column">
      <style:table-column-properties fo:break-before="auto" style:column-width="1.10066666666667cm" style:use-optimal-column-width="true"/>
    </style:style>
    <style:style style:name="co35" style:family="table-column">
      <style:table-column-properties fo:break-before="auto" style:column-width="14.6473333333333cm"/>
    </style:style>
    <style:style style:name="co36" style:family="table-column">
      <style:table-column-properties fo:break-before="auto" style:column-width="13.3138333333333cm"/>
    </style:style>
    <style:style style:name="co37" style:family="table-column">
      <style:table-column-properties fo:break-before="auto" style:column-width="4.42383333333333cm"/>
    </style:style>
    <style:style style:name="co38" style:family="table-column">
      <style:table-column-properties fo:break-before="auto" style:column-width="5.18583333333333cm" style:use-optimal-column-width="true"/>
    </style:style>
    <style:style style:name="co39" style:family="table-column">
      <style:table-column-properties fo:break-before="auto" style:column-width="3.19616666666667cm" style:use-optimal-column-width="true"/>
    </style:style>
    <style:style style:name="co40" style:family="table-column">
      <style:table-column-properties fo:break-before="auto" style:column-width="19.2616666666667cm" style:use-optimal-column-width="true"/>
    </style:style>
    <style:style style:name="co41" style:family="table-column">
      <style:table-column-properties fo:break-before="auto" style:column-width="33.147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9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전체_요약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57" table:default-cell-style-name="ce1"/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8" table:style-name="ce1"/>
          <table:table-cell table:style-name="ce1">
            <draw:frame draw:z-index="1" draw:id="id0" draw:style-name="a0" draw:name="차트 1" svg:x="0in" svg:y="0.22395in" svg:width="6.69291in" svg:height="3.6732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2"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리전</text:p>
          </table:table-cell>
          <table:table-cell office:value-type="string" table:style-name="ce5">
            <text:p>개수 : 진행상태</text:p>
          </table:table-cell>
          <table:table-cell table:number-columns-repeated="3" table:style-name="ce1"/>
          <table:table-cell table:style-name="ce1">
            <draw:frame draw:z-index="4" draw:id="id3" draw:style-name="a3" draw:name="차트 4" svg:x="0.47917in" svg:y="0.07812in" svg:width="5.16667in" svg:height="3.380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EU</text:p>
          </table:table-cell>
          <table:table-cell office:value-type="float" office:value="21" table:style-name="ce5">
            <text:p>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NA</text:p>
          </table:table-cell>
          <table:table-cell office:value-type="float" office:value="17" table:style-name="ce7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KR</text:p>
          </table:table-cell>
          <table:table-cell office:value-type="float" office:value="12" table:style-name="ce7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N</text:p>
          </table:table-cell>
          <table:table-cell office:value-type="float" office:value="10" table:style-name="ce7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SG</text:p>
          </table:table-cell>
          <table:table-cell office:value-type="float" office:value="7" table:style-name="ce7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RU</text:p>
          </table:table-cell>
          <table:table-cell office:value-type="float" office:value="6" table:style-name="ce7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IN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74" table:style-name="ce2">
            <text:p>74</text:p>
          </table:table-cell>
          <table:table-cell table:number-columns-repeated="16382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7" table:style-name="ce3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4"/>
          <table:table-cell table:style-name="ce1">
            <draw:frame draw:z-index="5" draw:id="id4" draw:style-name="a4" draw:name="차트 5" svg:x="0.29687in" svg:y="0.04687in" svg:width="5.18229in" svg:height="4.5052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4">
            <text:p>개수 : 진행상태</text:p>
          </table:table-cell>
          <table:table-cell office:value-type="string" table:style-name="ce4">
            <text:p>리전</text:p>
          </table:table-cell>
          <table:table-cell table:number-columns-repeated="6" table:style-name="ce9"/>
          <table:table-cell table:style-name="ce10"/>
          <table:table-cell table:number-columns-repeated="16375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4">
            <text:p>CN</text:p>
          </table:table-cell>
          <table:table-cell office:value-type="string" table:style-name="ce11">
            <text:p>EU</text:p>
          </table:table-cell>
          <table:table-cell office:value-type="string" table:style-name="ce11">
            <text:p>IN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RU</text:p>
          </table:table-cell>
          <table:table-cell office:value-type="string" table:style-name="ce11">
            <text:p>SG</text:p>
          </table:table-cell>
          <table:table-cell office:value-type="string" table:style-name="ce5">
            <text:p>총합계</text:p>
          </table:table-cell>
          <table:table-cell table:style-name="ce1">
            <draw:frame draw:z-index="2" draw:id="id1" draw:style-name="a1" draw:name="차트 2" svg:x="0.79688in" svg:y="0in" svg:width="6.69291in" svg:height="4.35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4">
            <text:p>1월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3" table:style-name="ce11">
            <text:p>3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4" table:style-name="ce5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2월</text:p>
          </table:table-cell>
          <table:table-cell table:style-name="ce6"/>
          <table:table-cell office:value-type="float" office:value="6" table:style-name="ce12">
            <text:p>6</text:p>
          </table:table-cell>
          <table:table-cell table:number-columns-repeated="2" table:style-name="ce12"/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7" table:style-name="ce7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3월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2"/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7" table:style-name="ce7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4월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12">
            <text:p>3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1" table:style-name="ce7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5월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9" table:style-name="ce7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6월</text:p>
          </table:table-cell>
          <table:table-cell office:value-type="float" office:value="5" table:style-name="ce6">
            <text:p>5</text:p>
          </table:table-cell>
          <table:table-cell office:value-type="float" office:value="9" table:style-name="ce12">
            <text:p>9</text:p>
          </table:table-cell>
          <table:table-cell table:style-name="ce12"/>
          <table:table-cell office:value-type="float" office:value="6" table:style-name="ce12">
            <text:p>6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26" table:style-name="ce7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10" table:style-name="ce8">
            <text:p>10</text:p>
          </table:table-cell>
          <table:table-cell office:value-type="float" office:value="21" table:style-name="ce13">
            <text:p>21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3">
            <text:p>17</text:p>
          </table:table-cell>
          <table:table-cell office:value-type="float" office:value="6" table:style-name="ce13">
            <text:p>6</text:p>
          </table:table-cell>
          <table:table-cell office:value-type="float" office:value="7" table:style-name="ce13">
            <text:p>7</text:p>
          </table:table-cell>
          <table:table-cell office:value-type="float" office:value="74" table:style-name="ce2">
            <text:p>74</text:p>
          </table:table-cell>
          <table:table-cell table:number-columns-repeated="16375"/>
        </table:table-row>
        <table:table-row table:number-rows-repeated="4" table:style-name="ro2">
          <table:table-cell table:number-columns-repeated="9" table:style-name="ce3"/>
          <table:table-cell table:number-columns-repeated="16375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2">
            <text:p>테넌트</text:p>
          </table:table-cell>
          <table:table-cell office:value-type="string" table:style-name="ce2">
            <text:p>(다중 항목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개수 : 리전</text:p>
          </table:table-cell>
          <table:table-cell office:value-type="string" table:style-name="ce4">
            <text:p>성패</text:p>
          </table:table-cell>
          <table:table-cell table:style-name="ce10"/>
          <table:table-cell table:number-columns-repeated="16381"/>
        </table:table-row>
        <table:table-row table:style-name="ro2">
          <table:table-cell office:value-type="string" table:style-name="ce4">
            <text:p>리전</text:p>
          </table:table-cell>
          <table:table-cell office:value-type="string" table:style-name="ce4">
            <text:p>성공</text:p>
          </table:table-cell>
          <table:table-cell office:value-type="string" table:style-name="ce14">
            <text:p>실패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CN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EU</text:p>
          </table:table-cell>
          <table:table-cell office:value-type="float" office:value="18" table:style-name="ce6">
            <text:p>18</text:p>
          </table:table-cell>
          <table:table-cell table:style-name="ce15"/>
          <table:table-cell table:number-columns-repeated="7"/>
          <table:table-cell table:style-name="ce1">
            <draw:frame draw:z-index="3" draw:id="id2" draw:style-name="a2" draw:name="차트 3" svg:x="0.00208in" svg:y="0.00521in" svg:width="6.69291in" svg:height="3.6732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string" table:style-name="ce6">
            <text:p>IN</text:p>
          </table:table-cell>
          <table:table-cell office:value-type="float" office:value="1" table:style-name="ce6">
            <text:p>1</text:p>
          </table:table-cell>
          <table:table-cell table:style-name="ce15"/>
          <table:table-cell table:number-columns-repeated="16381"/>
        </table:table-row>
        <table:table-row table:style-name="ro2">
          <table:table-cell office:value-type="string" table:style-name="ce6">
            <text:p>KR</text:p>
          </table:table-cell>
          <table:table-cell office:value-type="float" office:value="8" table:style-name="ce6">
            <text:p>8</text:p>
          </table:table-cell>
          <table:table-cell table:style-name="ce15"/>
          <table:table-cell table:number-columns-repeated="16381"/>
        </table:table-row>
        <table:table-row table:style-name="ro2">
          <table:table-cell office:value-type="string" table:style-name="ce6">
            <text:p>NA</text:p>
          </table:table-cell>
          <table:table-cell office:value-type="float" office:value="16" table:style-name="ce6">
            <text:p>16</text:p>
          </table:table-cell>
          <table:table-cell table:style-name="ce15"/>
          <table:table-cell table:number-columns-repeated="16381"/>
        </table:table-row>
        <table:table-row table:style-name="ro2">
          <table:table-cell office:value-type="string" table:style-name="ce6">
            <text:p>RU</text:p>
          </table:table-cell>
          <table:table-cell office:value-type="float" office:value="4" table:style-name="ce6">
            <text:p>4</text:p>
          </table:table-cell>
          <table:table-cell table:style-name="ce15"/>
          <table:table-cell table:number-columns-repeated="16381"/>
        </table:table-row>
        <table:table-row table:style-name="ro2">
          <table:table-cell office:value-type="string" table:style-name="ce6">
            <text:p>SG</text:p>
          </table:table-cell>
          <table:table-cell office:value-type="float" office:value="7" table:style-name="ce6">
            <text:p>7</text:p>
          </table:table-cell>
          <table:table-cell table:style-name="ce15"/>
          <table:table-cell table:number-columns-repeated="16381"/>
        </table:table-row>
        <table:table-row table:style-name="ro2">
          <table:table-cell office:value-type="string" table:style-name="ce8">
            <text:p>총합계</text:p>
          </table:table-cell>
          <table:table-cell office:value-type="float" office:value="60" table:style-name="ce8">
            <text:p>60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number-rows-repeated="1048530" table:style-name="ro2">
          <table:table-cell table:number-columns-repeated="16384"/>
        </table:table-row>
      </table:table>
      <table:table table:name="요약_KR1" table:style-name="ta2">
        <table:table-column table:style-name="co1" table:default-cell-style-name="ce3"/>
        <table:table-column table:style-name="co14" table:default-cell-style-name="ce3"/>
        <table:table-column table:style-name="co15" table:default-cell-style-name="ce1"/>
        <table:table-column table:style-name="co3" table:default-cell-style-name="ce1"/>
        <table:table-column table:style-name="co16" table:number-columns-repeated="4" table:default-cell-style-name="ce1"/>
        <table:table-column table:style-name="co17" table:number-columns-repeated="5" table:default-cell-style-name="ce1"/>
        <table:table-column table:style-name="co18" table:default-cell-style-name="ce1"/>
        <table:table-column table:style-name="co13" table:number-columns-repeated="16370" table:default-cell-style-name="ce1"/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Z</text:p>
          </table:table-cell>
          <table:table-cell office:value-type="float" office:value="1" table:style-name="ce17">
            <text:p>1</text:p>
          </table:table-cell>
          <table:table-cell table:number-columns-repeated="8" table:style-name="ce1"/>
          <table:table-cell table:style-name="ce1">
            <draw:frame draw:z-index="4" draw:id="id8" draw:style-name="a8" draw:name="차트 5" svg:x="0in" svg:y="0.00521in" svg:width="6.69291in" svg:height="3.6732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table:style-name="ce9"/>
          <table:table-cell office:value-type="string" table:style-name="ce4">
            <text:p>월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리전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6월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R</text:p>
          </table:table-cell>
          <table:table-cell table:style-name="ce9"/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완료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진행중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table:style-name="ce19"/>
          <table:table-cell office:value-type="float" office:value="2" table:style-name="ce8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Z</text:p>
          </table:table-cell>
          <table:table-cell office:value-type="float" office:value="1" table:style-name="ce17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office:value-type="string" table:style-name="ce4">
            <text:p>리전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4">
            <text:p>KR</text:p>
          </table:table-cell>
          <table:table-cell office:value-type="string" table:style-name="ce5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2">
            <text:p>2</text:p>
          </table:table-cell>
          <table:table-cell table:number-columns-repeated="7" table:style-name="ce1"/>
          <table:table-cell table:style-name="ce1">
            <draw:frame draw:z-index="1" draw:id="id5" draw:style-name="a5" draw:name="차트 10" svg:x="0.00521in" svg:y="0.00521in" svg:width="6.69291in" svg:height="3.6732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다중 항목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Z</text:p>
          </table:table-cell>
          <table:table-cell office:value-type="float" office:value="1" table:style-name="ce17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개수 : 리전</text:p>
          </table:table-cell>
          <table:table-cell office:value-type="string" table:style-name="ce4">
            <text:p>리전</text:p>
          </table:table-cell>
          <table:table-cell office:value-type="string" table:style-name="ce9">
            <text:p>성패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6"/>
          <table:table-cell office:value-type="string" table:style-name="ce4">
            <text:p>NA</text:p>
          </table:table-cell>
          <table:table-cell table:style-name="ce9"/>
          <table:table-cell office:value-type="string" table:style-name="ce5">
            <text:p>NA 요약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월</text:p>
          </table:table-cell>
          <table:table-cell office:value-type="string" table:style-name="ce4">
            <text:p>성공</text:p>
          </table:table-cell>
          <table:table-cell office:value-type="string" table:style-name="ce11">
            <text:p>실패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string" table:style-name="ce4">
            <text:p>1월</text:p>
          </table:table-cell>
          <table:table-cell office:value-type="float" office:value="5" table:style-name="ce4">
            <text:p>5</text:p>
          </table:table-cell>
          <table:table-cell table:style-name="ce11"/>
          <table:table-cell office:value-type="float" office:value="5" table:style-name="ce5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2월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3월</text:p>
          </table:table-cell>
          <table:table-cell office:value-type="float" office:value="3" table:style-name="ce6">
            <text:p>3</text:p>
          </table:table-cell>
          <table:table-cell table:style-name="ce12"/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4월</text:p>
          </table:table-cell>
          <table:table-cell office:value-type="float" office:value="2" table:style-name="ce6">
            <text:p>2</text:p>
          </table:table-cell>
          <table:table-cell table:style-name="ce12"/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5월</text:p>
          </table:table-cell>
          <table:table-cell office:value-type="float" office:value="3" table:style-name="ce6">
            <text:p>3</text:p>
          </table:table-cell>
          <table:table-cell table:style-name="ce12"/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6월</text:p>
          </table:table-cell>
          <table:table-cell office:value-type="float" office:value="2" table:style-name="ce6">
            <text:p>2</text:p>
          </table:table-cell>
          <table:table-cell table:style-name="ce12"/>
          <table:table-cell office:value-type="float" office:value="2" table:style-name="ce7">
            <text:p>2</text:p>
          </table:table-cell>
          <table:table-cell table:number-columns-repeated="6"/>
          <table:table-cell table:style-name="ce1">
            <draw:frame draw:z-index="2" draw:id="id6" draw:style-name="a6" draw:name="차트 11" svg:x="0.00521in" svg:y="0.00521in" svg:width="6.69291in" svg:height="3.6732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string" table:style-name="ce8">
            <text:p>총합계</text:p>
          </table:table-cell>
          <table:table-cell office:value-type="float" office:value="16" table:style-name="ce8">
            <text:p>16</text:p>
          </table:table-cell>
          <table:table-cell table:style-name="ce13"/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number-rows-repeated="8" table:style-name="ro2">
          <table:table-cell table:number-columns-repeated="16384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table:style-name="ce1">
            <draw:frame draw:z-index="3" draw:id="id7" draw:style-name="a7" draw:name="차트 12" svg:x="0in" svg:y="0in" svg:width="6.69291in" svg:height="3.6732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2">
          <table:table-cell table:number-columns-repeated="16384"/>
        </table:table-row>
      </table:table>
      <table:table table:name="요약_KR2" table:style-name="ta2">
        <table:table-column table:style-name="co17" table:default-cell-style-name="ce3"/>
        <table:table-column table:style-name="co14" table:default-cell-style-name="ce3"/>
        <table:table-column table:style-name="co15" table:default-cell-style-name="ce1"/>
        <table:table-column table:style-name="co3" table:default-cell-style-name="ce1"/>
        <table:table-column table:style-name="co16" table:number-columns-repeated="4" table:default-cell-style-name="ce1"/>
        <table:table-column table:style-name="co17" table:number-columns-repeated="5" table:default-cell-style-name="ce1"/>
        <table:table-column table:style-name="co18" table:default-cell-style-name="ce1"/>
        <table:table-column table:style-name="co13" table:number-columns-repeated="16370" table:default-cell-style-name="ce1"/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Z</text:p>
          </table:table-cell>
          <table:table-cell office:value-type="float" office:value="2" table:style-name="ce17">
            <text:p>2</text:p>
          </table:table-cell>
          <table:table-cell table:number-columns-repeated="7" table:style-name="ce1"/>
          <table:table-cell table:style-name="ce1">
            <draw:frame draw:z-index="4" draw:id="id12" draw:style-name="a12" draw:name="차트 5" svg:x="0.8125in" svg:y="0.01562in" svg:width="6.69291in" svg:height="3.6732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table:style-name="ce9"/>
          <table:table-cell office:value-type="string" table:style-name="ce4">
            <text:p>월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리전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6월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R</text:p>
          </table:table-cell>
          <table:table-cell table:style-name="ce9"/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완료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table:style-name="ce19"/>
          <table:table-cell office:value-type="float" office:value="1" table:style-name="ce8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Z</text:p>
          </table:table-cell>
          <table:table-cell office:value-type="float" office:value="2" table:style-name="ce17">
            <text:p>2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office:value-type="string" table:style-name="ce4">
            <text:p>리전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4">
            <text:p>KR</text:p>
          </table:table-cell>
          <table:table-cell office:value-type="string" table:style-name="ce5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5월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6월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7" table:style-name="ce1"/>
          <table:table-cell table:style-name="ce1">
            <draw:frame draw:z-index="1" draw:id="id9" draw:style-name="a9" draw:name="차트 2" svg:x="0.00521in" svg:y="0.00521in" svg:width="6.69291in" svg:height="3.6732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다중 항목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Z</text:p>
          </table:table-cell>
          <table:table-cell office:value-type="float" office:value="2" table:style-name="ce17">
            <text:p>2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개수 : 리전</text:p>
          </table:table-cell>
          <table:table-cell office:value-type="string" table:style-name="ce4">
            <text:p>리전</text:p>
          </table:table-cell>
          <table:table-cell office:value-type="string" table:style-name="ce9">
            <text:p>성패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6"/>
          <table:table-cell office:value-type="string" table:style-name="ce4">
            <text:p>KR</text:p>
          </table:table-cell>
          <table:table-cell table:style-name="ce9"/>
          <table:table-cell office:value-type="string" table:style-name="ce5">
            <text:p>KR 요약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월</text:p>
          </table:table-cell>
          <table:table-cell office:value-type="string" table:style-name="ce4">
            <text:p>성공</text:p>
          </table:table-cell>
          <table:table-cell office:value-type="string" table:style-name="ce11">
            <text:p>실패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string" table:style-name="ce4">
            <text:p>4월</text:p>
          </table:table-cell>
          <table:table-cell office:value-type="float" office:value="1" table:style-name="ce4">
            <text:p>1</text:p>
          </table:table-cell>
          <table:table-cell table:style-name="ce11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5월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6월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총합계</text:p>
          </table:table-cell>
          <table:table-cell office:value-type="float" office:value="3" table:style-name="ce8">
            <text:p>3</text:p>
          </table:table-cell>
          <table:table-cell table:style-name="ce13"/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10" table:style-name="ce1"/>
          <table:table-cell table:style-name="ce1">
            <draw:frame draw:z-index="2" draw:id="id10" draw:style-name="a10" draw:name="차트 3" svg:x="0.00521in" svg:y="0.00521in" svg:width="6.69291in" svg:height="3.6732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table:style-name="ce1">
            <draw:frame draw:z-index="3" draw:id="id11" draw:style-name="a11" draw:name="차트 4" svg:x="0in" svg:y="0in" svg:width="6.69291in" svg:height="3.6732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2">
          <table:table-cell table:number-columns-repeated="16384"/>
        </table:table-row>
      </table:table>
      <table:table table:name="요약_NA" table:style-name="ta2">
        <table:table-column table:style-name="co17" table:default-cell-style-name="ce3"/>
        <table:table-column table:style-name="co14" table:default-cell-style-name="ce3"/>
        <table:table-column table:style-name="co15" table:default-cell-style-name="ce1"/>
        <table:table-column table:style-name="co3" table:default-cell-style-name="ce1"/>
        <table:table-column table:style-name="co16" table:number-columns-repeated="4" table:default-cell-style-name="ce1"/>
        <table:table-column table:style-name="co17" table:number-columns-repeated="5" table:default-cell-style-name="ce1"/>
        <table:table-column table:style-name="co18" table:default-cell-style-name="ce1"/>
        <table:table-column table:style-name="co13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8" table:style-name="ce1"/>
          <table:table-cell table:style-name="ce1">
            <draw:frame draw:z-index="4" draw:id="id16" draw:style-name="a16" draw:name="차트 5" svg:x="0in" svg:y="0.00521in" svg:width="6.69291in" svg:height="3.6732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table:style-name="ce9"/>
          <table:table-cell office:value-type="string" table:style-name="ce4">
            <text:p>월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리전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6월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NA</text:p>
          </table:table-cell>
          <table:table-cell table:style-name="ce9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완료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진행중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table:style-name="ce19"/>
          <table:table-cell office:value-type="float" office:value="3" table:style-name="ce8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office:value-type="string" table:style-name="ce4">
            <text:p>리전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4">
            <text:p>NA</text:p>
          </table:table-cell>
          <table:table-cell office:value-type="string" table:style-name="ce5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5월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6" table:style-name="ce1"/>
          <table:table-cell table:style-name="ce1">
            <draw:frame draw:z-index="1" draw:id="id13" draw:style-name="a13" draw:name="차트 2" svg:x="0.88021in" svg:y="0.22396in" svg:width="6.69291in" svg:height="3.6732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6">
            <text:p>6월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2">
            <text:p>6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다중 항목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개수 : 리전</text:p>
          </table:table-cell>
          <table:table-cell office:value-type="string" table:style-name="ce4">
            <text:p>리전</text:p>
          </table:table-cell>
          <table:table-cell office:value-type="string" table:style-name="ce9">
            <text:p>성패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6"/>
          <table:table-cell office:value-type="string" table:style-name="ce4">
            <text:p>NA</text:p>
          </table:table-cell>
          <table:table-cell table:style-name="ce9"/>
          <table:table-cell office:value-type="string" table:style-name="ce5">
            <text:p>NA 요약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월</text:p>
          </table:table-cell>
          <table:table-cell office:value-type="string" table:style-name="ce4">
            <text:p>성공</text:p>
          </table:table-cell>
          <table:table-cell office:value-type="string" table:style-name="ce11">
            <text:p>실패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string" table:style-name="ce4">
            <text:p>1월</text:p>
          </table:table-cell>
          <table:table-cell office:value-type="float" office:value="5" table:style-name="ce4">
            <text:p>5</text:p>
          </table:table-cell>
          <table:table-cell table:style-name="ce11"/>
          <table:table-cell office:value-type="float" office:value="5" table:style-name="ce5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2월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3월</text:p>
          </table:table-cell>
          <table:table-cell office:value-type="float" office:value="3" table:style-name="ce6">
            <text:p>3</text:p>
          </table:table-cell>
          <table:table-cell table:style-name="ce12"/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4월</text:p>
          </table:table-cell>
          <table:table-cell office:value-type="float" office:value="2" table:style-name="ce6">
            <text:p>2</text:p>
          </table:table-cell>
          <table:table-cell table:style-name="ce12"/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5월</text:p>
          </table:table-cell>
          <table:table-cell office:value-type="float" office:value="3" table:style-name="ce6">
            <text:p>3</text:p>
          </table:table-cell>
          <table:table-cell table:style-name="ce12"/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6월</text:p>
          </table:table-cell>
          <table:table-cell office:value-type="float" office:value="2" table:style-name="ce6">
            <text:p>2</text:p>
          </table:table-cell>
          <table:table-cell table:style-name="ce12"/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총합계</text:p>
          </table:table-cell>
          <table:table-cell office:value-type="float" office:value="16" table:style-name="ce8">
            <text:p>16</text:p>
          </table:table-cell>
          <table:table-cell table:style-name="ce13"/>
          <table:table-cell office:value-type="float" office:value="16" table:style-name="ce2">
            <text:p>16</text:p>
          </table:table-cell>
          <table:table-cell table:number-columns-repeated="6"/>
          <table:table-cell table:style-name="ce1">
            <draw:frame draw:z-index="2" draw:id="id14" draw:style-name="a14" draw:name="차트 4" svg:x="0.0052in" svg:y="0.00521in" svg:width="6.69291in" svg:height="3.6732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8" table:style-name="ro2">
          <table:table-cell table:number-columns-repeated="16384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table:number-columns-repeated="10"/>
          <table:table-cell table:style-name="ce1">
            <draw:frame draw:z-index="3" draw:id="id15" draw:style-name="a15" draw:name="차트 7" svg:x="0.02604in" svg:y="0.18229in" svg:width="6.69291in" svg:height="3.6732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2" table:style-name="ro2">
          <table:table-cell table:number-columns-repeated="16384"/>
        </table:table-row>
      </table:table>
      <table:table table:name="요약_EU" table:style-name="ta2">
        <table:table-column table:style-name="co17" table:default-cell-style-name="ce3"/>
        <table:table-column table:style-name="co14" table:default-cell-style-name="ce3"/>
        <table:table-column table:style-name="co15" table:default-cell-style-name="ce1"/>
        <table:table-column table:style-name="co3" table:default-cell-style-name="ce1"/>
        <table:table-column table:style-name="co16" table:number-columns-repeated="4" table:default-cell-style-name="ce1"/>
        <table:table-column table:style-name="co4" table:default-cell-style-name="ce1"/>
        <table:table-column table:style-name="co13" table:number-columns-repeated="16375" table:default-cell-style-name="ce1"/>
        <table:table-row table:style-name="ro2">
          <table:table-cell table:number-columns-repeated="10"/>
          <table:table-cell table:style-name="ce1">
            <draw:frame draw:z-index="4" draw:id="id20" draw:style-name="a20" draw:name="차트 5" svg:x="0in" svg:y="0.22396in" svg:width="6.69291in" svg:height="3.71654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table:style-name="ce9"/>
          <table:table-cell office:value-type="string" table:style-name="ce4">
            <text:p>월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리전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6월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U</text:p>
          </table:table-cell>
          <table:table-cell table:style-name="ce9"/>
          <table:table-cell office:value-type="float" office:value="9" table:style-name="ce4">
            <text:p>9</text:p>
          </table:table-cell>
          <table:table-cell office:value-type="float" office:value="9" table:style-name="ce5">
            <text:p>9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완료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진행중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table:style-name="ce19"/>
          <table:table-cell office:value-type="float" office:value="9" table:style-name="ce8">
            <text:p>9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office:value-type="string" table:style-name="ce4">
            <text:p>리전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4">
            <text:p>EU</text:p>
          </table:table-cell>
          <table:table-cell office:value-type="string" table:style-name="ce5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월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6"/>
          <table:table-cell table:style-name="ce1">
            <draw:frame draw:z-index="1" draw:id="id17" draw:style-name="a17" draw:name="차트 5" svg:x="0.73438in" svg:y="0.21354in" svg:width="6.69291in" svg:height="3.6732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6">
            <text:p>2월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3월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4월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5월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6월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21" table:style-name="ce8">
            <text:p>21</text:p>
          </table:table-cell>
          <table:table-cell office:value-type="float" office:value="21" table:style-name="ce2">
            <text:p>21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number-rows-repeated="6"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2">
            <text:p>테넌트</text:p>
          </table:table-cell>
          <table:table-cell office:value-type="string" table:style-name="ce2">
            <text:p>(다중 항목)</text:p>
          </table:table-cell>
          <table:table-cell table:number-columns-repeated="16382" table:style-name="ce1"/>
        </table:table-row>
        <table:table-row table:style-name="ro2">
          <table:table-cell table:style-name="ce3"/>
          <table:table-cell table:number-columns-repeated="9" table:style-name="ce1"/>
          <table:table-cell table:style-name="ce1">
            <draw:frame draw:z-index="2" draw:id="id18" draw:style-name="a18" draw:name="차트 6" svg:x="0.00521in" svg:y="0.00521in" svg:width="6.69291in" svg:height="3.6732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string" table:style-name="ce4">
            <text:p>개수 : 리전</text:p>
          </table:table-cell>
          <table:table-cell office:value-type="string" table:style-name="ce4">
            <text:p>리전</text:p>
          </table:table-cell>
          <table:table-cell office:value-type="string" table:style-name="ce9">
            <text:p>성패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6"/>
          <table:table-cell office:value-type="string" table:style-name="ce4">
            <text:p>EU</text:p>
          </table:table-cell>
          <table:table-cell table:style-name="ce9"/>
          <table:table-cell office:value-type="string" table:style-name="ce5">
            <text:p>EU 요약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월</text:p>
          </table:table-cell>
          <table:table-cell office:value-type="string" table:style-name="ce4">
            <text:p>성공</text:p>
          </table:table-cell>
          <table:table-cell office:value-type="string" table:style-name="ce11">
            <text:p>실패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string" table:style-name="ce4">
            <text:p>5월</text:p>
          </table:table-cell>
          <table:table-cell office:value-type="float" office:value="1" table:style-name="ce4">
            <text:p>1</text:p>
          </table:table-cell>
          <table:table-cell table:style-name="ce11"/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6월</text:p>
          </table:table-cell>
          <table:table-cell office:value-type="float" office:value="6" table:style-name="ce6">
            <text:p>6</text:p>
          </table:table-cell>
          <table:table-cell table:style-name="ce12"/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총합계</text:p>
          </table:table-cell>
          <table:table-cell office:value-type="float" office:value="7" table:style-name="ce8">
            <text:p>7</text:p>
          </table:table-cell>
          <table:table-cell table:style-name="ce13"/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10"/>
          <table:table-cell table:style-name="ce1">
            <draw:frame draw:z-index="3" draw:id="id19" draw:style-name="a19" draw:name="차트 7" svg:x="0.00521in" svg:y="0.22396in" svg:width="6.69291in" svg:height="3.6732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5" table:style-name="ro2">
          <table:table-cell table:number-columns-repeated="16384"/>
        </table:table-row>
      </table:table>
      <table:table table:name="요약_CN" table:style-name="ta2">
        <table:table-column table:style-name="co1" table:default-cell-style-name="ce3"/>
        <table:table-column table:style-name="co14" table:default-cell-style-name="ce3"/>
        <table:table-column table:style-name="co15" table:default-cell-style-name="ce1"/>
        <table:table-column table:style-name="co3" table:number-columns-repeated="2" table:default-cell-style-name="ce1"/>
        <table:table-column table:style-name="co15" table:number-columns-repeated="2" table:default-cell-style-name="ce1"/>
        <table:table-column table:style-name="co3" table:number-columns-repeated="3" table:default-cell-style-name="ce1"/>
        <table:table-column table:style-name="co8" table:number-columns-repeated="5" table:default-cell-style-name="ce1"/>
        <table:table-column table:style-name="co19" table:default-cell-style-name="ce1"/>
        <table:table-column table:style-name="co12" table:default-cell-style-name="ce1"/>
        <table:table-column table:style-name="co13" table:number-columns-repeated="16367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7" table:style-name="ce1"/>
          <table:table-cell table:style-name="ce1">
            <draw:frame draw:z-index="4" draw:id="id24" draw:style-name="a24" draw:name="차트 6" svg:x="0.58333in" svg:y="0.13021in" svg:width="6.69291in" svg:height="3.6732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table:style-name="ce9"/>
          <table:table-cell office:value-type="string" table:style-name="ce4">
            <text:p>월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리전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6월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N</text:p>
          </table:table-cell>
          <table:table-cell table:style-name="ce9"/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완료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진행중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table:style-name="ce19"/>
          <table:table-cell office:value-type="float" office:value="5" table:style-name="ce8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office:value-type="string" table:style-name="ce4">
            <text:p>리전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4">
            <text:p>CN</text:p>
          </table:table-cell>
          <table:table-cell office:value-type="string" table:style-name="ce5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5월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6월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table:number-columns-repeated="6" table:style-name="ce1"/>
          <table:table-cell table:style-name="ce1">
            <draw:frame draw:z-index="1" draw:id="id21" draw:style-name="a21" draw:name="차트 2" svg:x="0.58854in" svg:y="0.22396in" svg:width="6.69291in" svg:height="3.6732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2">
            <text:p>6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개수 : 리전</text:p>
          </table:table-cell>
          <table:table-cell office:value-type="string" table:style-name="ce4">
            <text:p>리전</text:p>
          </table:table-cell>
          <table:table-cell office:value-type="string" table:style-name="ce9">
            <text:p>성패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table:style-name="ce6"/>
          <table:table-cell office:value-type="string" table:style-name="ce4">
            <text:p>CN</text:p>
          </table:table-cell>
          <table:table-cell table:style-name="ce9"/>
          <table:table-cell office:value-type="string" table:style-name="ce4">
            <text:p>CN 요약</text:p>
          </table:table-cell>
          <table:table-cell office:value-type="string" table:style-name="ce5">
            <text:p>총합계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월</text:p>
          </table:table-cell>
          <table:table-cell office:value-type="string" table:style-name="ce4">
            <text:p>성공</text:p>
          </table:table-cell>
          <table:table-cell office:value-type="string" table:style-name="ce11">
            <text:p>실패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string" table:style-name="ce4">
            <text:p>1월</text:p>
          </table:table-cell>
          <table:table-cell office:value-type="float" office:value="2" table:style-name="ce4">
            <text:p>2</text:p>
          </table:table-cell>
          <table:table-cell table:style-name="ce11"/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3월</text:p>
          </table:table-cell>
          <table:table-cell office:value-type="float" office:value="3" table:style-name="ce6">
            <text:p>3</text:p>
          </table:table-cell>
          <table:table-cell table:style-name="ce12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4월</text:p>
          </table:table-cell>
          <table:table-cell office:value-type="float" office:value="2" table:style-name="ce6">
            <text:p>2</text:p>
          </table:table-cell>
          <table:table-cell table:style-name="ce12"/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5월</text:p>
          </table:table-cell>
          <table:table-cell office:value-type="float" office:value="1" table:style-name="ce6">
            <text:p>1</text:p>
          </table:table-cell>
          <table:table-cell table:style-name="ce12"/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6월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총합계</text:p>
          </table:table-cell>
          <table:table-cell office:value-type="float" office:value="9" table:style-name="ce8">
            <text:p>9</text:p>
          </table:table-cell>
          <table:table-cell office:value-type="float" office:value="2" table:style-name="ce13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16379"/>
        </table:table-row>
        <table:table-row table:style-name="ro2">
          <table:table-cell table:number-columns-repeated="10" table:style-name="ce1"/>
          <table:table-cell table:style-name="ce1">
            <draw:frame draw:z-index="2" draw:id="id22" draw:style-name="a22" draw:name="차트 4" svg:x="0in" svg:y="0.00521in" svg:width="6.69291in" svg:height="3.6732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1" table:style-name="ro2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10"/>
          <table:table-cell table:style-name="ce1">
            <draw:frame draw:z-index="3" draw:id="id23" draw:style-name="a23" draw:name="차트 5" svg:x="0.00521in" svg:y="0.22396in" svg:width="6.69291in" svg:height="3.6732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2">
          <table:table-cell table:number-columns-repeated="16384"/>
        </table:table-row>
      </table:table>
      <table:table table:name="요약_RU" table:style-name="ta2">
        <table:table-column table:style-name="co1" table:default-cell-style-name="ce3"/>
        <table:table-column table:style-name="co14" table:default-cell-style-name="ce3"/>
        <table:table-column table:style-name="co15" table:default-cell-style-name="ce1"/>
        <table:table-column table:style-name="co3" table:number-columns-repeated="2" table:default-cell-style-name="ce1"/>
        <table:table-column table:style-name="co14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3" table:number-columns-repeated="2" table:default-cell-style-name="ce1"/>
        <table:table-column table:style-name="co25" table:default-cell-style-name="ce1"/>
        <table:table-column table:style-name="co23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0" table:default-cell-style-name="ce1"/>
        <table:table-column table:style-name="co3" table:default-cell-style-name="ce1"/>
        <table:table-column table:style-name="co13" table:number-columns-repeated="16362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8" table:style-name="ce1"/>
          <table:table-cell table:style-name="ce1">
            <draw:frame draw:z-index="4" draw:id="id28" draw:style-name="a28" draw:name="차트 6" svg:x="0in" svg:y="0.00521in" svg:width="6.69291in" svg:height="3.6732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table:style-name="ce9"/>
          <table:table-cell office:value-type="string" table:style-name="ce4">
            <text:p>월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리전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6월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U</text:p>
          </table:table-cell>
          <table:table-cell table:style-name="ce9"/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진행중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table:style-name="ce19"/>
          <table:table-cell office:value-type="float" office:value="2" table:style-name="ce8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office:value-type="string" table:style-name="ce4">
            <text:p>리전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4">
            <text:p>RU</text:p>
          </table:table-cell>
          <table:table-cell office:value-type="string" table:style-name="ce5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6월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number-columns-repeated="6" table:style-name="ce1"/>
          <table:table-cell table:style-name="ce1">
            <draw:frame draw:z-index="1" draw:id="id25" draw:style-name="a25" draw:name="차트 2" svg:x="0.64063in" svg:y="0.22396in" svg:width="6.69291in" svg:height="3.6732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개수 : 리전</text:p>
          </table:table-cell>
          <table:table-cell office:value-type="string" table:style-name="ce4">
            <text:p>리전</text:p>
          </table:table-cell>
          <table:table-cell office:value-type="string" table:style-name="ce9">
            <text:p>성패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6"/>
          <table:table-cell office:value-type="string" table:style-name="ce4">
            <text:p>RU</text:p>
          </table:table-cell>
          <table:table-cell office:value-type="string" table:style-name="ce4">
            <text:p>RU 요약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월</text:p>
          </table:table-cell>
          <table:table-cell office:value-type="string" table:style-name="ce4">
            <text:p>성공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 office:value-type="string" table:style-name="ce4">
            <text:p>1월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3월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4월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총합계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10" table:style-name="ce1"/>
          <table:table-cell table:style-name="ce1">
            <draw:frame draw:z-index="2" draw:id="id26" draw:style-name="a26" draw:name="차트 4" svg:x="0in" svg:y="0.00521in" svg:width="6.69291in" svg:height="3.6732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table:number-columns-repeated="16384" table:style-name="ce1"/>
        </table:table-row>
        <table:table-row table:number-rows-repeated="7" table:style-name="ro2">
          <table:table-cell table:style-name="ce3"/>
          <table:table-cell table:number-columns-repeated="16383" table:style-name="ce1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table:number-columns-repeated="10"/>
          <table:table-cell table:style-name="ce1">
            <draw:frame draw:z-index="3" draw:id="id27" draw:style-name="a27" draw:name="차트 4" svg:x="0.00521in" svg:y="0.00521in" svg:width="6.69291in" svg:height="3.6732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2" table:style-name="ro2">
          <table:table-cell table:number-columns-repeated="16384"/>
        </table:table-row>
      </table:table>
      <table:table table:name="요약_SG" table:style-name="ta2">
        <table:table-column table:style-name="co1" table:default-cell-style-name="ce3"/>
        <table:table-column table:style-name="co14" table:default-cell-style-name="ce3"/>
        <table:table-column table:style-name="co15" table:default-cell-style-name="ce1"/>
        <table:table-column table:style-name="co3" table:default-cell-style-name="ce1"/>
        <table:table-column table:style-name="co25" table:default-cell-style-name="ce1"/>
        <table:table-column table:style-name="co14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14" table:number-columns-repeated="2" table:default-cell-style-name="ce1"/>
        <table:table-column table:style-name="co25" table:default-cell-style-name="ce1"/>
        <table:table-column table:style-name="co14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0" table:default-cell-style-name="ce1"/>
        <table:table-column table:style-name="co3" table:default-cell-style-name="ce1"/>
        <table:table-column table:style-name="co13" table:number-columns-repeated="16362" table:default-cell-style-name="ce1"/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8" table:style-name="ce1"/>
          <table:table-cell table:style-name="ce1">
            <draw:frame draw:z-index="4" draw:id="id32" draw:style-name="a32" draw:name="차트 6" svg:x="0in" svg:y="0.00521in" svg:width="6.69291in" svg:height="3.6732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table:style-name="ce9"/>
          <table:table-cell office:value-type="string" table:style-name="ce4">
            <text:p>월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리전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6월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G</text:p>
          </table:table-cell>
          <table:table-cell table:style-name="ce9"/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완료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table:style-name="ce19"/>
          <table:table-cell office:value-type="float" office:value="1" table:style-name="ce8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office:value-type="string" table:style-name="ce4">
            <text:p>리전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4">
            <text:p>SG</text:p>
          </table:table-cell>
          <table:table-cell office:value-type="string" table:style-name="ce5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5월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number-columns-repeated="6" table:style-name="ce1"/>
          <table:table-cell table:style-name="ce1">
            <draw:frame draw:z-index="1" draw:id="id29" draw:style-name="a29" draw:name="차트 2" svg:x="0.64063in" svg:y="0.22396in" svg:width="6.69291in" svg:height="3.6732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6">
            <text:p>6월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개수 : 리전</text:p>
          </table:table-cell>
          <table:table-cell office:value-type="string" table:style-name="ce4">
            <text:p>리전</text:p>
          </table:table-cell>
          <table:table-cell office:value-type="string" table:style-name="ce9">
            <text:p>성패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6"/>
          <table:table-cell office:value-type="string" table:style-name="ce4">
            <text:p>SG</text:p>
          </table:table-cell>
          <table:table-cell office:value-type="string" table:style-name="ce4">
            <text:p>SG 요약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월</text:p>
          </table:table-cell>
          <table:table-cell office:value-type="string" table:style-name="ce4">
            <text:p>성공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 office:value-type="string" table:style-name="ce4">
            <text:p>1월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3월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4월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5월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6월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총합계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8">
            <text:p>11</text:p>
          </table:table-cell>
          <table:table-cell office:value-type="float" office:value="11" table:style-name="ce2">
            <text:p>11</text:p>
          </table:table-cell>
          <table:table-cell table:number-columns-repeated="6"/>
          <table:table-cell table:style-name="ce1">
            <draw:frame draw:z-index="2" draw:id="id30" draw:style-name="a30" draw:name="차트 3" svg:x="0in" svg:y="0.00521in" svg:width="6.69291in" svg:height="3.6732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7" table:style-name="ro2">
          <table:table-cell table:style-name="ce3"/>
          <table:table-cell table:number-columns-repeated="1638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10"/>
          <table:table-cell table:style-name="ce1">
            <draw:frame draw:z-index="3" draw:id="id31" draw:style-name="a31" draw:name="차트 4" svg:x="0.00521in" svg:y="0.00521in" svg:width="6.69291in" svg:height="3.6732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23" table:style-name="ro2">
          <table:table-cell table:number-columns-repeated="16384"/>
        </table:table-row>
      </table:table>
      <table:table table:name="월별_IN" table:style-name="ta2">
        <table:table-column table:style-name="co17" table:default-cell-style-name="ce3"/>
        <table:table-column table:style-name="co25" table:default-cell-style-name="ce3"/>
        <table:table-column table:style-name="co22" table:default-cell-style-name="ce1"/>
        <table:table-column table:style-name="co3" table:default-cell-style-name="ce1"/>
        <table:table-column table:style-name="co25" table:default-cell-style-name="ce1"/>
        <table:table-column table:style-name="co14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4" table:number-columns-repeated="2" table:default-cell-style-name="ce1"/>
        <table:table-column table:style-name="co24" table:default-cell-style-name="ce1"/>
        <table:table-column table:style-name="co14" table:number-columns-repeated="2" table:default-cell-style-name="ce1"/>
        <table:table-column table:style-name="co25" table:default-cell-style-name="ce1"/>
        <table:table-column table:style-name="co14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0" table:default-cell-style-name="ce1"/>
        <table:table-column table:style-name="co3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3" table:default-cell-style-name="ce1"/>
        <table:table-column table:style-name="co13" table:number-columns-repeated="16358" table:default-cell-style-name="ce1"/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3"/>
          <table:table-cell table:number-columns-repeated="8" table:style-name="ce1"/>
          <table:table-cell table:style-name="ce1">
            <draw:frame draw:z-index="2" draw:id="id34" draw:style-name="a34" draw:name="차트 3" svg:x="0.00521in" svg:y="0in" svg:width="6.69291in" svg:height="3.6732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4">
            <text:p>개수 : 진행상태</text:p>
          </table:table-cell>
          <table:table-cell table:style-name="ce9"/>
          <table:table-cell office:value-type="string" table:style-name="ce4">
            <text:p>월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4">
            <text:p>리전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5월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N</text:p>
          </table:table-cell>
          <table:table-cell table:style-name="ce9"/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table:style-name="ce6"/>
          <table:table-cell office:value-type="string" table:style-name="ce18">
            <text:p>완료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총합계</text:p>
          </table:table-cell>
          <table:table-cell table:style-name="ce19"/>
          <table:table-cell office:value-type="float" office:value="1" table:style-name="ce8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PRD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개수 : 진행상태</text:p>
          </table:table-cell>
          <table:table-cell office:value-type="string" table:style-name="ce4">
            <text:p>리전</text:p>
          </table:table-cell>
          <table:table-cell table:style-name="ce10"/>
          <table:table-cell table:number-columns-repeated="16381" table:style-name="ce1"/>
        </table:table-row>
        <table:table-row table:style-name="ro1">
          <table:table-cell office:value-type="string" table:style-name="ce4">
            <text:p>월</text:p>
          </table:table-cell>
          <table:table-cell office:value-type="string" table:style-name="ce4">
            <text:p>IN</text:p>
          </table:table-cell>
          <table:table-cell office:value-type="string" table:style-name="ce5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5월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6" table:style-name="ce1"/>
          <table:table-cell table:style-name="ce1">
            <draw:frame draw:z-index="1" draw:id="id33" draw:style-name="a33" draw:name="차트 2" svg:x="0.64063in" svg:y="0.22396in" svg:width="6.69291in" svg:height="3.6732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8">
            <text:p>총합계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테넌트</text:p>
          </table:table-cell>
          <table:table-cell office:value-type="string" table:style-name="ce2">
            <text:p>(모두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개수 : 리전</text:p>
          </table:table-cell>
          <table:table-cell office:value-type="string" table:style-name="ce4">
            <text:p>리전</text:p>
          </table:table-cell>
          <table:table-cell office:value-type="string" table:style-name="ce9">
            <text:p>성패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6"/>
          <table:table-cell office:value-type="string" table:style-name="ce4">
            <text:p>IN</text:p>
          </table:table-cell>
          <table:table-cell office:value-type="string" table:style-name="ce4">
            <text:p>IN 요약</text:p>
          </table:table-cell>
          <table:table-cell office:value-type="string" table:style-name="ce5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월</text:p>
          </table:table-cell>
          <table:table-cell office:value-type="string" table:style-name="ce4">
            <text:p>성공</text:p>
          </table:table-cell>
          <table:table-cell table:style-name="ce6"/>
          <table:table-cell table:style-name="ce7"/>
          <table:table-cell table:number-columns-repeated="16380"/>
        </table:table-row>
        <table:table-row table:style-name="ro2">
          <table:table-cell office:value-type="string" table:style-name="ce4">
            <text:p>5월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총합계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table:number-columns-repeated="7"/>
          <table:table-cell table:style-name="ce1">
            <draw:frame draw:z-index="3" draw:id="id35" draw:style-name="a35" draw:name="차트 4" svg:x="0.63542in" svg:y="0.22396in" svg:width="6.69291in" svg:height="3.6732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">
          <table:table-cell table:number-columns-repeated="16384"/>
        </table:table-row>
        <table:table-row table:number-rows-repeated="7" table:style-name="ro2">
          <table:table-cell table:style-name="ce3"/>
          <table:table-cell table:number-columns-repeated="16383" table:style-name="ce1"/>
        </table:table-row>
        <table:table-row table:number-rows-repeated="1048531" table:style-name="ro2">
          <table:table-cell table:number-columns-repeated="16384"/>
        </table:table-row>
      </table:table>
      <table:table table:name="6월집계" table:style-name="ta1">
        <table:table-column table:style-name="co13" table:number-columns-repeated="2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1"/>
        <table:table-column table:style-name="co38" table:default-cell-style-name="ce21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13" table:number-columns-repeated="16370" table:default-cell-style-name="ce20"/>
        <table:table-row table:style-name="ro3">
          <table:table-cell office:value-type="string" table:style-name="ce26">
            <text:p>년도</text:p>
          </table:table-cell>
          <table:table-cell office:value-type="string" table:style-name="ce27">
            <text:p>월</text:p>
          </table:table-cell>
          <table:table-cell office:value-type="string" table:style-name="ce27">
            <text:p>리전</text:p>
          </table:table-cell>
          <table:table-cell office:value-type="string" table:style-name="ce27">
            <text:p>AZ</text:p>
          </table:table-cell>
          <table:table-cell office:value-type="string" table:style-name="ce27">
            <text:p>테넌트</text:p>
          </table:table-cell>
          <table:table-cell office:value-type="string" table:style-name="ce27">
            <text:p>진행상태</text:p>
          </table:table-cell>
          <table:table-cell office:value-type="string" table:style-name="ce27">
            <text:p>성패</text:p>
          </table:table-cell>
          <table:table-cell office:value-type="string" table:style-name="ce27">
            <text:p>상태</text:p>
          </table:table-cell>
          <table:table-cell office:value-type="string" table:style-name="ce27">
            <text:p>작업 / Title</text:p>
          </table:table-cell>
          <table:table-cell office:value-type="string" table:style-name="ce27">
            <text:p>시작일/Date</text:p>
          </table:table-cell>
          <table:table-cell office:value-type="string" table:style-name="ce27">
            <text:p>완료일</text:p>
          </table:table-cell>
          <table:table-cell office:value-type="string" table:style-name="ce27">
            <text:p>배경 및 작업내용</text:p>
          </table:table-cell>
          <table:table-cell office:value-type="string" table:style-name="ce27">
            <text:p>비고</text:p>
          </table:table-cell>
          <table:table-cell table:style-name="ce28"/>
          <table:table-cell table:number-columns-repeated="16370" table:style-name="ce25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2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sg-stg-com-d-0103-10.sg.hcloud.io</text:p>
          </table:table-cell>
          <table:table-cell office:value-type="string" table:style-name="ce23">
            <text:p>sg-stg-com-d-0103-10.sg.hcloud.io Memory Error log 발생</text:p>
          </table:table-cell>
          <table:table-cell office:value-type="date" office:date-value="2022-01-11T00:00:00" table:style-name="ce30">
            <text:p>2022-01-11</text:p>
          </table:table-cell>
          <table:table-cell office:value-type="date" office:date-value="2022-01-19T00:00:00" table:style-name="ce30">
            <text:p>2022-01-19</text:p>
          </table:table-cell>
          <table:table-cell office:value-type="string" table:style-name="ce31">
            <text:p>Uncorrectable multi-bit error.</text:p>
            <text:p>RMA</text:p>
            <text:p>→ VM 마이그레이션 작업 진행 완료 : MEM 64GB DB 마이그레이션 완료</text:p>
            <text:p>→ RMA Case Opened</text:p>
            <text:p>→ 파트교체 완료</text:p>
          </table:table-cell>
          <table:table-cell table:style-name="ce23"/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SG-LB02 interface error count 증가</text:p>
          </table:table-cell>
          <table:table-cell office:value-type="string" table:style-name="ce23">
            <text:p>SG-LB02 interface error 개선</text:p>
          </table:table-cell>
          <table:table-cell office:value-type="date" office:date-value="2022-01-18T00:00:00" table:style-name="ce30">
            <text:p>2022-01-18</text:p>
          </table:table-cell>
          <table:table-cell office:value-type="date" office:date-value="2022-01-19T00:00:00" table:style-name="ce30">
            <text:p>2022-01-19</text:p>
          </table:table-cell>
          <table:table-cell office:value-type="string" table:style-name="ce31">
            <text:p>SG-LB02 interface 2.2 error count 지속적으로 증가</text:p>
            <text:p>=&gt; bm zabbix에서 알람 발생</text:p>
            <text:p>interface 2.2 status는 down이나 error count만 증가하고 있음</text:p>
            <text:p>F5 TAC Caseopen 진행 하였으나 SFP Gbic이 Thrid parthy gbic으로 확인되어 정확한 원인분석 불가</text:p>
            <text:p/>
            <text:p>bluezen 컨택 후 미사용 Gbic 제거 후 모니터링 중</text:p>
          </table:table-cell>
          <table:table-cell table:style-name="ce23"/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SG BM Zabbix</text:p>
          </table:table-cell>
          <table:table-cell office:value-type="string" table:style-name="ce23">
            <text:p>SG BM Zabbix 대상 서버 추가</text:p>
          </table:table-cell>
          <table:table-cell office:value-type="string" table:style-name="ce24">
            <text:p>2022-01-18~</text:p>
          </table:table-cell>
          <table:table-cell office:value-type="date" office:date-value="2022-01-24T00:00:00" table:style-name="ce30">
            <text:p>2022-01-24</text:p>
          </table:table-cell>
          <table:table-cell office:value-type="string" table:style-name="ce31">
            <text:p>싱가폴 BM zabbix HW장비 모니터링 대상 추가</text:p>
            <text:p>=&gt; BL, SP, SL, Netapp, F5, FW, Servers IPMI 수집 설정</text:p>
            <text:p>=&gt; Snmp community 설정 반영</text:p>
          </table:table-cell>
          <table:table-cell table:style-name="ce23"/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R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러시아 글로벌 회선 작업</text:p>
          </table:table-cell>
          <table:table-cell office:value-type="string" table:style-name="ce23">
            <text:p>한국 ↔ 러시아 글로벌 회선 장애 발생</text:p>
          </table:table-cell>
          <table:table-cell office:value-type="string" table:style-name="ce24">
            <text:p>2022.01.05</text:p>
          </table:table-cell>
          <table:table-cell office:value-type="string" table:style-name="ce24">
            <text:p>2022.01.05</text:p>
          </table:table-cell>
          <table:table-cell office:value-type="string" table:style-name="ce31">
            <text:p>01/15 저녁 7시경 러시아 클라우드 HW장비 Down 알람 발생</text:p>
            <text:p>=&gt; 확인결과 러시아 글로벌 회선작업 진행, 관리망 접속 불가</text:p>
            <text:p>CCS 서비스장애 발생되지 않음</text:p>
            <text:p>각 해외법인 작업 시 운영센터로 업무공유 될 수 있게 프로세스 강화 필요, 월간보고에 관련내용과 컨텍포인트 전달 예정</text:p>
          </table:table-cell>
          <table:table-cell table:style-name="ce23"/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R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RU IPMI 스크립트 오류</text:p>
          </table:table-cell>
          <table:table-cell office:value-type="string" table:style-name="ce23">
            <text:p>RU IPMI 스크립트 오류</text:p>
          </table:table-cell>
          <table:table-cell office:value-type="date" office:date-value="2022-01-01T00:00:00" table:style-name="ce30">
            <text:p>2022-01-01</text:p>
          </table:table-cell>
          <table:table-cell office:value-type="string" table:style-name="ce24">
            <text:p>2022.01.24</text:p>
          </table:table-cell>
          <table:table-cell office:value-type="string" table:style-name="ce23">
            <text:p>RU PRD deploy 서버(10.107.17.24)에 대해 RU IPMI Switch UDP 포트 623 허용하여 해결 됨</text:p>
          </table:table-cell>
          <table:table-cell table:style-name="ce23"/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31">
            <text:p>DR,PRD - FAS9000 스토리지 Battery 센서 오작동 (01/06 KST 2PM 업그레이드 완료)</text:p>
          </table:table-cell>
          <table:table-cell office:value-type="string" table:style-name="ce23">
            <text:p>DR,PRD - FAS9000 스토리지 BMC 업그레이드</text:p>
          </table:table-cell>
          <table:table-cell office:value-type="string" table:style-name="ce34">
            <text:p>2021.12.28</text:p>
            <text:p/>
            <text:p>2021.12.31</text:p>
          </table:table-cell>
          <table:table-cell office:value-type="string" table:style-name="ce24">
            <text:p>2022.01.06</text:p>
          </table:table-cell>
          <table:table-cell office:value-type="string" table:style-name="ce31">
            <text:p>12월 28일 경, NA_Cloud_DR_FAS9000 장비 node02 의 리부팅 발생</text:p>
            <text:p><text:s/>→ BMC 측의 센서 오작동으로 발생됨.</text:p>
            <text:p>12월 31일 node01 에서 Battery 센서 오작동으로 인한 Autosupport 발송</text:p>
            <text:p>조치 방안: DR 스토리지, 운영 스토리지 BMC 업그레이드 (서비스 영향도 없음 ,01/06 KST 2PM )</text:p>
          </table:table-cell>
          <table:table-cell office:value-type="string" table:style-name="ce23">
            <text:p>=HYPERLINK("https://cody-ims.autoever.com/browse/NACLOUD-1115";"NACLOUD-1115 - 북미 클라우드 FAS9000 PRD,DR 스토리지 BMC 업데이트 필요 완료")</text:p>
          </table:table-cell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운영계 ctrl 3대,sdn 3대 완료</text:p>
          </table:table-cell>
          <table:table-cell office:value-type="string" table:style-name="ce31">
            <text:p>Dell iDRAC,BIOS 업그레이드 <text:s/>운영계 ctrl 3대,sdn 3대</text:p>
          </table:table-cell>
          <table:table-cell office:value-type="string" table:style-name="ce24">
            <text:p>2020년 9월~</text:p>
          </table:table-cell>
          <table:table-cell office:value-type="string" table:style-name="ce24">
            <text:p>2022.01.05</text:p>
          </table:table-cell>
          <table:table-cell office:value-type="string" table:style-name="ce31">
            <text:p>Dell iDRAC 4.20.20.20 이전 버전 - 보안 취약점 개선</text:p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/BIOS 업그레이드</text:p>
            <text:p>(라이브마이그레이션 이슈 해소를 위한) VM 재부팅</text:p>
            <text:p>NA 운영계</text:p>
            <text:p/>
            <text:p>- Rescue node 2대 사용 가능</text:p>
            <text:p/>
            <text:p>- Controller node * 3EA</text:p>
            <text:p/>
            <text:p>- SDN node * 3EA</text:p>
            <text:p>=&gt; KST 2021.1.5 3PM 완료</text:p>
          </table:table-cell>
          <table:table-cell office:value-type="string" table:style-name="ce23">
            <text:p>=HYPERLINK("https://cody-ims.autoever.com/browse/NACLOUD-1099";"NACLOUD-1099 - PRD_ctrl,sdn's iDrac/BIOS 업그레이드 완료")</text:p>
          </table:table-cell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cloudprdcomd603 Warning state</text:p>
          </table:table-cell>
          <table:table-cell office:value-type="string" table:style-name="ce23">
            <text:p>nacloudprdcomd603 Drive Error log 발생</text:p>
          </table:table-cell>
          <table:table-cell office:value-type="string" table:style-name="ce24">
            <text:p>2021.11.03</text:p>
          </table:table-cell>
          <table:table-cell office:value-type="string" table:style-name="ce24">
            <text:p>2022.01.05</text:p>
          </table:table-cell>
          <table:table-cell office:value-type="string" table:style-name="ce31">
            <text:p>Drive 1 is removed/installed in/from drive bay1.</text:p>
            <text:p>RMA<text:s/></text:p>
            <text:p>→ Warranty 보증 북미로 이전 필요 (완료)</text:p>
            <text:p>호스트 내의 VM 라이브 마이그레이션(완료)</text:p>
            <text:p><text:s/>RMA Case opened</text:p>
            <text:p>→ Warranty 를 NA로 이관 완료 (12/20), RMA 스케쥴링 진행 예정</text:p>
            <text:p>→ iDrac 리붓 이후, 정상 상태 확인됨</text:p>
            <text:p>→ 1주일간 모니터링(정상)</text:p>
          </table:table-cell>
          <table:table-cell office:value-type="string" table:style-name="ce23">
            <text:p>=HYPERLINK("https://cody-ims.autoever.com/browse/NACLOUD-1077";"NACLOUD-1077 - nacloudprdcomd603 - SYSTEM HAS WARNING ISSUES 완료")</text:p>
          </table:table-cell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cloudprdcomd801 Critical state</text:p>
          </table:table-cell>
          <table:table-cell office:value-type="string" table:style-name="ce23">
            <text:p>nacloudprdcomd801 Hardware Error log 발생</text:p>
          </table:table-cell>
          <table:table-cell office:value-type="string" table:style-name="ce24">
            <text:p>2021.12.03</text:p>
          </table:table-cell>
          <table:table-cell office:value-type="string" table:style-name="ce24">
            <text:p>2022.01.05</text:p>
          </table:table-cell>
          <table:table-cell office:value-type="string" table:style-name="ce31">
            <text:p>Unable to access Front LED Panel because of hardware error condition</text:p>
            <text:p>RMA → Warranty 보증 북미로 이전 필요 (완료)</text:p>
            <text:p>호스트 내의 VM 라이브 마이그레이션(완료)</text:p>
            <text:p>RMA<text:s/></text:p>
            <text:p>→ Warranty 를 NA로 이관 완료 (12/20)</text:p>
            <text:p>→ Case opened</text:p>
            <text:p>→ iDrac 리붓 이후, 정상 상태 확인됨</text:p>
            <text:p>→ 1주일간 모니터링(정상)</text:p>
          </table:table-cell>
          <table:table-cell office:value-type="string" table:style-name="ce23">
            <text:p>=HYPERLINK("https://cody-ims.autoever.com/browse/NACLOUD-1083";"NACLOUD-1083 - nacloudprdcomd801 in Critical Statue 완료")</text:p>
          </table:table-cell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cloudstgcomd406 Critical state</text:p>
          </table:table-cell>
          <table:table-cell office:value-type="string" table:style-name="ce23">
            <text:p>nacloudstgcomd406 Memory Error log 발생</text:p>
          </table:table-cell>
          <table:table-cell office:value-type="string" table:style-name="ce24">
            <text:p>2021.11.18</text:p>
          </table:table-cell>
          <table:table-cell office:value-type="string" table:style-name="ce24">
            <text:p>2022.01.24</text:p>
          </table:table-cell>
          <table:table-cell office:value-type="string" table:style-name="ce31">
            <text:p>Uncorrectable multi-bit error.</text:p>
            <text:p>RMA<text:s/></text:p>
            <text:p/>
            <text:p>→ Warranty 보증이 한국으로 되어 있어, IaaS기술팀으로 내용 확인 요청</text:p>
            <text:p>=&gt; 박지현 책임에게 리마인드메일 발송 (12/07)</text:p>
            <text:p/>
            <text:p>→ 호스트 내의 VM 라이브 마이그레이션 12/01 완료(2대)</text:p>
            <text:p/>
            <text:p>→ RMA Case opened</text:p>
            <text:p/>
            <text:p>→ Warranty 를 NA로 이관 완료 (12/20)</text:p>
            <text:p/>
            <text:p>→ Case opened</text:p>
            <text:p/>
            <text:p>→ Memory 에러로 교체 필요. (1/5 예정 취소됨)</text:p>
            <text:p/>
            <text:p>→ 데이터 센터의 Mail room&amp;Security front desk 에서 코로나 발생하여 1/18까지 봉쇄된 상태 (일정 재조율 예정)</text:p>
            <text:p/>
            <text:p>→ Jan 24th 5pm(PT) 완료</text:p>
          </table:table-cell>
          <table:table-cell table:style-name="ce23"/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cloudstgcomh312</text:p>
          </table:table-cell>
          <table:table-cell office:value-type="string" table:style-name="ce23">
            <text:p>nacloudstgcomh312 Memory Error log/Server reboot 발생</text:p>
          </table:table-cell>
          <table:table-cell office:value-type="date" office:date-value="2022-01-10T00:00:00" table:style-name="ce30">
            <text:p>2022-01-10</text:p>
          </table:table-cell>
          <table:table-cell office:value-type="string" table:style-name="ce24">
            <text:p>2022.01.24</text:p>
          </table:table-cell>
          <table:table-cell office:value-type="string" table:style-name="ce31">
            <text:p>Uncorrectable multi-bit error. (PROC 2 DIMM 5)</text:p>
            <text:p>VM Started and Migrated to rescue node<text:s/></text:p>
            <text:p><text:s/>RMA Case opened</text:p>
            <text:p><text:s/>데이터 센터의 Mail room&amp;Security front desk 에서 코로나 발생하여 1/18까지 봉쇄된 상태 (일정 재조율 예정)</text:p>
            <text:p>→ Jan 24th 5pm(PT) 완료</text:p>
          </table:table-cell>
          <table:table-cell office:value-type="string" table:style-name="ce23">
            <text:p>=HYPERLINK("https://cody-ims.autoever.com/browse/NACLOUD-1128";"NACLOUD-1128 - nacloudstgcomh312.nacloud Host rebooteted due a memory issue 완료")</text:p>
          </table:table-cell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krcloudprdcomdr1403 리부팅</text:p>
          </table:table-cell>
          <table:table-cell office:value-type="string" table:style-name="ce23">
            <text:p>Multibit Memory 에러로 인한 재부팅</text:p>
          </table:table-cell>
          <table:table-cell office:value-type="date" office:date-value="2021-01-02T00:00:00" table:style-name="ce30">
            <text:p>2021-01-02</text:p>
          </table:table-cell>
          <table:table-cell office:value-type="date" office:date-value="2021-01-02T00:00:00" table:style-name="ce30">
            <text:p>2021-01-02</text:p>
          </table:table-cell>
          <table:table-cell office:value-type="string" table:style-name="ce31">
            <text:p>krcloudprdcomdr1403 메모리 장애로 리부팅 발생</text:p>
            <text:p>Evacution 진행</text:p>
            <text:p>1/4 13:30분 메모리 교체 완료</text:p>
          </table:table-cell>
          <table:table-cell office:value-type="string" table:style-name="ce23">
            <text:p>=HYPERLINK("https://cody-ims.autoever.com/browse/KRCLOUD-3998";"KRCLOUD-3998 - krcloudprdcomdr1403 - Memory issue 완료")</text:p>
          </table:table-cell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ccskrecorprg01~04 장애 지원</text:p>
          </table:table-cell>
          <table:table-cell office:value-type="string" table:style-name="ce23">
            <text:p>VM생성, 용도변경, 자빅스 모니터링 등록</text:p>
          </table:table-cell>
          <table:table-cell office:value-type="date" office:date-value="2021-12-31T00:00:00" table:style-name="ce30">
            <text:p>2021-12-31</text:p>
          </table:table-cell>
          <table:table-cell office:value-type="date" office:date-value="2021-12-31T00:00:00" table:style-name="ce30">
            <text:p>2021-12-31</text:p>
          </table:table-cell>
          <table:table-cell office:value-type="string" table:style-name="ce31">
            <text:p>LB 10.11.73.21:8080 서비스 트래픽 급증으로 LB 분배 상황 확인 요청 및 상태 점검</text:p>
            <text:p>신규VM 증설 (4대요청하였으나 자원 부족으로 2대 증설)</text:p>
            <text:p>- ccskrecorprgp05(10.11.67.146)</text:p>
            <text:p>- ccskrecorprgp06(10.11.67.148)</text:p>
            <text:p/>
            <text:p>GIS운영계 VM 용도 변경 및 자빅스 모니터링 항목 변경</text:p>
            <text:p>변경대상VM(기존)</text:p>
            <text:p><text:s/></text:p>
            <text:p>변경VM</text:p>
            <text:p/>
            <text:p>ccskrrprgp086.krcloud (10.11.64.228) ccskrrprgp07_10.11.64.228</text:p>
            <text:p>ccskrrprgp087.krcloud (10.11.64.229) ccskrrprgp08_10.11.64.229</text:p>
            <text:p>ccskrrprgp088.krcloud (10.11.64.230) ccskrrprgp09_10.11.64.230</text:p>
            <text:p/>
            <text:p/>
            <text:p>ccskrrprgp089.krcloud (10.11.64.231)</text:p>
            <text:p/>
            <text:p><text:s/></text:p>
            <text:p/>
            <text:p>ccskrrprgp10_10.11.64.231</text:p>
            <text:p/>
            <text:p>LB에 신규증설 VM 및 용도변경 VM Member 추가</text:p>
          </table:table-cell>
          <table:table-cell office:value-type="string" table:style-name="ce31">
            <text:p>=HYPERLINK("https://cody-ims.autoever.com/browse/KRCLOUD-4004";"KRCLOUD-4004 - ccskecorprg01~04 사용량 급증 으로 인한 LB 분배 확인요청건 완료<text:s/></text:p>
            <text:p/>
            <text:p>KRCLOUD-4005 - GIS LB 지원요청_1231 완료<text:s/></text:p>
            <text:p/>
            <text:p>KRCLOUD-4006 - 국내 GIS 운영계 VM서버 증설 요청 건 완료<text:s/></text:p>
            <text:p/>
            <text:p>KRCLOUD-4007 - 국내 GIS 운영계 NAS 권한 요청 건 완료<text:s/></text:p>
            <text:p/>
            <text:p>KRCLO</text:p>
          </table:table-cell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Pivotal healthwatch 1번 VM 기동 불가</text:p>
          </table:table-cell>
          <table:table-cell office:value-type="string" table:style-name="ce23">
            <text:p>서버 reboot 이후 OS 볼륨 이상으로 정상기동 불가</text:p>
          </table:table-cell>
          <table:table-cell office:value-type="string" table:style-name="ce24">
            <text:p>2022-01-21~</text:p>
          </table:table-cell>
          <table:table-cell office:value-type="date" office:date-value="2022-01-26T00:00:00" table:style-name="ce30">
            <text:p>2022-01-26</text:p>
          </table:table-cell>
          <table:table-cell office:value-type="string" table:style-name="ce31">
            <text:p>VM 이중화로 서비스 영향도는 없음</text:p>
            <text:p>openstack상 OS 볼륨 정보가 꼬여있어 pivotal-openstack 연결 과정에서 잘못된 정보를 인식해 VM recreate 불가</text:p>
            <text:p>openstack volume 정보 재 갱신 후 이슈 해결</text:p>
          </table:table-cell>
          <table:table-cell table:style-name="ce23"/>
          <table:table-cell table:style-name="ce32"/>
          <table:table-cell table:number-columns-repeated="16370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IPMI 점검 스크립트 사용 불가</text:p>
          </table:table-cell>
          <table:table-cell office:value-type="string" table:style-name="ce23">
            <text:p>IPMI 점검 스크립트 불가능 개선</text:p>
          </table:table-cell>
          <table:table-cell office:value-type="date" office:date-value="2022-01-01T00:00:00" table:style-name="ce30">
            <text:p>2022-01-01</text:p>
          </table:table-cell>
          <table:table-cell office:value-type="date" office:date-value="2022-01-12T00:00:00" table:style-name="ce30">
            <text:p>2022-01-12</text:p>
          </table:table-cell>
          <table:table-cell office:value-type="string" table:style-name="ce31">
            <text:p>IPMI 점검 스크립트 사용불가능 한 리전에 대해 개선</text:p>
            <text:p/>
            <text:p>→ EU : 방화벽에서 IPMI 대역대 차단 (HEAE 방화벽, 클라우드 방화벽) : 조치완료</text:p>
            <text:p/>
            <text:p><text:s/>NA : 서버 신규 증설에 따른 점검스크립트 대상 업데이트 완료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Diagnostic test 완료 (Pass)</text:p>
          </table:table-cell>
          <table:table-cell office:value-type="string" table:style-name="ce23">
            <text:p>검증계 EUCloudStgComc05 재부팅 발생</text:p>
          </table:table-cell>
          <table:table-cell office:value-type="date" office:date-value="2021-07-30T00:00:00" table:style-name="ce30">
            <text:p>2021-07-30</text:p>
          </table:table-cell>
          <table:table-cell office:value-type="string" table:style-name="ce24">
            <text:p>2022.01.06</text:p>
          </table:table-cell>
          <table:table-cell office:value-type="string" table:style-name="ce31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23">
            <text:p>=HYPERLINK("https://cody-ims.autoever.com/browse/EUCLOUD-1113";"EUCLOUD-1113 - eucloudstgcomc05.eucloud ping failed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Diagnostic test 완료 (Pass)</text:p>
          </table:table-cell>
          <table:table-cell office:value-type="string" table:style-name="ce23">
            <text:p>검증계 EUCloudStgComc05 재부팅 발생</text:p>
          </table:table-cell>
          <table:table-cell office:value-type="date" office:date-value="2021-07-30T00:00:00" table:style-name="ce30">
            <text:p>2021-07-30</text:p>
          </table:table-cell>
          <table:table-cell office:value-type="string" table:style-name="ce24">
            <text:p>2022.01.06</text:p>
          </table:table-cell>
          <table:table-cell office:value-type="string" table:style-name="ce31">
            <text:p>Case open 진행 결과 H/W Fault 관련 내용은 확인되지 않음</text:p>
            <text:p/>
            <text:p>Diagnostic test 진행 권고 받음</text:p>
            <text:p/>
            <text:p>호스트 재부팅 필요, 검증계 Migration 자원 리소스 부족</text:p>
            <text:p/>
            <text:p>→ Rescue노드 존재 하지않아 PAAS존으로 마이그레이션 후 진행예정</text:p>
            <text:p/>
            <text:p>→ HOST 비우는 작업 - 완료, Diagnostic test 완료 (Pass), Zone에 편입 예정</text:p>
          </table:table-cell>
          <table:table-cell office:value-type="string" table:style-name="ce23">
            <text:p>=HYPERLINK("https://cody-ims.autoever.com/browse/EUCLOUD-1113";"EUCLOUD-1113 - eucloudstgcomc05.eucloud ping failed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cloudstgcomc05.eucloud Re-location 완료</text:p>
          </table:table-cell>
          <table:table-cell office:value-type="string" table:style-name="ce23">
            <text:p>eucloudstgcomc18 → eucloudstgcomc05 라이브 마이그레이션</text:p>
          </table:table-cell>
          <table:table-cell office:value-type="date" office:date-value="2022-01-13T00:00:00" table:style-name="ce30">
            <text:p>2022-01-13</text:p>
          </table:table-cell>
          <table:table-cell office:value-type="date" office:date-value="2022-01-14T00:00:00" table:style-name="ce30">
            <text:p>2022-01-14</text:p>
          </table:table-cell>
          <table:table-cell office:value-type="string" table:style-name="ce31">
            <text:p>Case open 진행 결과 H/W Fault 관련 내용은 확인되지 않아 Diagnostic test 진행</text:p>
            <text:p>→ Diagnostic(H/W 정밀 테스트) 테스트 결과, 모두 PASSED로 확인되어 케이스 종료</text:p>
            <text:p/>
            <text:p/>
            <text:p>기존에 eucloudstgcomc18 HOST에 위치하여 있던 VM을 eucloudstgcomc05로 라이브 마이그레이션</text:p>
            <text:p>→ KST 2022-01-14 AM 10:00 작업 완료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31">
            <text:p>검증계 cncloudstgcomc01 Error log 발생</text:p>
            <text:p/>
            <text:p>Storage Controller 에러 로그</text:p>
          </table:table-cell>
          <table:table-cell office:value-type="string" table:style-name="ce23">
            <text:p>cncloudstgcomc01.cntms Raid 카드 교체</text:p>
          </table:table-cell>
          <table:table-cell office:value-type="date" office:date-value="2021-06-11T00:00:00" table:style-name="ce30">
            <text:p>2021-06-11</text:p>
          </table:table-cell>
          <table:table-cell office:value-type="string" table:style-name="ce24">
            <text:p>2022.01.06</text:p>
          </table:table-cell>
          <table:table-cell office:value-type="string" table:style-name="ce31">
            <text:p>지주사에서 자체 서버 유지보수 하고있는 업체에 건당으로 지불 후 RMA 진행</text:p>
            <text:p>HOST 비우는 작업 - 01/05 완료, 01/06 메모리 교체 완료</text:p>
            <text:p>VM 재배치 완료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1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CCS FAS8200 SAS Disk Failed</text:p>
          </table:table-cell>
          <table:table-cell office:value-type="string" table:style-name="ce23">
            <text:p>CCS FAS8200 SAS Disk 교체</text:p>
          </table:table-cell>
          <table:table-cell office:value-type="date" office:date-value="2022-01-12T00:00:00" table:style-name="ce30">
            <text:p>2022-01-12</text:p>
          </table:table-cell>
          <table:table-cell office:value-type="date" office:date-value="2022-01-17T00:00:00" table:style-name="ce30">
            <text:p>2022-01-17</text:p>
          </table:table-cell>
          <table:table-cell office:value-type="string" table:style-name="ce23">
            <text:p>현지 엔지니어 방문하여, Disk 교체 완료 후 이테크시스템 모지석 차장이 원격으로 정상 작동 확인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2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etapp 메모리 파트 교체 진행 예정</text:p>
          </table:table-cell>
          <table:table-cell office:value-type="string" table:style-name="ce23">
            <text:p>NA_CLOUD_PRD_AFF800_01 AutoSupport Alert발생</text:p>
          </table:table-cell>
          <table:table-cell office:value-type="date" office:date-value="2022-02-08T00:00:00" table:style-name="ce30">
            <text:p>2022-02-08</text:p>
          </table:table-cell>
          <table:table-cell office:value-type="date" office:date-value="2022-02-15T00:00:00" table:style-name="ce30">
            <text:p>2022-02-15</text:p>
          </table:table-cell>
          <table:table-cell office:value-type="string" table:style-name="ce31">
            <text:p>DIMM-11번 이슈로 인한 파트 교체</text:p>
            <text:p>PT Feb. 14 10PM / KST 2/15 오후3시 (완료)</text:p>
          </table:table-cell>
          <table:table-cell office:value-type="string" table:style-name="ce31">
            <text:p>=HYPERLINK("https://cody-ims.autoever.com/browse/NACLOUD-1179";"NACLOUD-1179 - NA_CLOUD_PRD_AFF800_01 모니터링 완료<text:s/></text:p>
            <text:p/>
            <text:p>Ahmed, 임예슬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2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CloudPrdBL-B 재부팅 발생</text:p>
          </table:table-cell>
          <table:table-cell office:value-type="string" table:style-name="ce23">
            <text:p>EUCloudPrdBL-B 재부팅 벤더사 문의</text:p>
          </table:table-cell>
          <table:table-cell office:value-type="date" office:date-value="2021-02-01T00:00:00" table:style-name="ce30">
            <text:p>2021-02-01</text:p>
          </table:table-cell>
          <table:table-cell office:value-type="date" office:date-value="2021-02-14T00:00:00" table:style-name="ce30">
            <text:p>2021-02-14</text:p>
          </table:table-cell>
          <table:table-cell office:value-type="string" table:style-name="ce31">
            <text:p>스위치 리부팅 - due to kernel panic</text:p>
            <text:p/>
            <text:p>현상: 스위치 모니터링 툴인 watchdog이 소프트웨어와 하드웨어간의 통신의 문제가 확인되어 자동 리부팅 됨.</text:p>
            <text:p/>
            <text:p>현 상황:</text:p>
            <text:p><text:s/>- watchdog이 발생한 후, 벤더사 분석하였으나 발생원인 확인되지 않음.</text:p>
            <text:p><text:s/>- 일주일간 모니터링 후,watchdog reboot 재발생시 하드웨어 이슈로 판단하여 RMA 진행 예정.</text:p>
            <text:p><text:s/>- 모니터링 기간동안 동일 이슈 발생하지 않아 케이스 종료됨.</text:p>
          </table:table-cell>
          <table:table-cell office:value-type="string" table:style-name="ce31">
            <text:p>=HYPERLINK("https://cody-ims.autoever.com/browse/EUCLOUD-1724";"EUCLOUD-1724 - EUCloudPrdBL-B | Switch reboot 완료<text:s/></text:p>
            <text:p/>
            <text:p>Ahmed, 임예슬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2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TMS-FW HA Failure발생</text:p>
          </table:table-cell>
          <table:table-cell office:value-type="string" table:style-name="ce23">
            <text:p>EUTMS-FW HA Failure발생으로 HA재가동으로 정상화</text:p>
          </table:table-cell>
          <table:table-cell office:value-type="date" office:date-value="2022-02-14T00:00:00" table:style-name="ce30">
            <text:p>2022-02-14</text:p>
          </table:table-cell>
          <table:table-cell office:value-type="date" office:date-value="2022-02-14T00:00:00" table:style-name="ce30">
            <text:p>2022-02-14</text:p>
          </table:table-cell>
          <table:table-cell office:value-type="string" table:style-name="ce31">
            <text:p>EUTMS-FW HA Failure발생.</text:p>
            <text:p>Failover 로그중, "Inspection engine in other unit has failed due to snort and disk failure"확인됨.</text:p>
            <text:p>방화벽 1호기 Disk 에러발생하여 1호기 HA가 다운.</text:p>
            <text:p>버그현상으로 Disk 문제는 없는 상태에서 디스크 에러 발생된 건으로 벤더사 케이스 오픈됨.</text:p>
          </table:table-cell>
          <table:table-cell office:value-type="string" table:style-name="ce31">
            <text:p>=HYPERLINK("https://cody-ims.autoever.com/browse/EUCLOUD-1777";"EUCLOUD-1777 - EU FW HA Failure 완료<text:s/></text:p>
            <text:p/>
            <text:p>임예슬, 남원우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2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 BM Zabbix</text:p>
          </table:table-cell>
          <table:table-cell office:value-type="string" table:style-name="ce23">
            <text:p>일부 아이템 수집데이터 누락 발생</text:p>
          </table:table-cell>
          <table:table-cell office:value-type="date" office:date-value="2021-11-15T00:00:00" table:style-name="ce30">
            <text:p>2021-11-15</text:p>
          </table:table-cell>
          <table:table-cell office:value-type="date" office:date-value="2022-02-14T00:00:00" table:style-name="ce30">
            <text:p>2022-02-14</text:p>
          </table:table-cell>
          <table:table-cell office:value-type="string" table:style-name="ce31">
            <text:p>유럽 회선 증설 후 BM Zabbix에서 SNMP 수집중인 데이터 일부 누락 발생</text:p>
            <text:p>=&gt; 원인 : 장비 전송속도가 빠를경우 32bit SNMP 사용시 데이터 누락 발생하는 이슈 존재</text:p>
            <text:p>=&gt; 64bit SNMP를 적용한 아이템을 생성하여 테스트한 결과 정상 수집 되는 것을 확인됨 (01/25)</text:p>
            <text:p>=&gt; 수정된 템플릿 적용 완료(2/14)</text:p>
          </table:table-cell>
          <table:table-cell office:value-type="string" table:style-name="ce31">
            <text:p>=HYPERLINK("https://cody-ims.autoever.com/browse/EUCLOUD-1490";"EUCLOUD-1490 - EU Local BM - EU All BM 수집 자료 부족 완료<text:s/></text:p>
            <text:p/>
            <text:p>정진호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2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 DB CPU steal time 발생</text:p>
          </table:table-cell>
          <table:table-cell office:value-type="string" table:style-name="ce23">
            <text:p>CPU증설 후 steal time 발생</text:p>
          </table:table-cell>
          <table:table-cell office:value-type="date" office:date-value="2022-02-02T00:00:00" table:style-name="ce30">
            <text:p>2022-02-02</text:p>
          </table:table-cell>
          <table:table-cell office:value-type="date" office:date-value="2022-02-15T00:00:00" table:style-name="ce30">
            <text:p>2022-02-15</text:p>
          </table:table-cell>
          <table:table-cell office:value-type="string" table:style-name="ce31">
            <text:p>DB VM을 증설하며 1대의 VM이 호스트의 CPU를 100% 사용 (72core)</text:p>
            <text:p>물리호스트와 VM간 CPU경합 발생</text:p>
            <text:p>쿼리 튜닝을 통해 CPU 사용률을 감소시킴, steal time 알람도 더 이상 발생하지 않는 것 확인</text:p>
            <text:p>추후 서비스별로 DB분리 필요</text:p>
          </table:table-cell>
          <table:table-cell office:value-type="string" table:style-name="ce31">
            <text:p>=HYPERLINK("https://cody-ims.autoever.com/browse/EUCLOUD-1722";"EUCLOUD-1722 - ccseudbp01 steal time 발생 완료<text:s/></text:p>
            <text:p/>
            <text:p>정진호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2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cloudprdcomd307.eucloud</text:p>
          </table:table-cell>
          <table:table-cell office:value-type="string" table:style-name="ce23">
            <text:p>eucloudprdcomd307.eucloud rebooted</text:p>
          </table:table-cell>
          <table:table-cell office:value-type="date" office:date-value="2022-02-18T00:00:00" table:style-name="ce30">
            <text:p>2022-02-18</text:p>
          </table:table-cell>
          <table:table-cell office:value-type="date" office:date-value="2022-02-18T00:00:00" table:style-name="ce30">
            <text:p>2022-02-18</text:p>
          </table:table-cell>
          <table:table-cell office:value-type="string" table:style-name="ce31">
            <text:p>cpu resting error ,crash log ladvd enabled <text:s/>,Disable ladvd</text:p>
          </table:table-cell>
          <table:table-cell office:value-type="string" table:style-name="ce31">
            <text:p>=HYPERLINK("https://cody-ims.autoever.com/browse/EUCLOUD-1811";"EUCLOUD-1811 - eucloudprdcomd307.eucloud rebooted 완료<text:s/></text:p>
            <text:p/>
            <text:p>Ahmed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2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방화벽 서비스 장애</text:p>
          </table:table-cell>
          <table:table-cell office:value-type="string" table:style-name="ce23">
            <text:p>EU FW-A, FW-B 리소스 부족</text:p>
          </table:table-cell>
          <table:table-cell office:value-type="date" office:date-value="2022-02-11T00:00:00" table:style-name="ce30">
            <text:p>2022-02-11</text:p>
          </table:table-cell>
          <table:table-cell office:value-type="date" office:date-value="2022-02-21T00:00:00" table:style-name="ce30">
            <text:p>2022-02-21</text:p>
          </table:table-cell>
          <table:table-cell office:value-type="string" table:style-name="ce31">
            <text:p>유럽 방화벽 Cisco Firepower 2130장비 IPS CPU 리소스 부족으로 서비스 지연 장애 발생</text:p>
            <text:p>→ 장애 시 CPU 사용률 99%~100%로</text:p>
            <text:p>→ zabbix ping fail 및 sbs, mcp, gis서비스 지연 발생</text:p>
            <text:p>방화벽 기능 최소화 적용 하였으나 리소스 자원 개선되지 않음</text:p>
            <text:p>→ 로깅 disable, IPS rule 정책 최소화, 일부 사용률 높은 서비스 IPS disable (tomtom, aws연동 구간, 차량↔ sbs구간 등)</text:p>
            <text:p>→ 개선되지 않아 유럽 peak time시 sbs서비스 재기동, 방화벽 fail-over 진행하여 커넥션 정리 등 단발성 조치 진행<text:s/></text:p>
            <text:p>(한국시간 23시 ~ 02시 상황 지속 발생)</text:p>
            <text:p>신규 방화벽 cisco 2140장비로 교체 완료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IPMI 점검 스크립트 사용 불가</text:p>
          </table:table-cell>
          <table:table-cell office:value-type="string" table:style-name="ce23">
            <text:p>IPMI 점검 스크립트 불가능 개선</text:p>
          </table:table-cell>
          <table:table-cell office:value-type="date" office:date-value="2022-01-01T00:00:00" table:style-name="ce30">
            <text:p>2022-01-01</text:p>
          </table:table-cell>
          <table:table-cell office:value-type="date" office:date-value="2022-03-01T00:00:00" table:style-name="ce30">
            <text:p>2022-03-01</text:p>
          </table:table-cell>
          <table:table-cell office:value-type="string" table:style-name="ce31">
            <text:p>SG : 서버 신규 증설에 따른 점검스크립트 대상 업데이트 완료</text:p>
            <text:p/>
            <text:p>→ SG : 인도팀 deploy 접근 불가 : 1월 28일 안으로 방화벽 오픈 해주겠다는 답변 받음</text:p>
            <text:p/>
            <text:p>그 외 리전은 IPMI 점검 스크립트 정상 작동 확인 완료</text:p>
            <text:p/>
            <text:p>인도팀 SG deploy 방화벽 오픈 확인 답변 대기중 =&gt; 오픈 완료했다고 전달 받음</text:p>
            <text:p>인도팀 SG deploy 아직 접속 불가로, 방화벽 확인요청 예정</text:p>
            <text:p>현재 SG deploy SSL VPN 실행해야 접근이 가능하여, 인도팀 =&gt; SSL VPN URL 방화벽 오픈 신청 예정</text:p>
            <text:p>SG Firewall에서 방화벽 오픈 후 접속 가능, 스크립트 동작 확인 완료</text:p>
          </table:table-cell>
          <table:table-cell office:value-type="string" table:style-name="ce23">
            <text:p>이시형 매니저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SG STG Zabbix agent 설치 및 연동</text:p>
          </table:table-cell>
          <table:table-cell office:value-type="string" table:style-name="ce23">
            <text:p>SG STG Zabbix 구성 후 Agent 연동</text:p>
          </table:table-cell>
          <table:table-cell office:value-type="date" office:date-value="2022-03-10T00:00:00" table:style-name="ce30">
            <text:p>2022-03-10</text:p>
          </table:table-cell>
          <table:table-cell office:value-type="date" office:date-value="2022-03-15T00:00:00" table:style-name="ce30">
            <text:p>2022-03-15</text:p>
          </table:table-cell>
          <table:table-cell office:value-type="string" table:style-name="ce31">
            <text:p>싱가폴 검증계 Zabbix Server 설치 완료 (오정완 책임)</text:p>
            <text:p>기 생성된 VM대상으로 Zabbix Agent 설치 진행중 ( ansible 사용을 위한 방화벽 정책 허용 완료 )</text:p>
            <text:p>=&gt; zabbix agent 설치 진행 중</text:p>
            <text:p>기존 STG VM중 PRD Zabbbix에 연동된 VM대상 Zabbix Server target IP 변경 필요</text:p>
            <text:p>=&gt; 완료</text:p>
          </table:table-cell>
          <table:table-cell office:value-type="string" table:style-name="ce31">
            <text:p>=HYPERLINK("https://cody-ims.autoever.com/browse/SGCLOUD-465";"SGCLOUD-465 - 싱가폴 zabbix server 생성요청 완료<text:s/></text:p>
            <text:p/>
            <text:p>우전성/Ahmed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R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RU FW Commit 실패</text:p>
          </table:table-cell>
          <table:table-cell office:value-type="string" table:style-name="ce23">
            <text:p>정책 추가 후 Commit 시 실패</text:p>
          </table:table-cell>
          <table:table-cell office:value-type="date" office:date-value="2021-11-12T00:00:00" table:style-name="ce30">
            <text:p>2021-11-12</text:p>
          </table:table-cell>
          <table:table-cell office:value-type="date" office:date-value="2022-03-17T00:00:00" table:style-name="ce30">
            <text:p>2022-03-17</text:p>
          </table:table-cell>
          <table:table-cell office:value-type="string" table:style-name="ce31">
            <text:p>방화벽 정책 추가 후 적용(Commit) 버튼 클릭 시 간헐적으로 Fail 발생</text:p>
            <text:p>문제 발생 시 Roll-Back 후 적용하면 되지만 적용 정책이 많은 경우 작업에 어려움이 있음</text:p>
            <text:p>RU Paloalto 방화벽은 유지 보수 계약이 되어 있지 않아 문제 해결이 어려움</text:p>
            <text:p>01/10 RU CLOUD FW의 경우 On site 유지보수 개념이 없어 HAER 인프라팀이 밴더사 가이드 받아 직접 실행</text:p>
            <text:p>케이스오픈 진행 예정</text:p>
            <text:p>러시아 법인 담당자에게 이슈사항 전달 완료, 일정 조율 중</text:p>
            <text:p>해당 이슈 내용 정리하여 메일 정승화 책임에게 전달 되었으나 방화벽 엔지니어에게 내용 전달이 누락되어 2022.02.16. 리마인드 메일 전송</text:p>
            <text:p>어플리케이션 버전 8542-7288 로 업데이트 및 설치 하여 조치 완료되었습니다. 재 발생이 안되도록, 새 어플리케이션 설치를 방지하기 위해 다이나믹 업데이트를 비활성화 하였습니다.</text:p>
          </table:table-cell>
          <table:table-cell office:value-type="string" table:style-name="ce31">
            <text:p>=HYPERLINK("https://cody-ims.autoever.com/browse/RUCLOUD-522";"RUCLOUD-522 - RUCLOUD FW PRD/STG Commit Fail 완료<text:s/></text:p>
            <text:p/>
            <text:p>Ahmed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팔로알토 방화벽8.1.x 버전 EOS</text:p>
          </table:table-cell>
          <table:table-cell office:value-type="string" table:style-name="ce31">
            <text:p>Paloalto FW OS 업그레이드</text:p>
            <text:p/>
            <text:p>8.1.x → 9.1.12</text:p>
          </table:table-cell>
          <table:table-cell office:value-type="date" office:date-value="2022-02-09T00:00:00" table:style-name="ce30">
            <text:p>2022-02-09</text:p>
          </table:table-cell>
          <table:table-cell office:value-type="string" table:style-name="ce34">
            <text:p>(완료) NA STG - KST 2/16 3PM</text:p>
            <text:p/>
            <text:p>(완료) NA PRD - KST 2/24 3PM</text:p>
          </table:table-cell>
          <table:table-cell office:value-type="string" table:style-name="ce31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팔로알토 방화벽8.1.x 버전 EOS</text:p>
          </table:table-cell>
          <table:table-cell office:value-type="string" table:style-name="ce31">
            <text:p>Paloalto FW OS 업그레이드</text:p>
            <text:p/>
            <text:p>8.1.x → 9.1.12</text:p>
          </table:table-cell>
          <table:table-cell office:value-type="date" office:date-value="2022-02-09T00:00:00" table:style-name="ce30">
            <text:p>2022-02-09</text:p>
          </table:table-cell>
          <table:table-cell office:value-type="string" table:style-name="ce34">
            <text:p>(완료) NA STG - KST 2/16 3PM</text:p>
            <text:p/>
            <text:p>(완료) NA PRD - KST 2/24 3PM</text:p>
          </table:table-cell>
          <table:table-cell office:value-type="string" table:style-name="ce31">
            <text:p>팔로알토 방화벽 8.1.x 버전 EOS로 인한 OS업그레이드<text:s/></text:p>
            <text:p>8.1.x → 9.1.12 버전 업그레이드</text:p>
            <text:p>Name IP AS-IS PAN-OS TO-BE PAN-OS</text:p>
            <text:p/>
            <text:p/>
            <text:p>NaCloudStgFW-A</text:p>
            <text:p/>
            <text:p>NaCloudStgFW-B</text:p>
            <text:p/>
            <text:p>NaCloudPrdFW-A</text:p>
            <text:p/>
            <text:p>NaCloudPrdFW-B</text:p>
            <text:p/>
            <text:p><text:s/></text:p>
            <text:p/>
            <text:p>10.119.99.130</text:p>
            <text:p/>
            <text:p>10.119.99.131</text:p>
            <text:p/>
            <text:p>10.119.99.70</text:p>
            <text:p/>
            <text:p>10.119.99.71</text:p>
            <text:p/>
            <text:p><text:s/></text:p>
            <text:p/>
            <text:p>PAN-OS 8.1.20</text:p>
            <text:p/>
            <text:p>PAN-OS 8.1.20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  <text:p/>
            <text:p>PAN-OS 9.1.12</text:p>
            <text:p/>
            <text:p>PAN-OS 9.1.12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cloudstglcomd02 Fan issues</text:p>
          </table:table-cell>
          <table:table-cell office:value-type="string" table:style-name="ce23">
            <text:p>nacloudstglcomd02 fan replacement schedule</text:p>
          </table:table-cell>
          <table:table-cell office:value-type="date" office:date-value="2022-02-24T00:00:00" table:style-name="ce30">
            <text:p>2022-02-24</text:p>
          </table:table-cell>
          <table:table-cell office:value-type="date" office:date-value="2022-03-04T00:00:00" table:style-name="ce30">
            <text:p>2022-03-04</text:p>
          </table:table-cell>
          <table:table-cell office:value-type="string" table:style-name="ce31">
            <text:p>VM live migration to rescue Node : Completed.</text:p>
            <text:p/>
            <text:p>-Fan replacement : In Progress</text:p>
            <text:p><text:s text:c="256"/>교체 완료</text:p>
          </table:table-cell>
          <table:table-cell office:value-type="string" table:style-name="ce23">
            <text:p>Ahmed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31">
            <text:p>운영계 Dell 서버</text:p>
            <text:p/>
            <text:p>iDRAC v4.22.0.0버전 업그레이드</text:p>
          </table:table-cell>
          <table:table-cell office:value-type="string" table:style-name="ce31">
            <text:p>Dell iDRAC 4.20.20.20 이전 버전 - 보안 취약점 개선</text:p>
            <text:p/>
            <text:p>(간혹 BIOS와 iDrac 버전의 차이가 많이 날 경우 BIOS 와 iDrac 간의 통신 오류가 발생 되기도 하여, 벤더사로 부터 iDrac Upgrade 시 BIOS Upgrade 진행 권장 받음)</text:p>
            <text:p/>
            <text:p/>
            <text:p/>
            <text:p/>
            <text:p>NA 운영계 Dell서버</text:p>
            <text:p/>
            <text:p>iDrac to v4.22.0.0/BIOS to v2.8.2 업그레이드</text:p>
            <text:p>(라이브마이그레이션 이슈 해소를 위한) VM 재부팅</text:p>
          </table:table-cell>
          <table:table-cell office:value-type="string" table:style-name="ce24">
            <text:p>2020년 9월</text:p>
          </table:table-cell>
          <table:table-cell office:value-type="date" office:date-value="2022-03-23T00:00:00" table:style-name="ce30">
            <text:p>2022-03-23</text:p>
          </table:table-cell>
          <table:table-cell office:value-type="string" table:style-name="ce31">
            <text:p>NA 운영계</text:p>
            <text:p/>
            <text:p>- Rescue node 2대 사용 가능</text:p>
            <text:p/>
            <text:p>- 완료</text:p>
            <text:p/>
            <text:p>- Compute node * 18EA</text:p>
            <text:p/>
            <text:p>- Controller node * 3EA</text:p>
            <text:p/>
            <text:p>- SDN node * 3EA</text:p>
            <text:p/>
            <text:p/>
            <text:p>- Admin node * 2EA</text:p>
          </table:table-cell>
          <table:table-cell office:value-type="string" table:style-name="ce31">
            <text:p>=HYPERLINK("https://cody-ims.autoever.com/browse/NACLOUD-574";"NACLOUD-574 - Dell node Bios &amp; idrac upgrade 완료<text:s/></text:p>
            <text:p/>
            <text:p>NACLOUD-715 - nacloudprdlcomd12 마이그레이션 to original host 완료<text:s/></text:p>
            <text:p/>
            <text:p>NACLOUD-984 - PRD_adm's iDrac/BIOS 업그레이드 완료<text:s/></text:p>
            <text:p/>
            <text:p>NACLOUD-1099 - PRD_ctrl,sdn's iDrac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cloudprdcomd512 물리서버 다운 상태</text:p>
          </table:table-cell>
          <table:table-cell office:value-type="string" table:style-name="ce23">
            <text:p>nacloudprdcomd512</text:p>
          </table:table-cell>
          <table:table-cell office:value-type="date" office:date-value="2022-02-27T00:00:00" table:style-name="ce30">
            <text:p>2022-02-27</text:p>
          </table:table-cell>
          <table:table-cell office:value-type="date" office:date-value="2022-03-26T00:00:00" table:style-name="ce30">
            <text:p>2022-03-26</text:p>
          </table:table-cell>
          <table:table-cell office:value-type="string" table:style-name="ce31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23">
            <text:p>=HYPERLINK("https://cody-ims.autoever.com/browse/NACLOUD-1229";"NACLOUD-1229 - nacloudprdcomd512 got ping fail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방화벽 교체</text:p>
          </table:table-cell>
          <table:table-cell office:value-type="string" table:style-name="ce23">
            <text:p>EU Cisco Firepower 2130장비 교체</text:p>
          </table:table-cell>
          <table:table-cell office:value-type="date" office:date-value="2022-02-21T00:00:00" table:style-name="ce30">
            <text:p>2022-02-21</text:p>
          </table:table-cell>
          <table:table-cell office:value-type="date" office:date-value="2022-03-02T00:00:00" table:style-name="ce30">
            <text:p>2022-03-02</text:p>
          </table:table-cell>
          <table:table-cell office:value-type="string" table:style-name="ce31">
            <text:p>유럽 방화벽 cisco firepower 2130장비를 cicso firepower 2140장비로 교체 예정</text:p>
            <text:p>→ PM : 보안서비스팀 변혜성 책임</text:p>
            <text:p>이슈사항</text:p>
            <text:p>→ Cisco Firepower 2140 현지 중고 구매 장비로서 Cisco case 지원은 가능하나 기술지원 체계 준비되지 않음</text:p>
            <text:p>→ 변혜성 책임이 한국 파트너사 통해 기술지원 가능여부 확인 중. (장애 시 원인분석, 트러블 슈팅 등 필요)</text:p>
            <text:p>→ Cisco Firepower 2140장비 파트너사 유지보수 계약 필요. (기술지원 체계 필요)</text:p>
            <text:p>일정</text:p>
            <text:p>→ 한국시간 2월 21일 ~ 22일 중 진행하는 것으로 스케쥴링 조율 중</text:p>
            <text:p>→ 한국시간 2월 21일 교체 완료</text:p>
            <text:p>모니터링</text:p>
            <text:p>방화벽 교체 후 Peak 시간 CPU사용률 60%</text:p>
            <text:p>→ disable 해두었던 기능 원복 진행중</text:p>
            <text:p>logging (22일 완료), IPS (23일~24일 일부 완료), pre-filter(추후 스케쥴 예정)</text:p>
            <text:p>IPS enable 원복 진행 완료 (3월 2일)</text:p>
          </table:table-cell>
          <table:table-cell office:value-type="string" table:style-name="ce23">
            <text:p>우전성 매니저, 정종인 매니저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팔로알토 방화벽8.1.x 버전 EOS</text:p>
          </table:table-cell>
          <table:table-cell office:value-type="string" table:style-name="ce31">
            <text:p>Paloalto FW OS 업그레이드</text:p>
            <text:p/>
            <text:p>8.1.18 → 9.1.12</text:p>
          </table:table-cell>
          <table:table-cell office:value-type="date" office:date-value="2022-03-03T00:00:00" table:style-name="ce30">
            <text:p>2022-03-03</text:p>
          </table:table-cell>
          <table:table-cell office:value-type="string" table:style-name="ce34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31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31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팔로알토 방화벽8.1.x 버전 EOS</text:p>
          </table:table-cell>
          <table:table-cell office:value-type="string" table:style-name="ce31">
            <text:p>Paloalto FW OS 업그레이드</text:p>
            <text:p/>
            <text:p>8.1.18 → 9.1.12</text:p>
          </table:table-cell>
          <table:table-cell office:value-type="date" office:date-value="2022-03-03T00:00:00" table:style-name="ce30">
            <text:p>2022-03-03</text:p>
          </table:table-cell>
          <table:table-cell office:value-type="string" table:style-name="ce34">
            <text:p>CN PRD/STG FW - A,B 업그레이드 : (진행중)KST 3월 1일 01시</text:p>
            <text:p>=&gt; OS업그레이드 중 GlobalProtect agent 관련 버그로 인해 업그레이드 중단</text:p>
            <text:p/>
            <text:p/>
            <text:p>후속일정 진행완료 : KST 3월 3일 23시<text:s/></text:p>
            <text:p/>
            <text:p>Name IP AS-IS PAN-OS TO-BE PAN-OS</text:p>
            <text:p/>
            <text:p/>
            <text:p>CNCloudPrd/StgFW-A</text:p>
            <text:p/>
            <text:p>CNCloudPrd/StgFW-B</text:p>
            <text:p/>
            <text:p><text:s/></text:p>
            <text:p/>
            <text:p>10.109.161.18</text:p>
            <text:p/>
            <text:p>10.109.161.19</text:p>
            <text:p/>
            <text:p><text:s/></text:p>
            <text:p/>
            <text:p>PAN-OS 8.1.18</text:p>
            <text:p/>
            <text:p>PAN-OS 8.1.18</text:p>
            <text:p/>
            <text:p><text:s/></text:p>
            <text:p/>
            <text:p>PAN-OS 9.1.12</text:p>
            <text:p/>
            <text:p>PAN-OS 9.1.12</text:p>
          </table:table-cell>
          <table:table-cell office:value-type="string" table:style-name="ce31">
            <text:p>팔로알토 방화벽 8.1.x 버전 EOS로 인한 OS업그레이드<text:s/></text:p>
            <text:p>8.1.x → 9.1.12 버전 업그레이드</text:p>
          </table:table-cell>
          <table:table-cell office:value-type="string" table:style-name="ce31">
            <text:p>=HYPERLINK("https://cody-ims.autoever.com/browse/CNCLOUD-1804";"CNCLOUD-1804 - CN Paloalto FW Upgrade 완료<text:s/></text:p>
            <text:p/>
            <text:p>CN : 임예슬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3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중국 검증계 k8s etcd 이슈</text:p>
          </table:table-cell>
          <table:table-cell office:value-type="string" table:style-name="ce23">
            <text:p>중국 검증계 rancher 서버 비정상 동작</text:p>
          </table:table-cell>
          <table:table-cell office:value-type="date" office:date-value="2022-03-04T00:00:00" table:style-name="ce30">
            <text:p>2022-03-04</text:p>
          </table:table-cell>
          <table:table-cell office:value-type="date" office:date-value="2022-03-10T00:00:00" table:style-name="ce30">
            <text:p>2022-03-10</text:p>
          </table:table-cell>
          <table:table-cell office:value-type="string" table:style-name="ce31">
            <text:p>CN STG 클라우드 내 Rancher 서비스 배포 후 ETCD 에러 발생</text:p>
            <text:p>중국 검증계는 ceph스토리지 사용중으로 etcd를 clustering 하기위해서는 100ms로 health-check가 필요하나</text:p>
            <text:p>현재 300~500ms이상으로 지연 발생</text:p>
            <text:p>상용 스토리지 구매 혹은 etcd 튜닝 필요</text:p>
          </table:table-cell>
          <table:table-cell office:value-type="string" table:style-name="ce31">
            <text:p>=HYPERLINK("https://cody-ims.autoever.com/browse/CNCLOUD-1831";"CNCLOUD-1831 - 중국 검증계 오픈스택 점검 요청 완료<text:s/></text:p>
            <text:p/>
            <text:p>우전성/Ahmed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SG STG CPU Feature 이슈</text:p>
          </table:table-cell>
          <table:table-cell office:value-type="string" table:style-name="ce23">
            <text:p>신규 도입 호스트 라이브마이그레이션 불가</text:p>
          </table:table-cell>
          <table:table-cell office:value-type="date" office:date-value="2022-02-28T00:00:00" table:style-name="ce30">
            <text:p>2022-02-28</text:p>
          </table:table-cell>
          <table:table-cell table:style-name="ce24"/>
          <table:table-cell office:value-type="string" table:style-name="ce31">
            <text:p>싱가폴 기존 호스트와 신규 도입 호스트 간 VM라이브 마이그레이션 불가</text:p>
            <text:p>=&gt; 기존 서버와 신규도입 서버간 CPU Feature missmatch</text:p>
            <text:p>Tear2에서 라이브마이그레이션 가능여부 및 튜닝 테스트 완료</text:p>
            <text:p/>
            <text:p>nova.conf에 custom cpu 설정 반영 후 vm 재부팅 필요</text:p>
            <text:p>=&gt; 서비스에 영향이 있을 수 있으므로 추후 스케쥴링 후 작업 예정</text:p>
          </table:table-cell>
          <table:table-cell office:value-type="string" table:style-name="ce31">
            <text:p>=HYPERLINK("https://cody-ims.autoever.com/browse/SGCLOUD-606";"SGCLOUD-606 - 싱가폴 검증계 라이브마이그레이션 안되는 이슈 완료<text:s/></text:p>
            <text:p/>
            <text:p>양영우/이근호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etApp Disk Fail</text:p>
          </table:table-cell>
          <table:table-cell office:value-type="string" table:style-name="ce23">
            <text:p>NetApp - sg-prd-storage-n-0201 스토리지에 SSD 1개가 Fault</text:p>
          </table:table-cell>
          <table:table-cell office:value-type="date" office:date-value="2022-04-04T00:00:00" table:style-name="ce30">
            <text:p>2022-04-04</text:p>
          </table:table-cell>
          <table:table-cell office:value-type="date" office:date-value="2022-04-07T00:00:00" table:style-name="ce30">
            <text:p>2022-04-07</text:p>
          </table:table-cell>
          <table:table-cell office:value-type="string" table:style-name="ce31">
            <text:p>NetApp - sg-prd-storage-n-0201 스토리지에 SSD 1개가 Fault 되어 교체가 필요합니다.</text:p>
            <text:p>Request replacement 4월 7일 오후 14시 SG local time.</text:p>
          </table:table-cell>
          <table:table-cell office:value-type="string" table:style-name="ce31">
            <text:p>=HYPERLINK("https://cody-ims.autoever.com/browse/SGCLOUD-765";"SGCLOUD-765 - 싱가폴 클라우드 netapp DISK Fail 완료<text:s/></text:p>
            <text:p/>
            <text:p>Ahmed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R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31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23">
            <text:p>팔로알토 방화벽 OS 업그레이드</text:p>
          </table:table-cell>
          <table:table-cell office:value-type="string" table:style-name="ce24">
            <text:p>2022/02/09 ~</text:p>
          </table:table-cell>
          <table:table-cell office:value-type="string" table:style-name="ce34">
            <text:p>2022/03/29 RU STG 완료</text:p>
            <text:p>2022/04/07 RU PRD 완료</text:p>
          </table:table-cell>
          <table:table-cell office:value-type="string" table:style-name="ce31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31">
            <text:p>=HYPERLINK("https://cody-ims.autoever.com/browse/RUCLOUD-603";"RUCLOUD-603 - RU Paloalto FW Upgrade 완료<text:s/></text:p>
            <text:p/>
            <text:p>이시형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R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31">
            <text:p>팔로알토 방화벽 OS 업그레이드<text:s/></text:p>
            <text:p/>
            <text:p/>
            <text:p/>
            <text:p/>
            <text:p>(완료) RU STG FW *2ea<text:s/></text:p>
            <text:p/>
            <text:p>(완료) RU PRD FW *2ea</text:p>
          </table:table-cell>
          <table:table-cell office:value-type="string" table:style-name="ce23">
            <text:p>팔로알토 방화벽 OS 업그레이드</text:p>
          </table:table-cell>
          <table:table-cell office:value-type="string" table:style-name="ce24">
            <text:p>2022/02/09 ~</text:p>
          </table:table-cell>
          <table:table-cell office:value-type="string" table:style-name="ce34">
            <text:p>2022/03/29 RU STG 완료</text:p>
            <text:p>2022/04/07 RU PRD 완료</text:p>
          </table:table-cell>
          <table:table-cell office:value-type="string" table:style-name="ce31">
            <text:p>글로벌 팔로알토 방화벽 8.1.x 버전 EOS로 인한 OS업그레이드<text:s/></text:p>
            <text:p>=&gt; 8.1.x → 9.1.12 버전 업그레이드</text:p>
            <text:p>RU</text:p>
            <text:p>- 러시아 법인(정승화 책임)으로 작업 요청 메일 전달. (2/16일 리마인드)</text:p>
            <text:p>- 러시아 법인에서 팔로알토 support사이트를 통한 Firmware 파일 다운 불가로, Firmware 다운 경로 확인(완료)</text:p>
            <text:p>현지법인 지원을 위한 RU계정 생성 및 방화벽 오픈 완료</text:p>
            <text:p/>
            <text:p/>
            <text:p>03/29 KST 01:30 RU STG FW OS 10.0.9 업그레이드 완료</text:p>
            <text:p>=&gt; 요청한 OS버전 9.1.12 아닌 버전으로 업그레이드 됨. (당시 현장 엔지니어 서비스 공급업체 권장 버전(10.0.9)으로 업그레이드 됨)</text:p>
            <text:p>=&gt; 글로벌/운영계 Paloalto OS버전 동일화를 위해 9.1.12 로 재요청.</text:p>
            <text:p>03/29 KST 18:20 RU STG FW OS 9.1.12로 다운그레이드 완료</text:p>
            <text:p>RU PRD FW OS버전 업그레이드(일정 조율중)</text:p>
            <text:p>=&gt; 러시아 법인에서 생산법인과 판매법인 담당자들과 일정 협의 후 진행예정</text:p>
            <text:p>RU PRD FW OS 버전 업그레이드 완료 (04/07)</text:p>
          </table:table-cell>
          <table:table-cell office:value-type="string" table:style-name="ce31">
            <text:p>=HYPERLINK("https://cody-ims.autoever.com/browse/RUCLOUD-603";"RUCLOUD-603 - RU Paloalto FW Upgrade 완료<text:s/></text:p>
            <text:p/>
            <text:p>이시형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cloudprdcomd512 물리서버 다운 상태</text:p>
          </table:table-cell>
          <table:table-cell office:value-type="string" table:style-name="ce23">
            <text:p>nacloudprdcomd512</text:p>
          </table:table-cell>
          <table:table-cell office:value-type="date" office:date-value="2022-02-27T00:00:00" table:style-name="ce30">
            <text:p>2022-02-27</text:p>
          </table:table-cell>
          <table:table-cell office:value-type="date" office:date-value="2022-03-26T00:00:00" table:style-name="ce30">
            <text:p>2022-03-26</text:p>
          </table:table-cell>
          <table:table-cell office:value-type="string" table:style-name="ce31">
            <text:p>서버 다운으로 VM evacuation 진행. (완료)</text:p>
            <text:p>Dell Case 오픈(완료)</text:p>
            <text:p>IPMI(iDrac)에서는 서버가 up으로 나타나지만, 물리서버는 다운 상태.</text:p>
            <text:p><text:s/>1) IDC에서 물리적으로 장비 다운 후, 부팅 시도하였으나 다운 상태.</text:p>
            <text:p><text:s/>2) 파워 케이블 재장착 및 부팅시도 하였으나 다운 상태.</text:p>
            <text:p>장애 원인 파악이 되지 않아, 현장 분석 필요.<text:s/></text:p>
            <text:p>→ 이슈: Onsite Diagnostic 지원은 구매되지 않아 Dell의 IDC현장(On site Support) 분석지원 불가</text:p>
            <text:p>→ 방안: 물리장비 분석을 위한 IDC현장 지원(장비 해체 및 확인) 필요(Dell의 유선 안내지원 됨)</text:p>
            <text:p>→ 진행상황:<text:s/></text:p>
            <text:p/>
            <text:p>- Communication with HAEA (Charlie Kim , Michael Choi is on progress ), yet HAEA did not assign someone to support</text:p>
            <text:p/>
            <text:p>- Onsite Diagnostic extension need to be added to the current warranty.</text:p>
          </table:table-cell>
          <table:table-cell office:value-type="string" table:style-name="ce23">
            <text:p>=HYPERLINK("https://cody-ims.autoever.com/browse/NACLOUD-1229";"NACLOUD-1229 - nacloudprdcomd512 got ping fail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 STG A10 Pool count limit</text:p>
          </table:table-cell>
          <table:table-cell office:value-type="string" table:style-name="ce23">
            <text:p>NA STG A10 Pool count limit</text:p>
          </table:table-cell>
          <table:table-cell office:value-type="date" office:date-value="2022-03-24T00:00:00" table:style-name="ce35">
            <text:p>03월 24일</text:p>
          </table:table-cell>
          <table:table-cell office:value-type="date" office:date-value="2022-04-05T00:00:00" table:style-name="ce30">
            <text:p>2022-04-05</text:p>
          </table:table-cell>
          <table:table-cell office:value-type="string" table:style-name="ce31">
            <text:p>NA Stg a10 pool limit reached<text:s/></text:p>
            <text:p>→ Need to extend the limit to a higher number . this need rebooting the devices.</text:p>
            <text:p>→ NA Stg a10 reboot (completed : kst 4/5 2pm)</text:p>
          </table:table-cell>
          <table:table-cell office:value-type="string" table:style-name="ce31">
            <text:p>=HYPERLINK("https://cody-ims.autoever.com/browse/NACLOUD-1280";"NACLOUD-1280 - STG A10 Pool limit 문제로 신규 server-group 생성 불가 완료<text:s/></text:p>
            <text:p/>
            <text:p>Ahmed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CCS PRD/STG INT Network IP shortage</text:p>
          </table:table-cell>
          <table:table-cell office:value-type="string" table:style-name="ce23">
            <text:p>CCS PRD/STG INT Network 추가</text:p>
          </table:table-cell>
          <table:table-cell office:value-type="string" table:style-name="ce34">
            <text:p>2022/04/13 STG</text:p>
            <text:p/>
            <text:p>2022/04/15 PRD</text:p>
          </table:table-cell>
          <table:table-cell office:value-type="string" table:style-name="ce34">
            <text:p>2022/04/13 STG</text:p>
            <text:p/>
            <text:p>2022/04/15 PRD</text:p>
          </table:table-cell>
          <table:table-cell office:value-type="string" table:style-name="ce31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31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CCS PRD/STG INT Network IP shortage</text:p>
          </table:table-cell>
          <table:table-cell office:value-type="string" table:style-name="ce23">
            <text:p>CCS PRD/STG INT Network 추가</text:p>
          </table:table-cell>
          <table:table-cell office:value-type="string" table:style-name="ce34">
            <text:p>2022/04/13 STG</text:p>
            <text:p/>
            <text:p>2022/04/15 PRD</text:p>
          </table:table-cell>
          <table:table-cell office:value-type="string" table:style-name="ce34">
            <text:p>2022/04/13 STG</text:p>
            <text:p/>
            <text:p>2022/04/15 PRD</text:p>
          </table:table-cell>
          <table:table-cell office:value-type="string" table:style-name="ce31">
            <text:p>For STG, We used a reserved subnet.(There was no routing to be added from HAEA side)<text:s/></text:p>
            <text:p/>
            <text:p>For PRD , we got the subnet to use from HAEA network team. Binding add routing in HAEA side.(No further action on our side)</text:p>
          </table:table-cell>
          <table:table-cell office:value-type="string" table:style-name="ce31">
            <text:p>=HYPERLINK("https://cody-ims.autoever.com/browse/NACLOUD-1327";"NACLOUD-1327 - NA STG int NETWORK 10.112.212.0 add 완료<text:s/></text:p>
            <text:p/>
            <text:p>NACLOUD-1328 - NA STG A10 interface add for network 10.112.212.0 완료<text:s/></text:p>
            <text:p/>
            <text:p>NACLOUD-1333 - Add Network for NA PRD Internal 완료<text:s/></text:p>
            <text:p><text:s/>NACLOUD-1335<text:s/>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서비스허브 노드 내 filebeat 이슈</text:p>
          </table:table-cell>
          <table:table-cell office:value-type="string" table:style-name="ce23">
            <text:p>disk 사용률 급증문제 해소</text:p>
          </table:table-cell>
          <table:table-cell office:value-type="date" office:date-value="2022-04-27T00:00:00" table:style-name="ce30">
            <text:p>2022-04-27</text:p>
          </table:table-cell>
          <table:table-cell office:value-type="date" office:date-value="2022-04-27T00:00:00" table:style-name="ce30">
            <text:p>2022-04-27</text:p>
          </table:table-cell>
          <table:table-cell office:value-type="string" table:style-name="ce31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office:value-type="string" table:style-name="ce23">
            <text:p>=HYPERLINK("https://cody-ims.autoever.com/browse/KRCLOUD-4764";"KRCLOUD-4764 - 상암 SVCHUB 운영계 클러스터 디스크 사용량 확인 요청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KR</text:p>
          </table:table-cell>
          <table:table-cell office:value-type="float" office:value="2" table:style-name="ce27">
            <text:p>2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상암 → 의왕 통신 일시 장애</text:p>
          </table:table-cell>
          <table:table-cell office:value-type="string" table:style-name="ce23">
            <text:p>상암 → 의왕 통신에 필요한 SNAT IP 추가</text:p>
          </table:table-cell>
          <table:table-cell office:value-type="date" office:date-value="2022-04-25T00:00:00" table:style-name="ce30">
            <text:p>2022-04-25</text:p>
          </table:table-cell>
          <table:table-cell office:value-type="date" office:date-value="2022-04-26T00:00:00" table:style-name="ce30">
            <text:p>2022-04-26</text:p>
          </table:table-cell>
          <table:table-cell office:value-type="string" table:style-name="ce31">
            <text:p>상암2센터로 서비스 이관 후 매일 낮 12시에 mcp서비스 실패율 발생</text:p>
            <text:p>=&gt; 낮 12시, 시동중인 차량으로부터 mcp서비스 호출 받음.</text:p>
            <text:p>=&gt; 일시적으로 트래픽 급증 현상 발생</text:p>
            <text:p>상암 2센터 내 VM이 의왕센터 통신 시 VPX(LB)에서 SNAT가 발생 됨</text:p>
            <text:p>=&gt; SNAT에서 사용되는 IP Pool이 1개라 nat 불가 발생</text:p>
            <text:p>=&gt; NAT IP 1개에서 6개로 증설 후 정상화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MCP, GIS 서비스 장애 발생</text:p>
          </table:table-cell>
          <table:table-cell office:value-type="string" table:style-name="ce23">
            <text:p>EU GIS, MCP서비스 간헐적 장애 발생</text:p>
          </table:table-cell>
          <table:table-cell office:value-type="date" office:date-value="2022-04-06T00:00:00" table:style-name="ce30">
            <text:p>2022-04-06</text:p>
          </table:table-cell>
          <table:table-cell office:value-type="date" office:date-value="2022-04-07T00:00:00" table:style-name="ce30">
            <text:p>2022-04-07</text:p>
          </table:table-cell>
          <table:table-cell office:value-type="string" table:style-name="ce31">
            <text:p>유럽 운영계 GIS MCP 서비스가 peak 시간에 주기적으로 트래픽 끊김 현상과 튐 현상 발생</text:p>
            <text:p>=&gt; LB에서는 특이로그 확인되지 않았음</text:p>
            <text:p>MCP VM, LB에서 각각 TCPDUMP로 분석 예정 (04/06 14:00~)</text:p>
            <text:p>MCP SBS VM에서 응답을 주지않는것으로 분석되어 어플리케이션 점검 및 개선 예정</text:p>
          </table:table-cell>
          <table:table-cell office:value-type="string" table:style-name="ce23">
            <text:p>우전성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31">
            <text:p>EU 방화벽 OS 업그레이드</text:p>
            <text:p>(version. 7.0.1.1)</text:p>
          </table:table-cell>
          <table:table-cell office:value-type="string" table:style-name="ce31">
            <text:p>EU 방화벽 모니터링 수집을 위한 OS업그레이드</text:p>
            <text:p>( version 6.6.5 =&gt; 7.0.1.1 )</text:p>
          </table:table-cell>
          <table:table-cell office:value-type="string" table:style-name="ce24">
            <text:p>2022/04/08~</text:p>
          </table:table-cell>
          <table:table-cell office:value-type="date" office:date-value="2022-04-21T00:00:00" table:style-name="ce35">
            <text:p>04월 21일</text:p>
          </table:table-cell>
          <table:table-cell office:value-type="string" table:style-name="ce31">
            <text:p>방화벽 모니터링 수집을 위한 OS업그레이드 필요</text:p>
            <text:p>4/19 EU FW FMC(관리서버) OS업그레이드 완료</text:p>
            <text:p>=&gt; 방화벽 FMC OS 메이저버전 업그레이드 설치 3h소요됨 ,</text:p>
            <text:p>=&gt; 방화벽 FMC OS 마이너버전 업그레이드 설치 3h소요됨</text:p>
            <text:p>=&gt; (이슈) FMC OS 업그레이드 후, deployment실패하며 순단 발생으로 케이스 오픈.</text:p>
            <text:p>(완료) 4/21 EU FW -A,B OS업그레이드 &amp; deployment 실패 조치</text:p>
            <text:p>(완료) OS 업그레이드 완료 후 모니터링</text:p>
            <text:p/>
            <text:p>(추가 팔로우 예정) EU 방화벽 모니터링 수집</text:p>
          </table:table-cell>
          <table:table-cell office:value-type="string" table:style-name="ce23">
            <text:p>=HYPERLINK("https://cody-ims.autoever.com/browse/EUCLOUD-2059";"EUCLOUD-2059 - EU FW OS Upgrade 6.6.5 to 7.0.1.1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 방화벽 SF Health Monitor Alert 발생</text:p>
          </table:table-cell>
          <table:table-cell office:value-type="string" table:style-name="ce23">
            <text:p>EU 방화벽 SF Health Monitor Alert 발생</text:p>
          </table:table-cell>
          <table:table-cell office:value-type="string" table:style-name="ce24">
            <text:p>2022/02/09~</text:p>
          </table:table-cell>
          <table:table-cell office:value-type="date" office:date-value="2022-04-21T00:00:00" table:style-name="ce35">
            <text:p>04월 21일</text:p>
          </table:table-cell>
          <table:table-cell office:value-type="string" table:style-name="ce31">
            <text:p>유럽 방화벽 fmc에서 어제 5시 30분부터 5분마다 알람 메일이 발송되어, 벤더사에 원인분석 요청 메일 발송 하였음.</text:p>
            <text:p>현재 6.6.4 버전에서 시스템 자체 인증서 방식 변경으로 오류가 발생하고 됨.</text:p>
            <text:p>6.6.5 이상 버전으로 업그레이드 시 해결 됨으로 답변 받음.</text:p>
            <text:p>현 방화벽 버전이 6.6.5 버전이라 재문의하여 업그레이드 재권고 받음.</text:p>
            <text:p>(예정) 7.0.1 최신 버전으로 업그레이드</text:p>
            <text:p>=&gt; 방화벽 리소스 안정화 이후 업그레이드 예정</text:p>
            <text:p>현재 작업계획서 검토중이며, 일정 조율 예정.</text:p>
            <text:p>(완료) EU Firewall OS Upgrade (FMC업그레이드만 진행)</text:p>
            <text:p>(CET) 04/19 00:00~06:00, (KST) 04/19 07:00 ~ 13:00</text:p>
            <text:p>=&gt; EU Firewall FMC(관리서버) Upgrade 완료 후 Deploy 하는 과정에 Deployment fail 되면서 FW 순단 발생.</text:p>
            <text:p><text:s/>- deploy 재시도시 순단 발생 가능성이 있어 deploy 중단 상태.</text:p>
            <text:p><text:s/>- (해소방안) 방화벽 정책 설정 변경 및 Save 후 Deployment 재 시도</text:p>
            <text:p/>
            <text:p>(완료) EU Firewall OS Upgrade</text:p>
            <text:p>(CET) 04/21 00:00~06:00, (KST) 04/21 07:00 ~ 13:00</text:p>
            <text:p><text:s/>- (완료) 4/21 EU FW deployment 실패 조치</text:p>
            <text:p>(완료) OS 업그레이드 완료 후 모니터링 중</text:p>
            <text:p>(완료) 업그레이드 이후 해당 Alert 조치</text:p>
          </table:table-cell>
          <table:table-cell office:value-type="string" table:style-name="ce31">
            <text:p>=HYPERLINK("https://cody-ims.autoever.com/browse/EUCLOUD-1751";"EUCLOUD-1751 - EU 방화벽 fmc 알람 완료<text:s/></text:p>
            <text:p/>
            <text:p>이시형 매니저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CCS PRD INT Network 생성불가</text:p>
          </table:table-cell>
          <table:table-cell office:value-type="string" table:style-name="ce23">
            <text:p>CCS PRD INT Network 추가</text:p>
          </table:table-cell>
          <table:table-cell office:value-type="date" office:date-value="2022-03-04T00:00:00" table:style-name="ce30">
            <text:p>2022-03-04</text:p>
          </table:table-cell>
          <table:table-cell office:value-type="date" office:date-value="2022-04-08T00:00:00" table:style-name="ce30">
            <text:p>2022-04-08</text:p>
          </table:table-cell>
          <table:table-cell office:value-type="string" table:style-name="ce31">
            <text:p>CN CCS PRD INT Network 포트 자원 없음</text:p>
            <text:p>=&gt; CN CCS PRD INT대역 LB생성 및 VM생성 불가</text:p>
            <text:p>=&gt; CN CCS PRD INT대역 추가 요청 3/4 (to 김준석 책임)</text:p>
            <text:p>COC로 업무이관 됨 4/1.</text:p>
            <text:p>=&gt; CCS PRD INT Network 추가 IP대역 요청 (to 박성훈 책임)</text:p>
            <text:p>중국 법인으로부터 할당받은 대역대를 네트워크 추가, LB 영역 추가 완료</text:p>
            <text:p>=&gt; Vm테스트 생성 완료</text:p>
          </table:table-cell>
          <table:table-cell office:value-type="string" table:style-name="ce31">
            <text:p>=HYPERLINK("https://cody-ims.autoever.com/browse/CNCLOUD-1910";"CNCLOUD-1910 - 중국 디지털키2 운영계 관리웹 LB 생성 요청 완료<text:s/></text:p>
            <text:p/>
            <text:p>CNCLOUD-1773 - VM 신규 추가 요청（공식적 환경） 완료<text:s/></text:p>
            <text:p/>
            <text:p>Ahmed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4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Completed</text:p>
          </table:table-cell>
          <table:table-cell office:value-type="string" table:style-name="ce23">
            <text:p>CN Netapp OS 9.5 to 9.7P18 version</text:p>
          </table:table-cell>
          <table:table-cell office:value-type="date" office:date-value="2022-02-28T00:00:00" table:style-name="ce30">
            <text:p>2022-02-28</text:p>
          </table:table-cell>
          <table:table-cell office:value-type="date" office:date-value="2022-04-19T00:00:00" table:style-name="ce30">
            <text:p>2022-04-19</text:p>
          </table:table-cell>
          <table:table-cell office:value-type="string" table:style-name="ce31">
            <text:p>Report자료 수집 Rest API 버전이 낮아 일부 기능 미작동</text:p>
            <text:p>글로벌 리전 Netapp api버전 표준화</text:p>
            <text:p>=&gt; CN Netapp OS 9.5 to 9.7P18 version Upgrade</text:p>
          </table:table-cell>
          <table:table-cell office:value-type="string" table:style-name="ce23">
            <text:p>=HYPERLINK("https://cody-ims.autoever.com/browse/CNCLOUD-1832";"CNCLOUD-1832 - CN Netapp OS 9.5 to 9.7P18 version Upgrade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(완료) Sgcloud Admin서버 3대 Raid 재구성</text:p>
          </table:table-cell>
          <table:table-cell office:value-type="string" table:style-name="ce23">
            <text:p>Sgcloud Admin서버 3대 Raid 재구성 (디스크 확장)</text:p>
          </table:table-cell>
          <table:table-cell office:value-type="date" office:date-value="2022-04-01T00:00:00" table:style-name="ce30">
            <text:p>2022-04-01</text:p>
          </table:table-cell>
          <table:table-cell office:value-type="date" office:date-value="2022-04-28T00:00:00" table:style-name="ce30">
            <text:p>2022-04-28</text:p>
          </table:table-cell>
          <table:table-cell office:value-type="string" table:style-name="ce31">
            <text:p>SGcloud의 Admin서버 디스크 확장으로 Disk Raid 재구성 필요</text:p>
            <text:p>=&gt; 4월 28일 오후 1시 30분 롤링으로 재구성 예정</text:p>
            <text:p>=&gt; Admin서버 내 VM 서비스 정상 유무 확인 지원</text:p>
          </table:table-cell>
          <table:table-cell office:value-type="string" table:style-name="ce31">
            <text:p>=HYPERLINK("https://cody-ims.autoever.com/browse/SGCLOUD-747";"SGCLOUD-747 - 싱가포르 Admin Node 레이드 구성 관련 서비스 확인 지원 요청의 건 완료<text:s/></text:p>
            <text:p/>
            <text:p>문규태, 이상영</text:p>
            <text:p/>
            <text:p>우전성, 임예슬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호주 운영계 DB HB네트워크 구성</text:p>
          </table:table-cell>
          <table:table-cell office:value-type="string" table:style-name="ce23">
            <text:p>AU PRD DB HB네트워크 구성</text:p>
          </table:table-cell>
          <table:table-cell office:value-type="date" office:date-value="2022-04-11T00:00:00" table:style-name="ce30">
            <text:p>2022-04-11</text:p>
          </table:table-cell>
          <table:table-cell office:value-type="date" office:date-value="2022-05-11T00:00:00" table:style-name="ce30">
            <text:p>2022-05-11</text:p>
          </table:table-cell>
          <table:table-cell office:value-type="string" table:style-name="ce31">
            <text:p>호주 운영계 DB에서 HB네트워크 구성 필요</text:p>
            <text:p>DB HB네트워크 구성에 필요한 Network pool과 VLAN 의사결정 필요</text:p>
            <text:p>=&gt; 이한선 책임연구원에게 확인요청 메일 발송 (04/11)</text:p>
            <text:p>신규 VLAN 설정 시 모든 Rack의 compute node에 VLAN설정 필요</text:p>
            <text:p>=&gt; kolla reconfiguration과 neutron-linuxbridge container 재기동 필요</text:p>
            <text:p>=&gt; 재기동으로 인한 서비스 다운타임은 없음</text:p>
            <text:p>정경학 책임, 문규태 연구원과 확인결과 호주 운영게 품확 이후에 진행요청 받음</text:p>
            <text:p>=&gt; 5월 11일 KST 23시 진행 완료</text:p>
          </table:table-cell>
          <table:table-cell office:value-type="string" table:style-name="ce23">
            <text:p>우전성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=HYPERLINK("http://sg-prd-com-d-0205-14.sg.hcloud.io/";"sg-prd-com-d-0205-14.sg.hcloud.io - System status is in critical state")</text:p>
          </table:table-cell>
          <table:table-cell office:value-type="string" table:style-name="ce23">
            <text:p>Memory 알람 발생으로 RMA</text:p>
          </table:table-cell>
          <table:table-cell office:value-type="date" office:date-value="2022-05-06T00:00:00" table:style-name="ce30">
            <text:p>2022-05-06</text:p>
          </table:table-cell>
          <table:table-cell office:value-type="date" office:date-value="2022-05-20T00:00:00" table:style-name="ce30">
            <text:p>2022-05-20</text:p>
          </table:table-cell>
          <table:table-cell office:value-type="string" table:style-name="ce31">
            <text:p>The system memory has faced an uncorrectable multi-bit memory errors in the non-execution path of a memory device at the location DIMM_A6.</text:p>
            <text:p>RMA 케이스 오픈</text:p>
            <text:p>Dell Tech Memeroy replacement completed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(완료) Faulty 디스크 교체</text:p>
          </table:table-cell>
          <table:table-cell office:value-type="string" table:style-name="ce23">
            <text:p>nacloudbackup01 디스크 폴트</text:p>
          </table:table-cell>
          <table:table-cell office:value-type="date" office:date-value="2022-04-25T00:00:00" table:style-name="ce30">
            <text:p>2022-04-25</text:p>
          </table:table-cell>
          <table:table-cell office:value-type="date" office:date-value="2022-04-29T00:00:00" table:style-name="ce30">
            <text:p>2022-04-29</text:p>
          </table:table-cell>
          <table:table-cell office:value-type="string" table:style-name="ce31">
            <text:p>디스크 에러 로그 발생</text:p>
            <text:p>- SEAGATE Disk could not be initialized.</text:p>
            <text:p>- The RAID has one offline disk and is in a partially degraded state.</text:p>
            <text:p>Netbackup(Veritax) RMA 오픈</text:p>
            <text:p>- (원인) 디스크폴트 발생하여 레이드 컨트롤러가 디스크 리빌딩 중으로 Warning알람 발생</text:p>
            <text:p>- (완료) 디스크 리빌딩이 끝난 후 디스크 교체</text:p>
          </table:table-cell>
          <table:table-cell office:value-type="string" table:style-name="ce23">
            <text:p>=HYPERLINK("https://cody-ims.autoever.com/browse/NACLOUD-1355";"NACLOUD-1355 - Alerts for Appliance nacloudbackup01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31">
            <text:p>nacloudstgcomd315</text:p>
            <text:p/>
            <text:p>IPMI 정상접근 가능,</text:p>
            <text:p/>
            <text:p>호스트 상태 정상</text:p>
          </table:table-cell>
          <table:table-cell office:value-type="string" table:style-name="ce23">
            <text:p>nacloudstgcomd315 마더보드 교체</text:p>
          </table:table-cell>
          <table:table-cell office:value-type="date" office:date-value="2022-04-22T00:00:00" table:style-name="ce35">
            <text:p>04월 22일</text:p>
          </table:table-cell>
          <table:table-cell office:value-type="date" office:date-value="2022-05-11T00:00:00" table:style-name="ce35">
            <text:p>05월 11일</text:p>
          </table:table-cell>
          <table:table-cell office:value-type="string" table:style-name="ce31">
            <text:p>nacloudstgcomd315 다운 발생 및 IPMI 접근불가</text:p>
            <text:p>VM migration 진행 완료</text:p>
            <text:p>RMA 케이스 오픈</text:p>
            <text:p>→ 마더보드 교체</text:p>
          </table:table-cell>
          <table:table-cell office:value-type="string" table:style-name="ce23">
            <text:p>=HYPERLINK("https://cody-ims.autoever.com/browse/NACLOUD-1346";"NACLOUD-1346 - nacloudstgcomd315 nacloudstgcomd315: Unavailable by ICMP ping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cloudstgcomd314 nic1 port 2 down</text:p>
          </table:table-cell>
          <table:table-cell office:value-type="string" table:style-name="ce23">
            <text:p>nacloudstgcomd314 nic1 port 2 down (NA_Cloud_STG_SL_01 Ethernet 44) down</text:p>
          </table:table-cell>
          <table:table-cell office:value-type="date" office:date-value="2022-05-17T00:00:00" table:style-name="ce30">
            <text:p>2022-05-17</text:p>
          </table:table-cell>
          <table:table-cell office:value-type="date" office:date-value="2022-05-18T00:00:00" table:style-name="ce30">
            <text:p>2022-05-18</text:p>
          </table:table-cell>
          <table:table-cell office:value-type="string" table:style-name="ce31">
            <text:p>Requesting HAEA to physically check the cable.</text:p>
            <text:p/>
            <text:p>Cable was replaced by HAEA(Sean)</text:p>
          </table:table-cell>
          <table:table-cell office:value-type="string" table:style-name="ce23">
            <text:p>=HYPERLINK("https://cody-ims.autoever.com/browse/NACLOUD-1399";"NACLOUD-1399 - nacloudstgcomd314 SV port 2 status is down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Host CPU Temperature 70°C 이상 상승</text:p>
          </table:table-cell>
          <table:table-cell office:value-type="string" table:style-name="ce23">
            <text:p>CPU Temperature 70°C 이상 상승</text:p>
          </table:table-cell>
          <table:table-cell office:value-type="date" office:date-value="2022-05-18T00:00:00" table:style-name="ce30">
            <text:p>2022-05-18</text:p>
          </table:table-cell>
          <table:table-cell office:value-type="date" office:date-value="2022-05-26T00:00:00" table:style-name="ce30">
            <text:p>2022-05-26</text:p>
          </table:table-cell>
          <table:table-cell office:value-type="string" table:style-name="ce31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Host CPU Temperature 70°C 이상 상승</text:p>
          </table:table-cell>
          <table:table-cell office:value-type="string" table:style-name="ce23">
            <text:p>CPU Temperature 70°C 이상 상승</text:p>
          </table:table-cell>
          <table:table-cell office:value-type="date" office:date-value="2022-05-18T00:00:00" table:style-name="ce30">
            <text:p>2022-05-18</text:p>
          </table:table-cell>
          <table:table-cell office:value-type="date" office:date-value="2022-05-26T00:00:00" table:style-name="ce30">
            <text:p>2022-05-26</text:p>
          </table:table-cell>
          <table:table-cell office:value-type="string" table:style-name="ce31">
            <text:p>nacloudstgwcomd03(CCS), nacloudprdlcomd13(ES) Host CPU 온도 70°C 이상 상승 알림 발생</text:p>
            <text:p>Fan RPM standard로 적용되어 있어 Fan speed 변경 완료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PDU Power setting on RACK 17</text:p>
          </table:table-cell>
          <table:table-cell office:value-type="string" table:style-name="ce23">
            <text:p>Change the setting on DELL Servers on Rack ROW17</text:p>
          </table:table-cell>
          <table:table-cell office:value-type="date" office:date-value="2022-05-24T00:00:00" table:style-name="ce30">
            <text:p>2022-05-24</text:p>
          </table:table-cell>
          <table:table-cell office:value-type="date" office:date-value="2022-05-18T00:00:00" table:style-name="ce30">
            <text:p>2022-05-18</text:p>
          </table:table-cell>
          <table:table-cell office:value-type="string" table:style-name="ce31">
            <text:p>The Power distribution between UPS A and B had a big gap in difference .</text:p>
            <text:p>Changed the primary power source in DELL servers to use both UPS A, and B equally.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KR</text:p>
          </table:table-cell>
          <table:table-cell office:value-type="float" office:value="2" table:style-name="ce27">
            <text:p>2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(완료) 서비스허브 노드 내 filebeat 이슈</text:p>
          </table:table-cell>
          <table:table-cell office:value-type="string" table:style-name="ce23">
            <text:p>서비스허브 노드 내 filebeat 이슈</text:p>
          </table:table-cell>
          <table:table-cell office:value-type="date" office:date-value="2022-04-27T00:00:00" table:style-name="ce30">
            <text:p>2022-04-27</text:p>
          </table:table-cell>
          <table:table-cell office:value-type="date" office:date-value="2022-04-27T00:00:00" table:style-name="ce30">
            <text:p>2022-04-27</text:p>
          </table:table-cell>
          <table:table-cell office:value-type="string" table:style-name="ce31">
            <text:p>KR-svchub 클러스터에서 daemonset 형식으로 사용되던 filebeat에서 disk 사용률 급증</text:p>
            <text:p>=&gt; df 로 보이는 사용률과 du로 보여지는 디스크 사용률의 차이 발생</text:p>
            <text:p>filebeat에서 deleted된 file을 열고있어서 문제 발생</text:p>
            <text:p>=&gt; 박재균 책임연구원에게 filebeat close_timout 가이드 후 조치 완료</text:p>
          </table:table-cell>
          <table:table-cell table:style-name="ce23"/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I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CloudPrdSP-A/B interlink is Down(ethernet 64)</text:p>
          </table:table-cell>
          <table:table-cell office:value-type="string" table:style-name="ce23">
            <text:p>NCloudPrdSP-A/B interlink ethernet 64 down</text:p>
          </table:table-cell>
          <table:table-cell office:value-type="date" office:date-value="2022-05-17T00:00:00" table:style-name="ce30">
            <text:p>2022-05-17</text:p>
          </table:table-cell>
          <table:table-cell table:style-name="ce24"/>
          <table:table-cell office:value-type="string" table:style-name="ce31">
            <text:p>- ethernet 64 of both NCloudPrdSP-A/B is down , Opened RMA.</text:p>
            <text:p/>
            <text:p><text:s/>New SFP was sent and replaced the faulty one.</text:p>
          </table:table-cell>
          <table:table-cell table:style-name="ce23"/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(완료) DB Safer 이관</text:p>
          </table:table-cell>
          <table:table-cell office:value-type="string" table:style-name="ce23">
            <text:p>DB Safer 이관</text:p>
          </table:table-cell>
          <table:table-cell office:value-type="date" office:date-value="2022-04-06T00:00:00" table:style-name="ce30">
            <text:p>2022-04-06</text:p>
          </table:table-cell>
          <table:table-cell office:value-type="date" office:date-value="2022-04-30T00:00:00" table:style-name="ce30">
            <text:p>2022-04-30</text:p>
          </table:table-cell>
          <table:table-cell office:value-type="string" table:style-name="ce31">
            <text:p>COC에서 EU DBsafer 운영종료일이 4월 30일로 계획됨에 따라 업무이관 준비</text:p>
            <text:p>=&gt; 차량보안TFT팀 정용훈 매니저에게 인수인계 관련 메일 발송</text:p>
            <text:p>메일 회신에 답이 없어 리마인드 메일 발송 (04/13)</text:p>
            <text:p>리마인드 메일 발송 (04/20)</text:p>
            <text:p>(완료) 인수인계 자료 전달 (to 정용훈 매니저)</text:p>
          </table:table-cell>
          <table:table-cell office:value-type="string" table:style-name="ce23">
            <text:p>우전성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5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CN PRD Storage(netapp FAS8200 장비) Disk 1EA Fault</text:p>
          </table:table-cell>
          <table:table-cell office:value-type="string" table:style-name="ce23">
            <text:p>CN PRD Storage(netapp FAS8200 장비) 1EA Faulty 디스크 교체</text:p>
          </table:table-cell>
          <table:table-cell office:value-type="date" office:date-value="2022-05-01T00:00:00" table:style-name="ce30">
            <text:p>2022-05-01</text:p>
          </table:table-cell>
          <table:table-cell office:value-type="date" office:date-value="2022-05-06T00:00:00" table:style-name="ce30">
            <text:p>2022-05-06</text:p>
          </table:table-cell>
          <table:table-cell office:value-type="string" table:style-name="ce31">
            <text:p>Netapp FAS8200 장비 Disk 1EA Fault 발생</text:p>
            <text:p>Disk 교체를 위해 일정 조율</text:p>
            <text:p>- 중국 법인에 엔지니어 방문 일정 조율 메일 발송_(5/2, 5/3, 5/4)</text:p>
            <text:p>- 디스크 교체 완료(5/6)</text:p>
          </table:table-cell>
          <table:table-cell office:value-type="string" table:style-name="ce31">
            <text:p>=HYPERLINK("https://cody-ims.autoever.com/browse/CNCLOUD-2002";"CNCLOUD-2002 - 중국 CCS FAS8200 스토리지 Disk Fault 발생 완료<text:s/></text:p>
            <text:p/>
            <text:p>이시형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NA Canada Migration to Car Cloud(Dev Env)</text:p>
          </table:table-cell>
          <table:table-cell office:value-type="string" table:style-name="ce23">
            <text:p>Both Bluelink, Gen and kiaconnect dev are migrated from AT&amp;T data Center to Car Cloud .</text:p>
          </table:table-cell>
          <table:table-cell office:value-type="date" office:date-value="2022-04-01T00:00:00" table:style-name="ce30">
            <text:p>2022-04-01</text:p>
          </table:table-cell>
          <table:table-cell office:value-type="date" office:date-value="2022-06-08T00:00:00" table:style-name="ce30">
            <text:p>2022-06-08</text:p>
          </table:table-cell>
          <table:table-cell office:value-type="string" table:style-name="ce31">
            <text:p>-VM setUP .</text:p>
            <text:p/>
            <text:p>-LB with cert SetUp.</text:p>
            <text:p/>
            <text:p>-NAT changing (HAEA) SetUP.</text:p>
            <text:p/>
            <text:p>-Internal(External ) DNS change.(Hyundai/KIA Canada)</text:p>
            <text:p/>
            <text:p>-Test and validation.</text:p>
          </table:table-cell>
          <table:table-cell office:value-type="string" table:style-name="ce23">
            <text:p>=HYPERLINK("https://cody-ims.autoever.com/browse/NACLOUD-1432";"NACLOUD-1432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31">
            <text:p>Completed /</text:p>
            <text:p>EU FW FMC disk usage critical alert</text:p>
          </table:table-cell>
          <table:table-cell office:value-type="string" table:style-name="ce31">
            <text:p>디스크 관리 프로세스 Drain 임계치 값 80%이하로 수동 적용</text:p>
            <text:p>(by Cisco TAC 엔지니어)</text:p>
          </table:table-cell>
          <table:table-cell office:value-type="date" office:date-value="2022-05-23T00:00:00" table:style-name="ce30">
            <text:p>2022-05-23</text:p>
          </table:table-cell>
          <table:table-cell office:value-type="date" office:date-value="2022-05-23T00:00:00" table:style-name="ce30">
            <text:p>2022-05-23</text:p>
          </table:table-cell>
          <table:table-cell office:value-type="string" table:style-name="ce31">
            <text:p>EU FW FMC 의 일부 디스크(/Volume) 사용량 100%확인됨</text:p>
            <text:p>Cisco Case 오픈</text:p>
            <text:p>→ (이슈) 디스크 사용량 임계치 확인하는 디스크 관리 프로세스 비정상 작동</text:p>
            <text:p>- 정상의 경우, 디스크 사용량 90% 임계치 초과 시 자동으로 Old 데이터를 삭제하여 공간 확보</text:p>
            <text:p>→ (해소) 디스크 관리 프로세스 Drain 임계치 값 80%이하로 수동 적용 by Cisco TAC 엔지니어</text:p>
          </table:table-cell>
          <table:table-cell office:value-type="string" table:style-name="ce23">
            <text:p>=HYPERLINK("https://cody-ims.autoever.com/browse/EUCLOUD-2285";"EUCLOUD-2285 - EU FW FMC disk usage critical alert 완료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 Cisco Firewall Process Status 알람 발생</text:p>
          </table:table-cell>
          <table:table-cell office:value-type="string" table:style-name="ce23">
            <text:p>데이터 상관 장치 프로세스 에러 발생</text:p>
          </table:table-cell>
          <table:table-cell office:value-type="date" office:date-value="2022-05-19T00:00:00" table:style-name="ce30">
            <text:p>2022-05-19</text:p>
          </table:table-cell>
          <table:table-cell office:value-type="date" office:date-value="2022-06-08T00:00:00" table:style-name="ce30">
            <text:p>2022-06-08</text:p>
          </table:table-cell>
          <table:table-cell office:value-type="string" table:style-name="ce31">
            <text:p>2022/05/19에 발생한 FMC management Disk 100% 버그 발생에 따른 데이터 상관 장치 프로세스가 종료되었다는 Process Status 알람이 지속적으로 발생</text:p>
            <text:p>해당 이슈 사항 벤더사 엔지니어를 통해 원인 파악중 → Cisco TAC에서 FMC관리 서버의 이벤트 처리 및 DB 동작에 원인이 있는 것으로 파악되어 DB Rebuild 진행 → 작업 이후 알람 발생되지 않고 있음</text:p>
          </table:table-cell>
          <table:table-cell office:value-type="string" table:style-name="ce31">
            <text:p>=HYPERLINK("https://cody-ims.autoever.com/browse/EUCLOUD-2285";"EUCLOUD-2285 - EU FW FMC disk usage critical alert 완료<text:s/></text:p>
            <text:p><text:s/>EUCLOUD-2286 - EU FW FMC Process Status alert(5 minute cycle) 완료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 Cisco Firewall FMC 모니터링 이슈</text:p>
          </table:table-cell>
          <table:table-cell office:value-type="string" table:style-name="ce23">
            <text:p>SYSLOG 수신 불가</text:p>
          </table:table-cell>
          <table:table-cell office:value-type="date" office:date-value="2022-05-19T00:00:00" table:style-name="ce30">
            <text:p>2022-05-19</text:p>
          </table:table-cell>
          <table:table-cell office:value-type="date" office:date-value="2022-06-08T00:00:00" table:style-name="ce30">
            <text:p>2022-06-08</text:p>
          </table:table-cell>
          <table:table-cell office:value-type="string" table:style-name="ce31">
            <text:p>2022/05/19에 발생한 FMC management Disk 100% 버그 발생에 따른 SYSLOG 수신 기능 비활성화 발생.</text:p>
            <text:p>해당 이슈 사항 벤더사 엔지니어를 통해 원인 분석</text:p>
            <text:p>→ config 문제로 확인 되었으며, 방화벽 정책의 각 각 룰 마다 logging 탭의 syslog 탭의 서버체크가 되어 있지않아 발생.</text:p>
            <text:p>→ 방화벽 시스로그 적용하여 정상 작동 확인되면 정상화 진행 예정</text:p>
            <text:p>→ syslog config 변경된 원인 파악중</text:p>
            <text:p>Cisco TAC에서 FMC관리 서버의 이벤트 처리 및 DB 동작에 원인이 있는 것으로 파악되어 DB Rebuild 진행 → 작업 이후 Estreamer를 통해 스플렁크 서버로 SYSLOG 정상 전송중</text:p>
          </table:table-cell>
          <table:table-cell office:value-type="string" table:style-name="ce31">
            <text:p>=HYPERLINK("https://cody-ims.autoever.com/browse/EUCLOUD-2285";"EUCLOUD-2285 - EU FW FMC disk usage critical alert 완료<text:s/></text:p>
            <text:p/>
            <text:p>EUCLOUD-2292 - [HMG MSS / HME CCS] EUTMS-FW-A (10.115.184.27) SYSLOG 미수신 발생 확인 요청 완료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EU Cisco Firewall 트래픽 실시간 모니터링 불가 이슈</text:p>
          </table:table-cell>
          <table:table-cell office:value-type="string" table:style-name="ce23">
            <text:p>트래픽 인입 모니터링 페이지 비정상 작동</text:p>
          </table:table-cell>
          <table:table-cell office:value-type="date" office:date-value="2022-05-19T00:00:00" table:style-name="ce30">
            <text:p>2022-05-19</text:p>
          </table:table-cell>
          <table:table-cell office:value-type="date" office:date-value="2022-06-08T00:00:00" table:style-name="ce30">
            <text:p>2022-06-08</text:p>
          </table:table-cell>
          <table:table-cell office:value-type="string" table:style-name="ce31">
            <text:p>2022/05/19에 발생한 FMC management Disk 100% 버그 발생 이후 에러 발생</text:p>
            <text:p>→ EU 방화벽 트래픽 인입 확인하는 모니터링 페이지가 error상태로 사용불가→ Cisco TAC에서 FMC관리 서버의 이벤트 처리 및 DB 동작에 원인이 있는 것으로 파악되어 DB Rebuild 진행 → 작업 이후 방화벽 이벤트 정상적으로 조회 가능</text:p>
          </table:table-cell>
          <table:table-cell office:value-type="string" table:style-name="ce23">
            <text:p>=HYPERLINK("https://cody-ims.autoever.com/browse/EUCLOUD-2285";"EUCLOUD-2285 - EU FW FMC disk usage critical alert 완료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FMC 서버 Disk Usage Full 이슈</text:p>
          </table:table-cell>
          <table:table-cell office:value-type="string" table:style-name="ce23">
            <text:p>Disk 사용량 100% 발생</text:p>
          </table:table-cell>
          <table:table-cell office:value-type="date" office:date-value="2022-06-10T00:00:00" table:style-name="ce30">
            <text:p>2022-06-10</text:p>
          </table:table-cell>
          <table:table-cell office:value-type="date" office:date-value="2022-06-11T00:00:00" table:style-name="ce30">
            <text:p>2022-06-11</text:p>
          </table:table-cell>
          <table:table-cell office:value-type="string" table:style-name="ce31">
            <text:p>EU Cisco FMC Server에서 Disk Usage Full 이슈 발생</text:p>
            <text:p>이전과 동일하게 disk full알람에서 FMC재부팅 진행한 결과로, Monet이라는 DB 프로세스에서 Crash 발생 되어 해당 이슈 발생</text:p>
            <text:p>Disk 이슈 발생으로 인해 이전에 있던 Process status 알람 지속적으로 수신, SYSLOG 수신 불가, 트래픽 인입 모니터링 페이지 비정상 작동 등의 원인 발생</text:p>
            <text:p>디스크 수동 삭제 및 DB 프로세스 Re-Bulid 하더라도 근본적인 버그 히팅 문제를 해결할 수 없어 Cisco TAC 권고로 06/11일자에 바로 OS 업그레이드 진행(서비스 영향도 X)</text:p>
            <text:p>7.0.1.1 → 7.0.2(권고) 버전으로 업그레이드 진행하였으며, 작업 이후 모든 이슈 해소</text:p>
            <text:p>1~2 주 정도 Disk 사용량 모니터링 권장</text:p>
          </table:table-cell>
          <table:table-cell office:value-type="string" table:style-name="ce23">
            <text:p>=HYPERLINK("https://cody-ims.autoever.com/browse/EUCLOUD-2369";"EUCLOUD-2369 - EU FW FMC disk usage critical alert 진행중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중국 CCS FAS8200 스토리지 Disk Fault</text:p>
          </table:table-cell>
          <table:table-cell office:value-type="string" table:style-name="ce23">
            <text:p>중국 CCS FAS8200 스토리지 faulty Disk 교체</text:p>
          </table:table-cell>
          <table:table-cell office:value-type="date" office:date-value="2022-05-02T00:00:00" table:style-name="ce30">
            <text:p>2022-05-02</text:p>
          </table:table-cell>
          <table:table-cell office:value-type="date" office:date-value="2022-05-06T00:00:00" table:style-name="ce30">
            <text:p>2022-05-06</text:p>
          </table:table-cell>
          <table:table-cell office:value-type="string" table:style-name="ce31">
            <text:p>중국 CCS FAS8200 스토리지 Disk Fault발생</text:p>
            <text:p>(완료) 중국 CCS FAS8200 스토리지 faulty Disk 교체</text:p>
          </table:table-cell>
          <table:table-cell office:value-type="string" table:style-name="ce23">
            <text:p>=HYPERLINK("https://cody-ims.autoever.com/browse/CNCLOUD-2002";"CNCLOUD-2002 - 중국 CCS FAS8200 스토리지 Disk Fault 발생 완료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실패</text:p>
          </table:table-cell>
          <table:table-cell office:value-type="string" table:style-name="ce33">
            <text:p>STG Memory 자원 증설 필요</text:p>
          </table:table-cell>
          <table:table-cell office:value-type="string" table:style-name="ce33">
            <text:p>CN STG VM 생성</text:p>
          </table:table-cell>
          <table:table-cell office:value-type="date" office:date-value="2022-01-04T00:00:00" table:style-name="ce36">
            <text:p>2022-01-04</text:p>
          </table:table-cell>
          <table:table-cell table:style-name="ce37"/>
          <table:table-cell office:value-type="string" table:style-name="ce38">
            <text:p>중국 검증계 가용메모리 부족, VM생성 중단<text:s/></text:p>
            <text:p>=&gt; 평균 메모리 사용률 98~98%</text:p>
            <text:p>검증계 호스트 증설 계획 필요</text:p>
          </table:table-cell>
          <table:table-cell office:value-type="string" table:style-name="ce38">
            <text:p>=HYPERLINK("https://cody-ims.autoever.com/browse/CNCLOUD-1705";"Pending</text:p>
            <text:p/>
            <text:p>CNCLOUD-1705 - 중국 제네시스 DKC 2 검증계 자원 요청 건 완료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실패</text:p>
          </table:table-cell>
          <table:table-cell office:value-type="string" table:style-name="ce38">
            <text:p>CN PRD Gen-SSD 스토리지 사용률 high</text:p>
            <text:p/>
            <text:p>신규 VM생성 불가</text:p>
            <text:p><text:s/>중국 운영계 스토리지 CCS SSD 95%초과</text:p>
          </table:table-cell>
          <table:table-cell office:value-type="string" table:style-name="ce33">
            <text:p>중국 CCS 운영계 Gen SSD 스토리지 증설 필요</text:p>
          </table:table-cell>
          <table:table-cell office:value-type="date" office:date-value="2022-04-16T00:00:00" table:style-name="ce36">
            <text:p>2022-04-16</text:p>
          </table:table-cell>
          <table:table-cell table:style-name="ce37"/>
          <table:table-cell office:value-type="string" table:style-name="ce38">
            <text:p>중국 운영계 Gen SSD 94%초과</text:p>
            <text:p>→ (완료) ccscnomsdbp01 CCS DB 볼륨 SSD-&gt;SAS로 마이그레이션 (서비스 다운이 없는 볼륨만 대상으로 진행)</text:p>
            <text:p>=&gt; 85%로 사용량 감소.</text:p>
            <text:p>→ Gen_SSD사용률이 90% 도달시 (ccscnomsdbp01)VM다운 타임이 필요한 볼륨마이그레이션 고려되어야 함.</text:p>
          </table:table-cell>
          <table:table-cell table:style-name="ce33"/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33">
            <text:p>내수 신검증계 Netapp 스토리지 사용량 증가</text:p>
          </table:table-cell>
          <table:table-cell office:value-type="string" table:style-name="ce33">
            <text:p>KRCloudStgNetapp_NVME Free Size on aggr_node01_NVMe_data less than 10%</text:p>
          </table:table-cell>
          <table:table-cell office:value-type="date" office:date-value="2022-06-15T00:00:00" table:style-name="ce30">
            <text:p>2022-06-15</text:p>
          </table:table-cell>
          <table:table-cell table:style-name="ce24"/>
          <table:table-cell office:value-type="string" table:style-name="ce31">
            <text:p>신검증계 Netapp 스토리지 자원 사용량 증가 발생</text:p>
            <text:p/>
            <text:p>NVME Free Size on aggr_node01_NVMe_data less than 10% 발생</text:p>
            <text:p>스냅샷 및 미사용 볼륨 삭제 진행 (80% 까지 용량 확보)</text:p>
            <text:p>스냅샷 삭제 이후에도 꾸준히 사용량 증가</text:p>
            <text:p>ccskrvcrmfiledbnps013 ~ 020 데이터 볼륨 사용량 급증 확인 (데이터 볼륨 5TB)</text:p>
            <text:p>ccskrvcrmfiledbnps013 ~ 016 데이터 볼륨 SAS, SATA로 긴급 변경 후 데이터 볼륨 삭제 진행</text:p>
            <text:p>현재 자원 사용량 85% → 신검증계 VM 생성 중단</text:p>
          </table:table-cell>
          <table:table-cell office:value-type="string" table:style-name="ce23">
            <text:p>=HYPERLINK("https://cody-ims.autoever.com/browse/KRCLOUD-5028";"KRCLOUD-5028 - ccskrrprgdbp02.krcloud db connect 체크 OPEN")</text:p>
          </table:table-cell>
          <table:table-cell table:number-columns-repeated="3" table:style-name="ce32"/>
          <table:table-cell table:number-columns-repeated="16368" table:style-name="ce39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SG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쿠버네티스 플랫폼 모니터링 구성</text:p>
          </table:table-cell>
          <table:table-cell office:value-type="string" table:style-name="ce23">
            <text:p>프로메테우스 설치, 그라파나 연동</text:p>
          </table:table-cell>
          <table:table-cell office:value-type="string" table:style-name="ce24">
            <text:p>2022/05/16 ~</text:p>
          </table:table-cell>
          <table:table-cell office:value-type="date" office:date-value="2022-06-16T00:00:00" table:style-name="ce30">
            <text:p>2022-06-16</text:p>
          </table:table-cell>
          <table:table-cell office:value-type="string" table:style-name="ce31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31">
            <text:p>김의현</text:p>
            <text:p/>
            <text:p>우전성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쿠버네티스 플랫폼 모니터링 구성</text:p>
          </table:table-cell>
          <table:table-cell office:value-type="string" table:style-name="ce23">
            <text:p>프로메테우스 설치, 그라파나 연동</text:p>
          </table:table-cell>
          <table:table-cell office:value-type="string" table:style-name="ce24">
            <text:p>2022/05/16 ~</text:p>
          </table:table-cell>
          <table:table-cell office:value-type="date" office:date-value="2022-06-16T00:00:00" table:style-name="ce30">
            <text:p>2022-06-16</text:p>
          </table:table-cell>
          <table:table-cell office:value-type="string" table:style-name="ce31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31">
            <text:p>김의현</text:p>
            <text:p/>
            <text:p>우전성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쿠버네티스 플랫폼 모니터링 구성</text:p>
          </table:table-cell>
          <table:table-cell office:value-type="string" table:style-name="ce23">
            <text:p>프로메테우스 설치, 그라파나 연동</text:p>
          </table:table-cell>
          <table:table-cell office:value-type="string" table:style-name="ce24">
            <text:p>2022/05/16 ~</text:p>
          </table:table-cell>
          <table:table-cell office:value-type="date" office:date-value="2022-06-16T00:00:00" table:style-name="ce30">
            <text:p>2022-06-16</text:p>
          </table:table-cell>
          <table:table-cell office:value-type="string" table:style-name="ce31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31">
            <text:p>김의현</text:p>
            <text:p/>
            <text:p>우전성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KR</text:p>
          </table:table-cell>
          <table:table-cell office:value-type="float" office:value="2" table:style-name="ce27">
            <text:p>2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쿠버네티스 플랫폼 모니터링 구성</text:p>
          </table:table-cell>
          <table:table-cell office:value-type="string" table:style-name="ce23">
            <text:p>프로메테우스 설치, 그라파나 연동</text:p>
          </table:table-cell>
          <table:table-cell office:value-type="string" table:style-name="ce24">
            <text:p>2022/05/16 ~</text:p>
          </table:table-cell>
          <table:table-cell office:value-type="date" office:date-value="2022-06-16T00:00:00" table:style-name="ce30">
            <text:p>2022-06-16</text:p>
          </table:table-cell>
          <table:table-cell office:value-type="string" table:style-name="ce31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31">
            <text:p>김의현</text:p>
            <text:p/>
            <text:p>우전성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완료</text:p>
          </table:table-cell>
          <table:table-cell office:value-type="string" table:style-name="ce23">
            <text:p>성공</text:p>
          </table:table-cell>
          <table:table-cell office:value-type="string" table:style-name="ce23">
            <text:p>쿠버네티스 플랫폼 모니터링 구성</text:p>
          </table:table-cell>
          <table:table-cell office:value-type="string" table:style-name="ce23">
            <text:p>프로메테우스 설치, 그라파나 연동</text:p>
          </table:table-cell>
          <table:table-cell office:value-type="string" table:style-name="ce24">
            <text:p>2022/05/16 ~</text:p>
          </table:table-cell>
          <table:table-cell office:value-type="date" office:date-value="2022-06-16T00:00:00" table:style-name="ce30">
            <text:p>2022-06-16</text:p>
          </table:table-cell>
          <table:table-cell office:value-type="string" table:style-name="ce31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31">
            <text:p>김의현</text:p>
            <text:p/>
            <text:p>우전성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1">
            <text:p>Not Proceed / WAF 도입 구성 변경</text:p>
          </table:table-cell>
          <table:table-cell office:value-type="string" table:style-name="ce23">
            <text:p>CN CCS WAF 도입 구성 요청</text:p>
          </table:table-cell>
          <table:table-cell office:value-type="date" office:date-value="2022-03-18T00:00:00" table:style-name="ce30">
            <text:p>2022-03-18</text:p>
          </table:table-cell>
          <table:table-cell office:value-type="string" table:style-name="ce24">
            <text:p>Not Completed</text:p>
          </table:table-cell>
          <table:table-cell office:value-type="string" table:style-name="ce31">
            <text:p>중국 CCS/ESC를 위한 WAF 장비 도입</text:p>
            <text:p>→ 중국 보안담당자로 부터 To-Be 아키텍처 전달 받았으나 구성상 이슈가 있다고 판단되어 확인요청 중</text:p>
            <text:p>→ 보안솔루션의 아키텍처 변경건으로 차량보안TFT팀과 현대정보보호센터 담당자에게 확인요청 전달 후 진행상황 없음</text:p>
          </table:table-cell>
          <table:table-cell table:style-name="ce2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23">
            <text:p>쿠버네티스 플랫폼 모니터링 구성</text:p>
          </table:table-cell>
          <table:table-cell office:value-type="string" table:style-name="ce23">
            <text:p>프로메테우스 설치, 그라파나 연동</text:p>
          </table:table-cell>
          <table:table-cell office:value-type="string" table:style-name="ce24">
            <text:p>2022/05/16 ~</text:p>
          </table:table-cell>
          <table:table-cell table:style-name="ce24"/>
          <table:table-cell office:value-type="string" table:style-name="ce31">
            <text:p>쿠버네티스 플랫폼 모니터링, 알람수신 체계 구성</text:p>
            <text:p>=&gt; 운영/검증계 쿠버네티스 장애 인지하기 위함</text:p>
            <text:p>제2센터 : 허블그라파나에 연동, 그 외 허블 그라파나가 없는 리전의 경우 Rancher Local 클러스터에 그라파나 구성 후 연동</text:p>
          </table:table-cell>
          <table:table-cell office:value-type="string" table:style-name="ce31">
            <text:p>김의현</text:p>
            <text:p/>
            <text:p>우전성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23">
            <text:p>음성처리시스템 메모리 증설</text:p>
          </table:table-cell>
          <table:table-cell office:value-type="string" table:style-name="ce23">
            <text:p>음성처리시스템 메모리 증설</text:p>
          </table:table-cell>
          <table:table-cell office:value-type="string" table:style-name="ce24">
            <text:p>2022/05/17~18</text:p>
          </table:table-cell>
          <table:table-cell table:style-name="ce24"/>
          <table:table-cell office:value-type="string" table:style-name="ce31">
            <text:p>음성처리시스템 Ironic 서버 50대 메모리 증설 예정</text:p>
            <text:p>=&gt; IDC 출입 필요</text:p>
            <text:p>=&gt; 128 GB → 384GB<text:s/></text:p>
            <text:p>50대 증설 완료(1대 보드 이슈 발생)</text:p>
            <text:p>=&gt; krcloudprdcomdr1307.krcloud 해당 호스트 5번 슬롯 불량확인</text:p>
            <text:p>=&gt; 5, 6 슬롯 제외한 7, 8번 슬롯에 증설 완료</text:p>
            <text:p>=&gt; 추가 일정 확인 후 메인보드 교체 예정</text:p>
          </table:table-cell>
          <table:table-cell office:value-type="string" table:style-name="ce31">
            <text:p>우전성, 정종인, 심명보 매니저</text:p>
            <text:p/>
            <text:p>박재민 연구원(현대차),박수현 책임(오토에버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KR</text:p>
          </table:table-cell>
          <table:table-cell office:value-type="float" office:value="2" table:style-name="ce27">
            <text:p>2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23">
            <text:p>PaaS포탈 Vm생성 이슈</text:p>
          </table:table-cell>
          <table:table-cell office:value-type="string" table:style-name="ce23">
            <text:p>PaaS포탈 Vm생성 이슈</text:p>
          </table:table-cell>
          <table:table-cell office:value-type="date" office:date-value="2022-05-24T00:00:00" table:style-name="ce30">
            <text:p>2022-05-24</text:p>
          </table:table-cell>
          <table:table-cell table:style-name="ce24"/>
          <table:table-cell office:value-type="string" table:style-name="ce31">
            <text:p>PaaS포탈을 이용하여 쿠버네티스 클러스터 생성 시 비정상적으로 다수 VM 생성</text:p>
            <text:p>=&gt; openstack에서 VM은 정상적으로 생성 되었으나 Rancher와 통신이 비정상적으로 보임</text:p>
            <text:p>=&gt; 워커/마스터 노드에서 도커 엔진까지는 정상 설치, 이후 렌처와 통신 문제</text:p>
            <text:p>Rancher에서는 VM이 정상적으로 프로비저닝이 안된것으로 보여지며 PaaS포탈에서는 10분 뒤 비정상적으로 완료된것으로 보고 VM 재생성</text:p>
            <text:p>=&gt; openstack에서 너무 많은 Vm이 생성되고 있음.</text:p>
            <text:p/>
            <text:p>SUSE로 케이스 오픈 및 재현 테스트 진행중 ( 05/24, 안진희 책임)</text:p>
          </table:table-cell>
          <table:table-cell office:value-type="string" table:style-name="ce23">
            <text:p>우전성, 장재봉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23">
            <text:p>NAS볼륨 확장</text:p>
          </table:table-cell>
          <table:table-cell office:value-type="string" table:style-name="ce23">
            <text:p>서비스허브 gen3 서비스 장애</text:p>
          </table:table-cell>
          <table:table-cell office:value-type="date" office:date-value="2022-04-26T00:00:00" table:style-name="ce30">
            <text:p>2022-04-26</text:p>
          </table:table-cell>
          <table:table-cell table:style-name="ce24"/>
          <table:table-cell office:value-type="string" table:style-name="ce31">
            <text:p>Gen3에서 사용하는 NAS용량 full로 서비스 장애 발생</text:p>
            <text:p>=&gt; PaaS포탈에서 생성된 SC는 모든 클러스터가 공용으로 사용하는 NAS볼륨</text:p>
            <text:p>=&gt; 특정 서비스에서 데이터를 과도하게 저장하게 되면, 해당 NAS를 사용하는 서비스들 전면 장애</text:p>
            <text:p>10TB =&gt; 30TB 증설 완료</text:p>
            <text:p>=&gt; 서비스 정상화</text:p>
            <text:p>NAS볼륨 모니터링 구성, 알람설정 완료 (COC)</text:p>
            <text:p>=&gt; 임계치 80% 사용률 모니터링 진행 중</text:p>
          </table:table-cell>
          <table:table-cell office:value-type="string" table:style-name="ce23">
            <text:p>정종인, 장재봉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R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3">
            <text:p>PRD CPU 자원 증설 필요</text:p>
          </table:table-cell>
          <table:table-cell office:value-type="string" table:style-name="ce33">
            <text:p>RU PRD VM 생성</text:p>
          </table:table-cell>
          <table:table-cell office:value-type="date" office:date-value="2021-08-06T00:00:00" table:style-name="ce36">
            <text:p>2021-08-06</text:p>
          </table:table-cell>
          <table:table-cell table:style-name="ce37"/>
          <table:table-cell office:value-type="string" table:style-name="ce38">
            <text:p>운영계 (RU-CCS-LINUX) - CPU 자원 부족</text:p>
            <text:p/>
            <text:p>=&gt; CPU 평균 사용량 120% 초과로, 신규 vm 생성 요청 중단</text:p>
            <text:p>=&gt; 자원 회수 대상 조사하여 CPU자원 효율화 진행 중.</text:p>
            <text:p>=&gt; CCS자원 사용중인 ES자원 이동 필요. (by ES)</text:p>
          </table:table-cell>
          <table:table-cell office:value-type="string" table:style-name="ce38">
            <text:p>=HYPERLINK("https://cody-ims.autoever.com/browse/RUCLOUD-465";"Pending</text:p>
            <text:p/>
            <text:p>RUCLOUD-465 - 러시아 검증계, 운영계 신규 Host 검토 완료<text:s/></text:p>
            <text:p/>
            <text:p>RUCLOUD-672 - Virtual Machine for 오토에버 러시아 법인 OPEN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R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3">
            <text:p>Dell Technologies Corporation 물리 RMA 지원 불가</text:p>
          </table:table-cell>
          <table:table-cell office:value-type="string" table:style-name="ce33">
            <text:p>RucloudSTGcomdr104 메모리 에러</text:p>
          </table:table-cell>
          <table:table-cell office:value-type="date" office:date-value="2022-05-13T00:00:00" table:style-name="ce36">
            <text:p>2022-05-13</text:p>
          </table:table-cell>
          <table:table-cell table:style-name="ce37"/>
          <table:table-cell office:value-type="string" table:style-name="ce38">
            <text:p>메모리 에러(correctable memory error) 발생</text:p>
            <text:p>=&gt; (완료) RucloudSTGcomdr104 라이브 마이그레이션 진행 완료(다른 서버로 이동 완료)</text:p>
            <text:p>=&gt; (완료) 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/text:p>
            <text:p/>
            <text:p>=&gt; (완료) Memory relocation 진행 at 2022.05.25 18:00~19:00(KST), 12:00~13:00 (MSK)</text:p>
            <text:p>=&gt; (예정) Memory relocation 후에도 동일한 문제 발생, 현지 벤더사를 통해 메모리 공급 받아 교체 예정 (1~2주 소요)</text:p>
          </table:table-cell>
          <table:table-cell office:value-type="string" table:style-name="ce33">
            <text:p>=HYPERLINK("https://cody-ims.autoever.com/browse/RUCLOUD-674";"RUCLOUD-674 - RUCloudStgComdR104 Memory Problem 진행중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R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3">
            <text:p>Dell Technologies Corporation 물리 RMA 지원 불가</text:p>
          </table:table-cell>
          <table:table-cell office:value-type="string" table:style-name="ce33">
            <text:p>RucloudPRDcomdr101 메모리 에러</text:p>
          </table:table-cell>
          <table:table-cell office:value-type="date" office:date-value="2022-06-06T00:00:00" table:style-name="ce36">
            <text:p>2022-06-06</text:p>
          </table:table-cell>
          <table:table-cell table:style-name="ce37"/>
          <table:table-cell office:value-type="string" table:style-name="ce38">
            <text:p>메모리 에러(correctable memory error) 발생</text:p>
            <text:p/>
            <text:p>RUCloudPrdComdR101 마이그레이션 가능한 (여유자원 가용) 호스트 없음.</text:p>
            <text:p>(예정) VM Down time (서비스 영향도) 확인하여 서비스 담당자와 확인하여 진행.</text:p>
          </table:table-cell>
          <table:table-cell office:value-type="string" table:style-name="ce33">
            <text:p>=HYPERLINK("https://cody-ims.autoever.com/browse/RUCLOUD-694";"RUCLOUD-694 - System status is in crirtical state : rucloudprdcomdr101.rucloud OPEN")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NA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3">
            <text:p>NaCloudPrdcomd815 NIC Slot3 Port1 Down</text:p>
          </table:table-cell>
          <table:table-cell office:value-type="string" table:style-name="ce33">
            <text:p>NaCloudPrdcomd815 NIC Slot3 Port1 Down</text:p>
          </table:table-cell>
          <table:table-cell office:value-type="date" office:date-value="2022-05-20T00:00:00" table:style-name="ce36">
            <text:p>2022-05-20</text:p>
          </table:table-cell>
          <table:table-cell table:style-name="ce37"/>
          <table:table-cell office:value-type="string" table:style-name="ce33">
            <text:p>NIC Slot 3 to be replaced on 2022/05/26</text:p>
          </table:table-cell>
          <table:table-cell table:style-name="ce33"/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3">
            <text:p>ccskrccspgtcdbp01 넥센타 라이센스 만료로 백업볼륨 이슈 발생</text:p>
          </table:table-cell>
          <table:table-cell office:value-type="string" table:style-name="ce33">
            <text:p>DB VM ccskrccspgtcdbp 백업볼륨 히타치 오브젝트 스토리지로 이관</text:p>
          </table:table-cell>
          <table:table-cell office:value-type="date" office:date-value="2022-04-14T00:00:00" table:style-name="ce36">
            <text:p>2022-04-14</text:p>
          </table:table-cell>
          <table:table-cell table:style-name="ce37"/>
          <table:table-cell office:value-type="string" table:style-name="ce38">
            <text:p>넥센타 라이센스 및 유지보수계약만료로 인해 해당 백업볼륨 장애시 지원 불가</text:p>
            <text:p>히타치 오브젝트 스토리지 사용가능 확인(문규태 연구원)</text:p>
            <text:p>(요청)이관작업에 필요한 계정정보 및 네임스페이스 정보(to 박순렬책임)</text:p>
            <text:p>→ 위 정보 전달받음(04/18)</text:p>
          </table:table-cell>
          <table:table-cell office:value-type="string" table:style-name="ce33">
            <text:p>채한길</text:p>
          </table:table-cell>
          <table:table-cell table:number-columns-repeated="16371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8">
            <text:p>(6월 예정)WAF OS Upgrade</text:p>
          </table:table-cell>
          <table:table-cell office:value-type="string" table:style-name="ce33">
            <text:p>WAF OS Upgrade</text:p>
          </table:table-cell>
          <table:table-cell office:value-type="date" office:date-value="2022-05-13T00:00:00" table:style-name="ce36">
            <text:p>2022-05-13</text:p>
          </table:table-cell>
          <table:table-cell table:style-name="ce37"/>
          <table:table-cell office:value-type="string" table:style-name="ce38">
            <text:p>F5 빅IP(BIG-IP)의 취약점 from 보안관제팀</text:p>
            <text:p/>
            <text:p>(완료)임시 조치: F5에서 권고된 방안인 외부IP로 매니지먼트 IP로 접근 불가하도록 Block</text:p>
            <text:p/>
            <text:p>(6월 예정) WAF OS Upgrade :v14.1.4.4 to v14.1.4.6이상</text:p>
            <text:p>:취약점 외 Bug등 확인 완료후, 업그레이드 예정</text:p>
            <text:p>(현 Runing상태의 policy 백업으로 ncurity자체 테스트)</text:p>
          </table:table-cell>
          <table:table-cell office:value-type="string" table:style-name="ce38">
            <text:p>=HYPERLINK("https://cody-ims.autoever.com/browse/EUCLOUD-2247";"EUCLOUD-2247 - [보안동향] F5의 빅IP 취약점, 파괴형 공격 위해 적극 익스플로잇 돼 완료<text:s/></text:p>
            <text:p/>
            <text:p>EUCLOUD-2248 - EU (WAF) OS Upgrade OPEN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3">
            <text:p>EU-FW IPSECVPN 구성 요청</text:p>
          </table:table-cell>
          <table:table-cell office:value-type="string" table:style-name="ce33">
            <text:p>EU-FW IPSECVPN 구성 요청</text:p>
          </table:table-cell>
          <table:table-cell office:value-type="date" office:date-value="2022-02-25T00:00:00" table:style-name="ce36">
            <text:p>2022-02-25</text:p>
          </table:table-cell>
          <table:table-cell table:style-name="ce37"/>
          <table:table-cell office:value-type="string" table:style-name="ce38">
            <text:p>EU CLOUD내 SBS와 AWS통신 필요</text:p>
            <text:p>=&gt; IPSECVPN 터널링 구성 요청</text:p>
            <text:p>Cisco 2140 FW장비에 IPSEC VPN 기능 수용가능한지 리소스 점검, 분석 예정</text:p>
            <text:p>=&gt; KST 3월 3일 00시<text:s/></text:p>
            <text:p>이테크시스템 엔지니어 점검 결과 IPSEC 연동은 가능하나 CPU사용률이 70%~80%까지 올라갈 것으로 추정</text:p>
            <text:p>IPSECVPN 구성을 위해 방화벽 네트워크 IP 설계를 다시 해야하는 이슈 발생.</text:p>
            <text:p>=&gt; 유럽 법인, 윤영진 팀장과 회의 (03/15), 문규태 연구원과 회의 및 박재욱 연구원에게 메일 발송(03/16)</text:p>
            <text:p>CCS클라우드 내 IPSECVPN 사용을 위한 개선안 진행 중 (문규태 연구원)</text:p>
            <text:p>문규태연구원, 유럽법인 담당자 와 관련회의 진행 (04/12)</text:p>
            <text:p>=&gt; 유휴 2130 방화벽을 IPS장비로 용도변경 완료 후 2140방화벽에 IPSEC VPN 연동 예정</text:p>
            <text:p>(단기) EU방화벽, IPS 분리 후 IPSECVPN 구성</text:p>
            <text:p>(장기) EU방화벽/IPS 상위 장비 선택 =&gt; 팔로알토 or 시스코 등 장비 선정</text:p>
            <text:p/>
            <text:p>유럽 시스코방화벽 방화벽/IPS 분리작업건 엔지니어 의견 전달 (04/20)</text:p>
            <text:p>=&gt; TAP장비 필요유무, 제약사항 등</text:p>
            <text:p>(미팅 예정) 방화벽/IPS 분리작업에 대한 미팅 with 유럽 법인 (05/04)</text:p>
          </table:table-cell>
          <table:table-cell office:value-type="string" table:style-name="ce33">
            <text:p>우전성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3">
            <text:p>운영계 VM 라이브마이그레이션 불가</text:p>
          </table:table-cell>
          <table:table-cell office:value-type="string" table:style-name="ce33">
            <text:p>VM 마이그레이션 실패</text:p>
          </table:table-cell>
          <table:table-cell office:value-type="date" office:date-value="2021-08-01T00:00:00" table:style-name="ce36">
            <text:p>2021-08-01</text:p>
          </table:table-cell>
          <table:table-cell table:style-name="ce37"/>
          <table:table-cell office:value-type="string" table:style-name="ce38">
            <text:p>중국 운영계 compute 서버 중 bios 2.8.2 버전의 VM에서 2.2.11, 2.2.10, 2.6.4, 2.11.2</text:p>
            <text:p/>
            <text:p>compute 서버로 마이그레이션 불가</text:p>
            <text:p/>
            <text:p>CPU feature가 달라 마이그레이션 불가능</text:p>
            <text:p>Bios 업그레이드가 필요함</text:p>
            <text:p>nova.conf에서 custom 설정으로 조치가능한지 확인 필요</text:p>
            <text:p>==&gt; 김준석 책임에게 요청(2021.08).</text:p>
            <text:p/>
            <text:p>COC로 업무이관(2022.04)되어 COC확인 예정.</text:p>
          </table:table-cell>
          <table:table-cell office:value-type="string" table:style-name="ce38">
            <text:p>=HYPERLINK("https://cody-ims.autoever.com/browse/CNCLOUD-1405";"CNCLOUD-1405 - cncloudprdcomdr101.cntms System status is in critical state 완료<text:s/></text:p>
            <text:p/>
            <text:p>우전성 매니저")</text:p>
          </table:table-cell>
          <table:table-cell table:number-columns-repeated="3" table:style-name="ce32"/>
          <table:table-cell table:number-columns-repeated="16368" table:style-name="ce22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/text:p>
          </table:table-cell>
          <table:table-cell office:value-type="string" table:style-name="ce23">
            <text:p>EU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PRD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3">
            <text:p>유럽 CCS 운영계 SAS(FAS8200) 사용률 92%초과</text:p>
          </table:table-cell>
          <table:table-cell office:value-type="string" table:style-name="ce33">
            <text:p>ccseuvcrmp01,02_data_backup 회수</text:p>
          </table:table-cell>
          <table:table-cell office:value-type="date" office:date-value="2022-04-28T00:00:00" table:style-name="ce30">
            <text:p>2022-04-28</text:p>
          </table:table-cell>
          <table:table-cell table:style-name="ce24"/>
          <table:table-cell office:value-type="string" table:style-name="ce31">
            <text:p>vcrm 데이터 복구 지원 -&gt; backup 볼륨 총 2TB증설</text:p>
            <text:p>유럽 CCS 운영계 SAS(FAS8200) 사용률 92%초과</text:p>
            <text:p>=&gt; (단기 작업) ccseuvcrmp01,02_data_backup 회수</text:p>
            <text:p>=&gt; (단기 작업) ccseuvcrmp01,02_data local disk로 이관 진행중</text:p>
            <text:p><text:s/>→ 1주/1TB 이관 가능</text:p>
            <text:p><text:s/>→ 스토리지 이관 속도가 느려, 매주 유럽 CCS 운영계 SAS 스냅샷 삭제<text:s/></text:p>
            <text:p>=&gt; 모니터링 및 디스크 이관 관련 회의 예정 with 유럽 법인</text:p>
            <text:p>=&gt; (장기 개선 필요)PRD Netapp 증설 필요 (약 2달 소요 예정 by 이원희 책임)</text:p>
          </table:table-cell>
          <table:table-cell office:value-type="string" table:style-name="ce31">
            <text:p>=HYPERLINK("https://cody-ims.autoever.com/browse/EUCLOUD-2153";"EUCLOUD-2153 - 유럽 CCS 운영계 SAS(FAS8200) 사용률 92%초과 완료<text:s/></text:p>
            <text:p/>
            <text:p>EUCLOUD-1985 - VCRM data recovery 완료")</text:p>
          </table:table-cell>
          <table:table-cell table:number-columns-repeated="3" table:style-name="ce32"/>
          <table:table-cell table:number-columns-repeated="16368" table:style-name="ce40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text:s/></text:p>
          </table:table-cell>
          <table:table-cell office:value-type="string" table:style-name="ce23">
            <text:p>CN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33">
            <text:p>진행중</text:p>
          </table:table-cell>
          <table:table-cell table:style-name="ce23"/>
          <table:table-cell office:value-type="string" table:style-name="ce33">
            <text:p>중국 검증계 UCS 유지보수 계약 대기중</text:p>
          </table:table-cell>
          <table:table-cell table:style-name="ce20"/>
          <table:table-cell office:value-type="date" office:date-value="2021-06-11T00:00:00" table:style-name="ce30">
            <text:p>2021-06-11</text:p>
          </table:table-cell>
          <table:table-cell table:style-name="ce24"/>
          <table:table-cell office:value-type="string" table:style-name="ce31">
            <text:p>중국 검증계 UCS 유지보수 계약 만료 (2021.4.30까지)</text:p>
            <text:p/>
            <text:p>중국 법인에서 계약 연장 진행 중</text:p>
            <text:p/>
            <text:p>08/18 유지보수 계약 되지않음.</text:p>
            <text:p>08/20 유지보수 계약 되지않음.</text:p>
            <text:p>중국 법인에서 계약 연장 진행 중</text:p>
            <text:p>11/16 유지보수 계약 되지않음<text:s/></text:p>
            <text:p>22년 01/06 유지보수 계약 되지 않음 (per-call 계약이 된 것인지, 장애 시 대응수준 확인 필요)</text:p>
          </table:table-cell>
          <table:table-cell office:value-type="string" table:style-name="ce23">
            <text:p>=HYPERLINK("https://cody-ims.autoever.com/browse/CNCLOUD-1334";"CNCLOUD-1334 - cncloudstgComC01 - Storage controller Error log 완료")</text:p>
          </table:table-cell>
          <table:table-cell table:number-columns-repeated="3" table:style-name="ce20"/>
          <table:table-cell table:number-columns-repeated="16368" table:style-name="ce1"/>
        </table:table-row>
        <table:table-row table:style-name="ro4">
          <table:table-cell office:value-type="float" office:value="2022" table:style-name="ce29">
            <text:p>2022</text:p>
          </table:table-cell>
          <table:table-cell office:value-type="string" table:style-name="ce23">
            <text:p>6월<text:s/></text:p>
          </table:table-cell>
          <table:table-cell office:value-type="string" table:style-name="ce23">
            <text:p>KR</text:p>
          </table:table-cell>
          <table:table-cell office:value-type="float" office:value="1" table:style-name="ce27">
            <text:p>1</text:p>
          </table:table-cell>
          <table:table-cell office:value-type="string" table:style-name="ce23">
            <text:p>STG</text:p>
          </table:table-cell>
          <table:table-cell office:value-type="string" table:style-name="ce23">
            <text:p>진행중</text:p>
          </table:table-cell>
          <table:table-cell table:style-name="ce23"/>
          <table:table-cell office:value-type="string" table:style-name="ce23">
            <text:p>내수 신검증계 Netapp 스토리지 사용량 증가</text:p>
          </table:table-cell>
          <table:table-cell office:value-type="string" table:style-name="ce38">
            <text:p>NVME Free Size on aggr_node01_NVMe_data less than 10% 발생</text:p>
          </table:table-cell>
          <table:table-cell office:value-type="date" office:date-value="2022-06-15T00:00:00" table:style-name="ce30">
            <text:p>2022-06-15</text:p>
          </table:table-cell>
          <table:table-cell table:style-name="ce24"/>
          <table:table-cell office:value-type="string" table:style-name="ce31">
            <text:p>스냅샷 및 미사용<text:s/></text:p>
            <text:p>볼륨 삭제 진행</text:p>
          </table:table-cell>
          <table:table-cell table:number-columns-repeated="16372" table:style-name="ce23"/>
        </table:table-row>
        <table:table-row table:number-rows-repeated="6" table:style-name="ro3">
          <table:table-cell table:number-columns-repeated="16384"/>
        </table:table-row>
        <table:table-row table:style-name="ro4">
          <table:table-cell table:style-name="ce22"/>
          <table:table-cell table:number-columns-repeated="8" table:style-name="ce20"/>
          <table:table-cell table:number-columns-repeated="2" table:style-name="ce21"/>
          <table:table-cell table:number-columns-repeated="2" table:style-name="ce20"/>
          <table:table-cell table:number-columns-repeated="16371" table:style-name="ce22"/>
        </table:table-row>
        <table:table-row table:number-rows-repeated="1048470" table:style-name="ro3">
          <table:table-cell table:number-columns-repeated="16384"/>
        </table:table-row>
      </table:table>
      <table:table table:name="'file:///Z:/Users/h2107570/Downloads/장애%20템플릿_초안_20220509_1.ods'#List" table:style-name="ta3">
        <table:table-source xlink:href="file:///Z:/Users/h2107570/Downloads/장애%20템플릿_초안_20220509_1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Z:/Users/H2206536/Downloads/인시던트핸들링%20파일/Incident_handling_June2022_v0.2_0622_3.ods'#List" table:style-name="ta3">
        <table:table-source xlink:href="file:///Z:/Users/H2206536/Downloads/인시던트핸들링%20파일/Incident_handling_June2022_v0.2_0622_3.ods" table:table-name="List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cacacacac" table:cell-range-address="'file:///Z:/Users/h2107570/Downloads/장애%20템플릿_초안_20220509_1.ods'#List.$B$3:List.$B$30" table:base-cell-address="전체_요약.$A$1"/>
        <table:named-range table:name="년도" table:cell-range-address="6월집계.$A$1:6월집계.$A$1048576" table:base-cell-address="6월집계.$A$1"/>
        <table:named-range table:name="당직자" table:cell-range-address="'file:///Z:/Users/H2206536/Downloads/인시던트핸들링%20파일/Incident_handling_June2022_v0.2_0622_3.ods'#List.$B$3:List.$B$30" table:base-cell-address="전체_요약.$A$1"/>
        <table:named-range table:name="장애공유" table:cell-range-address="'file:///Z:/Users/H2206536/Downloads/인시던트핸들링%20파일/Incident_handling_June2022_v0.2_0622_3.ods'#List.$C$3:List.$C$8" table:base-cell-address="전체_요약.$A$1"/>
        <table:named-range table:name="컨택여부" table:cell-range-address="'file:///Z:/Users/H2206536/Downloads/인시던트핸들링%20파일/Incident_handling_June2022_v0.2_0622_3.ods'#List.$D$3:List.$D$4" table:base-cell-address="전체_요약.$A$1"/>
      </table:named-expressions>
      <table:database-ranges>
        <table:database-range table:target-range-address="6월집계.B1:6월집계.G97" table:name="표1"/>
      </table:database-ranges>
      <table:data-pilot-tables>
        <table:data-pilot-table table:name="피벗 테이블2" table:target-range-address="전체_요약.A1:전체_요약.B11" table:show-filter-button="false" table:buttons="전체_요약.A1 전체_요약.A3">
          <table:source-cell-range table:cell-range-address="6월집계.B1:6월집계.M97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작업 /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시작일/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완료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배경 및 작업내용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비고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grand-total="row" table:target-range-address="전체_요약.A35:전체_요약.C46" table:show-filter-button="false" table:buttons="전체_요약.A35 전체_요약.A38 전체_요약.B37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전체_요약.A16:전체_요약.I26" table:show-filter-button="false" table:buttons="전체_요약.A16 전체_요약.A19 전체_요약.B18">
          <table:source-cell-range table:cell-range-address="6월집계.B1:6월집계.M97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작업 / Titl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시작일/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완료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배경 및 작업내용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비고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1.A13:요약_KR1.C19" table:show-filter-button="false" table:buttons="요약_KR1.A13 요약_KR1.A14 요약_KR1.A17 요약_KR1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KR1.A25:요약_KR1.D37" table:show-filter-button="false" table:buttons="요약_KR1.A25 요약_KR1.A26 요약_KR1.A30 요약_KR1.B28 요약_KR1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KR1.A1:요약_KR1.D9" table:show-filter-button="false" table:buttons="요약_KR1.A1 요약_KR1.A2 요약_KR1.A5 요약_KR1.B5 요약_KR1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  <table:data-pilot-member table:name="NA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KR2.A1:요약_KR2.D8" table:show-filter-button="false" table:buttons="요약_KR2.A1 요약_KR2.A2 요약_KR2.A5 요약_KR2.B5 요약_KR2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  <table:data-pilot-member table:name="NA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KR2.A25:요약_KR2.D34" table:show-filter-button="false" table:buttons="요약_KR2.A25 요약_KR2.A26 요약_KR2.A30 요약_KR2.B28 요약_KR2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2.A13:요약_KR2.C20" table:show-filter-button="false" table:buttons="요약_KR2.A13 요약_KR2.A14 요약_KR2.A17 요약_KR2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NA.A2:요약_NA.D9" table:show-filter-button="false" table:buttons="요약_NA.A2 요약_NA.A5 요약_NA.B5 요약_NA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grand-total="row" table:target-range-address="요약_NA.A26:요약_NA.D37" table:show-filter-button="false" table:buttons="요약_NA.A26 요약_NA.A30 요약_NA.B28 요약_NA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NA.A14:요약_NA.C20" table:show-filter-button="false" table:buttons="요약_NA.A14 요약_NA.A17 요약_NA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EU.A4:요약_EU.D9" table:show-filter-button="false" table:buttons="요약_EU.A5 요약_EU.B5 요약_EU.C4">
          <table:source-cell-range table:cell-range-address="6월집계.A1:6월집계.G99"/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grand-total="row" table:target-range-address="요약_EU.A34:요약_EU.D41" table:show-filter-button="false" table:buttons="요약_EU.A34 요약_EU.A38 요약_EU.B36 요약_EU.C36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EU.A14:요약_EU.C24" table:show-filter-button="false" table:buttons="요약_EU.A14 요약_EU.A17 요약_EU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CN.A2:요약_CN.D9" table:show-filter-button="false" table:buttons="요약_CN.A2 요약_CN.A5 요약_CN.B5 요약_CN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CN.A26:요약_CN.E36" table:show-filter-button="false" table:buttons="요약_CN.A26 요약_CN.A30 요약_CN.B28 요약_CN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CN.A14:요약_CN.C20" table:show-filter-button="false" table:buttons="요약_CN.A14 요약_CN.A17 요약_CN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RU.A26:요약_RU.D34" table:show-filter-button="false" table:buttons="요약_RU.A26 요약_RU.A30 요약_RU.B28 요약_RU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RU.A2:요약_RU.D8" table:show-filter-button="false" table:buttons="요약_RU.A2 요약_RU.A5 요약_RU.B5 요약_RU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RU.A14:요약_RU.C19" table:show-filter-button="false" table:buttons="요약_RU.A14 요약_RU.A17 요약_RU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요약_SG.A26:요약_SG.D36" table:show-filter-button="false" table:buttons="요약_SG.A26 요약_SG.A30 요약_SG.B28 요약_SG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요약_SG.A2:요약_SG.D8" table:show-filter-button="false" table:buttons="요약_SG.A2 요약_SG.A5 요약_SG.B5 요약_SG.C4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SG.A14:요약_SG.C20" table:show-filter-button="false" table:buttons="요약_SG.A14 요약_SG.A17 요약_SG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I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월별_IN.A26:월별_IN.D32" table:show-filter-button="false" table:buttons="월별_IN.A26 월별_IN.A30 월별_IN.B28 월별_IN.C28">
          <table:source-cell-range table:cell-range-address="6월집계.A1:6월집계.G99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월별_IN.A1:월별_IN.D7" table:show-filter-button="false" table:buttons="월별_IN.A1 월별_IN.A4 월별_IN.B4 월별_IN.C3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6월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월별_IN.A14:월별_IN.C19" table:show-filter-button="false" table:buttons="월별_IN.A14 월별_IN.A17 월별_IN.B16">
          <table:source-cell-range table:cell-range-address="6월집계.A1:6월집계.G99"/>
          <table:data-pilot-field table:source-field-name="테넌트" table:orientation="page" table:selected-page="PRD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year number:style="long"/>
      <number:text>-</number:text>
      <number:month number:style="long"/>
      <number:text>-</number:text>
      <number:day number:style="long"/>
    </number:date-style>
    <number:date-style style:name="N49">
      <number:month number:style="long"/>
      <number:text>월 </number:text>
      <number:day number:style="long"/>
      <number:text>일</number:text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</style:style>
    <style:style style:name="_54364__51456__32_2_32_2" style:display-name="표준 2 2" style:family="table-cell" style:data-style-name="N0">
      <style:table-cell-properties style:vertical-align="automatic" fo:background-color="transparent"/>
    </style:style>
    <style:style style:name="_54364__51456__32_3" style:display-name="표준 3" style:family="table-cell" style:data-style-name="N0">
      <style:table-cell-properties style:vertical-align="middle" fo:background-color="transparen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HAE_GE</meta:initial-creator>
    <dc:creator>정인환</dc:creator>
    <meta:creation-date>2022-06-27T01:22:26Z</meta:creation-date>
    <dc:date>2022-07-19T20:26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</text:p>
            </table:table-cell>
            <table:table-cell office:value-type="float" office:value="22"/>
          </table:table-row>
          <table:table-row>
            <table:table-cell office:value-type="string">
              <text:p>NA</text:p>
            </table:table-cell>
            <table:table-cell office:value-type="float" office:value="17"/>
          </table:table-row>
          <table:table-row>
            <table:table-cell office:value-type="string">
              <text:p>KR</text:p>
            </table:table-cell>
            <table:table-cell office:value-type="float" office:value="12"/>
          </table:table-row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SG</text:p>
            </table:table-cell>
            <table:table-cell office:value-type="float" office:value="7"/>
          </table:table-row>
          <table:table-row>
            <table:table-cell office:value-type="string">
              <text:p>RU</text:p>
            </table:table-cell>
            <table:table-cell office:value-type="float" office:value="6"/>
          </table:table-row>
          <table:table-row>
            <table:table-cell office:value-type="string">
              <text:p>I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4725196850393pt" svg:width="481.8894488188976pt" chart:style-name="Crt0">
        <chart:title chart:style-name="CT00">
          <text:p text:style-name="a0" text:class-names="" text:cond-style-name="">KR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line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실패</text:p>
              </table:table-cell>
            </table:table-row>
          </table:table-header-rows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4725196850393pt" svg:width="481.8894488188976pt" chart:style-name="Crt0">
        <chart:legend chart:legend-position="end" chart:legend-align="center" chart:style-name="Lgnd"/>
        <chart:plot-area svg:x="0.0pt" svg:y="0.0pt" svg:width="432.3118110236221pt" svg:height="236.3474015748031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NA 완료</text:p>
            </table:table-cell>
            <table:table-cell office:value-type="float" office:value="2"/>
          </table:table-row>
          <table:table-row>
            <table:table-cell office:value-type="string">
              <text:p>NA 진행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6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9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6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9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13.5002362204725pt" svg:width="481.8894488188976pt" chart:style-name="Crt0">
        <chart:title chart:style-name="CT00">
          <text:p text:style-name="a0" text:class-names="" text:cond-style-name="">월별 건수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IN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3"/>
            <table:table-cell office:value-type="float" office:value="5"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0"/>
            <table:table-cell office:value-type="float" office:value="0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>
      <style:graphic-properties draw:fill="solid" draw:fill-color="#5b9bd5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regression-type="linear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실패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6"/>
            <table:table-cell office:value-type="float" office:value="0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1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3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7.590866141732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EU 완료</text:p>
            </table:table-cell>
            <table:table-cell office:value-type="float" office:value="6"/>
          </table:table-row>
          <table:table-row>
            <table:table-cell office:value-type="string">
              <text:p>EU 진행중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  <table:table-cell office:value-type="string">
                <text:p>CN - 실패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2"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CN 완료</text:p>
            </table:table-cell>
            <table:table-cell office:value-type="float" office:value="2"/>
          </table:table-row>
          <table:table-row>
            <table:table-cell office:value-type="string">
              <text:p>CN 진행중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RU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RU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RU 진행중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리전 별 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1월~6월</text:p>
            </chart:title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label chart:style-name="DL01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실패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6"/>
            <table:table-cell office:value-type="float" office:value="1"/>
          </table:table-row>
          <table:table-row>
            <table:table-cell office:value-type="string">
              <text:p>EU</text:p>
            </table:table-cell>
            <table:table-cell office:value-type="float" office:value="18"/>
            <table:table-cell office:value-type="float" office:value="0"/>
          </table:table-row>
          <table:table-row>
            <table:table-cell office:value-type="string">
              <text:p>I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KR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NA</text:p>
            </table:table-cell>
            <table:table-cell office:value-type="float" office:value="16"/>
            <table:table-cell office:value-type="float" office:value="0"/>
          </table:table-row>
          <table:table-row>
            <table:table-cell office:value-type="string">
              <text:p>RU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SG</text:p>
            </table:table-cell>
            <table:table-cell office:value-type="float" office:value="7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SG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SG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3"/>
          </table:table-row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000000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SG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IN<text:s text:c="1"/>월별 건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N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0">
      <style:chart-properties chart:auto-position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64.4725196850393pt" svg:width="481.8894488188976pt" chart:style-name="Crt0">
        <chart:title chart:style-name="CT00">
          <text:p text:style-name="a0" text:class-names="" text:cond-style-name="">5월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svg:x="173.72031496063pt" svg:y="211.2666141732283pt"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5월</text:p>
              </table:table-cell>
            </table:table-row>
          </table:table-header-rows>
          <table:table-row>
            <table:table-cell office:value-type="string">
              <text:p>IN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title chart:style-name="CT00">
          <text:p text:style-name="a0" text:class-names="" text:cond-style-name="">IN<text:s text:c="1"/>성패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IN - 성공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43.3751181102362pt" svg:width="372.0002362204725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</text:p>
            </table:table-cell>
            <table:table-cell office:value-type="float" office:value="21"/>
          </table:table-row>
          <table:table-row>
            <table:table-cell office:value-type="string">
              <text:p>NA</text:p>
            </table:table-cell>
            <table:table-cell office:value-type="float" office:value="17"/>
          </table:table-row>
          <table:table-row>
            <table:table-cell office:value-type="string">
              <text:p>KR</text:p>
            </table:table-cell>
            <table:table-cell office:value-type="float" office:value="12"/>
          </table:table-row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SG</text:p>
            </table:table-cell>
            <table:table-cell office:value-type="float" office:value="7"/>
          </table:table-row>
          <table:table-row>
            <table:table-cell office:value-type="string">
              <text:p>RU</text:p>
            </table:table-cell>
            <table:table-cell office:value-type="float" office:value="6"/>
          </table:table-row>
          <table:table-row>
            <table:table-cell office:value-type="string">
              <text:p>I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24.3751181102362pt" svg:width="373.124803149606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IN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3"/>
            <table:table-cell office:value-type="float" office:value="5"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0"/>
            <table:table-cell office:value-type="float" office:value="6"/>
            <table:table-cell office:value-type="float" office:value="0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3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3"/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9"/>
            <table:table-cell office:value-type="float" office:value="0"/>
            <table:table-cell office:value-type="float" office:value="6"/>
            <table:table-cell office:value-type="float" office:value="3"/>
            <table:table-cell office:value-type="float" office:value="2"/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64.4725196850393pt" svg:width="481.8894488188976pt" chart:style-name="Crt0">
        <chart:title chart:style-name="CT00">
          <text:p text:style-name="a0" text:class-names="" text:cond-style-name="">KR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line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  <table:table-cell office:value-type="string">
                <text:p>NA - 실패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64.472519685039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/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6월</text:p>
              </table:table-cell>
            </table:table-row>
          </table:table-header-rows>
          <table:table-row>
            <table:table-cell office:value-type="string">
              <text:p>KR 완료</text:p>
            </table:table-cell>
            <table:table-cell office:value-type="float" office:value="1"/>
          </table:table-row>
          <table:table-row>
            <table:table-cell office:value-type="string">
              <text:p>KR 진행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